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Times New Roman" fo:font-weight="bold" style:font-weight-asian="bold" style:font-name-complex="Times New Roman" style:font-weight-complex="bold"/>
    </style:style>
    <style:style style:name="P3" style:family="paragraph" style:parent-style-name="Standard">
      <style:paragraph-properties fo:text-align="justify" style:justify-single-word="false"/>
      <style:text-properties style:font-name="Times New Roman" fo:font-weight="bold" officeooo:rsid="000828a5" officeooo:paragraph-rsid="000828a5" style:font-weight-asian="bold" style:font-name-complex="Times New Roman" style:font-weight-complex="bold"/>
    </style:style>
    <style:style style:name="P4" style:family="paragraph" style:parent-style-name="Standard">
      <style:text-properties style:font-name="Times New Roman" style:font-name-complex="Times New Roman"/>
    </style:style>
    <style:style style:name="P5" style:family="paragraph" style:parent-style-name="Standard">
      <style:paragraph-properties fo:text-align="justify" style:justify-single-word="false"/>
      <style:text-properties style:font-name="Times New Roman" style:font-name-complex="Times New Roman"/>
    </style:style>
    <style:style style:name="P6" style:family="paragraph" style:parent-style-name="Standard">
      <style:paragraph-properties fo:text-align="justify" style:justify-single-word="false"/>
      <style:text-properties style:font-name="Times New Roman" officeooo:rsid="000828a5" officeooo:paragraph-rsid="000828a5" style:font-name-complex="Times New Roman"/>
    </style:style>
    <style:style style:name="P7" style:family="paragraph" style:parent-style-name="Standard">
      <style:paragraph-properties fo:text-align="justify" style:justify-single-word="false"/>
      <style:text-properties style:font-name="Times New Roman" officeooo:rsid="000b92d9" officeooo:paragraph-rsid="000b92d9" style:font-name-complex="Times New Roman"/>
    </style:style>
    <style:style style:name="P8" style:family="paragraph" style:parent-style-name="Standard">
      <style:paragraph-properties fo:text-align="justify" style:justify-single-word="false"/>
      <style:text-properties style:font-name="Times New Roman" officeooo:rsid="000b92d9" officeooo:paragraph-rsid="000e10bf" style:font-name-complex="Times New Roman"/>
    </style:style>
    <style:style style:name="P9" style:family="paragraph" style:parent-style-name="Standard">
      <style:paragraph-properties fo:text-align="justify" style:justify-single-word="false"/>
      <style:text-properties style:font-name="Times New Roman" officeooo:rsid="000e45ff" officeooo:paragraph-rsid="000e45ff" style:font-name-complex="Times New Roman"/>
    </style:style>
    <style:style style:name="P10" style:family="paragraph" style:parent-style-name="Standard">
      <style:paragraph-properties fo:text-align="justify" style:justify-single-word="false"/>
      <style:text-properties style:font-name="Times New Roman" officeooo:rsid="000e45ff" officeooo:paragraph-rsid="00115e58" style:font-name-complex="Times New Roman"/>
    </style:style>
    <style:style style:name="P11" style:family="paragraph" style:parent-style-name="Standard">
      <style:paragraph-properties fo:text-align="justify" style:justify-single-word="false"/>
      <style:text-properties style:font-name="Times New Roman" officeooo:rsid="001bcbe1" officeooo:paragraph-rsid="001bcbe1" style:font-name-complex="Times New Roman"/>
    </style:style>
    <style:style style:name="P12" style:family="paragraph" style:parent-style-name="Standard">
      <style:paragraph-properties fo:text-align="justify" style:justify-single-word="false"/>
      <style:text-properties style:font-name="Times New Roman" officeooo:rsid="001d563d" officeooo:paragraph-rsid="001d563d" style:font-name-complex="Times New Roman"/>
    </style:style>
    <style:style style:name="P13" style:family="paragraph" style:parent-style-name="Standard">
      <style:paragraph-properties fo:text-align="justify" style:justify-single-word="false"/>
      <style:text-properties style:font-name="Times New Roman" fo:font-size="12pt" style:font-size-asian="12pt" style:font-size-complex="12pt"/>
    </style:style>
    <style:style style:name="P14" style:family="paragraph" style:parent-style-name="Standard">
      <style:paragraph-properties fo:text-align="justify" style:justify-single-word="false"/>
      <style:text-properties style:font-name="Times New Roman" fo:font-size="12pt" officeooo:rsid="001d563d" officeooo:paragraph-rsid="001d563d" style:font-size-asian="12pt" style:font-size-complex="12pt"/>
    </style:style>
    <style:style style:name="P15" style:family="paragraph" style:parent-style-name="Standard">
      <style:paragraph-properties fo:text-align="justify" style:justify-single-word="false"/>
      <style:text-properties style:font-name="Times New Roman" fo:font-size="12pt" officeooo:rsid="001e7577" officeooo:paragraph-rsid="001e7577" style:font-size-asian="12pt" style:font-size-complex="12pt"/>
    </style:style>
    <style:style style:name="P16" style:family="paragraph" style:parent-style-name="Standard">
      <style:paragraph-properties fo:text-align="justify" style:justify-single-word="false"/>
      <style:text-properties style:font-name="Times New Roman" fo:font-size="12pt" officeooo:rsid="001f5592" officeooo:paragraph-rsid="001f5592" style:font-size-asian="12pt" style:font-size-complex="12pt"/>
    </style:style>
    <style:style style:name="P17" style:family="paragraph" style:parent-style-name="Standard">
      <style:paragraph-properties fo:text-align="justify" style:justify-single-word="false"/>
      <style:text-properties style:font-name="Times New Roman" fo:font-size="12pt" officeooo:rsid="00208a3b" officeooo:paragraph-rsid="00208a3b" style:font-size-asian="12pt" style:font-size-complex="12pt"/>
    </style:style>
    <style:style style:name="P18" style:family="paragraph" style:parent-style-name="Standard">
      <style:paragraph-properties fo:text-align="justify" style:justify-single-word="false"/>
      <style:text-properties style:font-name="Times New Roman" fo:font-size="12pt" officeooo:rsid="001d563d" officeooo:paragraph-rsid="00263232" style:font-size-asian="12pt" style:font-name-complex="Times New Roman" style:font-size-complex="12pt"/>
    </style:style>
    <style:style style:name="P19" style:family="paragraph" style:parent-style-name="Standard">
      <style:paragraph-properties fo:text-align="justify" style:justify-single-word="false"/>
      <style:text-properties style:font-name="Times New Roman" fo:font-size="12pt" officeooo:rsid="0027ec48" officeooo:paragraph-rsid="0027ec48" style:font-size-asian="12pt" style:font-name-complex="Times New Roman" style:font-size-complex="12pt"/>
    </style:style>
    <style:style style:name="P20" style:family="paragraph" style:parent-style-name="Standard">
      <style:paragraph-properties fo:text-align="justify" style:justify-single-word="false"/>
      <style:text-properties style:font-name="Times New Roman" fo:font-size="12pt" officeooo:rsid="00296f69" officeooo:paragraph-rsid="00296f69" style:font-size-asian="12pt" style:font-name-complex="Times New Roman" style:font-size-complex="12pt"/>
    </style:style>
    <style:style style:name="P21" style:family="paragraph" style:parent-style-name="Standard">
      <style:paragraph-properties fo:text-align="justify" style:justify-single-word="false"/>
      <style:text-properties style:font-name="Times New Roman" fo:font-size="12pt" officeooo:rsid="00296f69" officeooo:paragraph-rsid="0031020e" style:font-size-asian="12pt" style:font-name-complex="Times New Roman" style:font-size-complex="12pt"/>
    </style:style>
    <style:style style:name="P22" style:family="paragraph" style:parent-style-name="Standard">
      <style:paragraph-properties fo:text-align="justify" style:justify-single-word="false"/>
      <style:text-properties style:font-name="Times New Roman" fo:font-size="12pt" officeooo:rsid="002b318c" officeooo:paragraph-rsid="002b318c" style:font-size-asian="12pt" style:font-name-complex="Times New Roman" style:font-size-complex="12pt"/>
    </style:style>
    <style:style style:name="P23" style:family="paragraph" style:parent-style-name="Standard">
      <style:paragraph-properties fo:text-align="justify" style:justify-single-word="false"/>
      <style:text-properties style:font-name="Times New Roman" fo:font-size="12pt" officeooo:rsid="002c1e46" officeooo:paragraph-rsid="002c1e46" style:font-size-asian="12pt" style:font-name-complex="Times New Roman" style:font-size-complex="12pt"/>
    </style:style>
    <style:style style:name="P24" style:family="paragraph" style:parent-style-name="Standard">
      <style:paragraph-properties fo:text-align="justify" style:justify-single-word="false"/>
      <style:text-properties style:font-name="Times New Roman" fo:font-size="12pt" officeooo:rsid="002d0a78" officeooo:paragraph-rsid="002d0a78" style:font-size-asian="12pt" style:font-name-complex="Times New Roman" style:font-size-complex="12pt"/>
    </style:style>
    <style:style style:name="P25" style:family="paragraph" style:parent-style-name="Standard">
      <style:paragraph-properties fo:text-align="justify" style:justify-single-word="false"/>
      <style:text-properties style:font-name="Times New Roman" fo:font-size="12pt" officeooo:rsid="002eee82" officeooo:paragraph-rsid="002f293c" style:font-size-asian="12pt" style:font-name-complex="Times New Roman" style:font-size-complex="12pt"/>
    </style:style>
    <style:style style:name="P26" style:family="paragraph" style:parent-style-name="Standard">
      <style:paragraph-properties fo:text-align="justify" style:justify-single-word="false"/>
      <style:text-properties style:font-name="Times New Roman" fo:font-size="12pt" officeooo:rsid="0031020e" officeooo:paragraph-rsid="0031020e" style:font-size-asian="12pt" style:font-name-complex="Times New Roman" style:font-size-complex="12pt"/>
    </style:style>
    <style:style style:name="P27" style:family="paragraph" style:parent-style-name="Standard">
      <style:paragraph-properties fo:text-align="justify" style:justify-single-word="false"/>
      <style:text-properties style:font-name="Times New Roman" fo:font-size="12pt" officeooo:rsid="0031d244" officeooo:paragraph-rsid="0031d244" style:font-size-asian="12pt" style:font-name-complex="Times New Roman" style:font-size-complex="12pt"/>
    </style:style>
    <style:style style:name="P28" style:family="paragraph" style:parent-style-name="Standard">
      <style:paragraph-properties fo:text-align="justify" style:justify-single-word="false"/>
      <style:text-properties style:font-name="Times New Roman" fo:font-size="12pt" officeooo:rsid="0033d123" officeooo:paragraph-rsid="0033d123" style:font-size-asian="12pt" style:font-name-complex="Times New Roman" style:font-size-complex="12pt"/>
    </style:style>
    <style:style style:name="P29" style:family="paragraph" style:parent-style-name="Standard">
      <style:paragraph-properties fo:text-align="justify" style:justify-single-word="false"/>
      <style:text-properties style:font-name="Times New Roman" fo:font-size="12pt" officeooo:rsid="0035ea69" officeooo:paragraph-rsid="0035ea69" style:font-size-asian="12pt" style:font-name-complex="Times New Roman" style:font-size-complex="12pt"/>
    </style:style>
    <style:style style:name="P30" style:family="paragraph" style:parent-style-name="Standard">
      <style:paragraph-properties fo:text-align="justify" style:justify-single-word="false"/>
      <style:text-properties style:font-name="Times New Roman" fo:font-size="12pt" officeooo:rsid="00383025" officeooo:paragraph-rsid="00383025" style:font-size-asian="12pt" style:font-name-complex="Times New Roman" style:font-size-complex="12pt"/>
    </style:style>
    <style:style style:name="P31" style:family="paragraph" style:parent-style-name="Standard">
      <style:paragraph-properties fo:text-align="justify" style:justify-single-word="false"/>
      <style:text-properties style:font-name="Times New Roman" fo:font-size="12pt" officeooo:rsid="00383025" officeooo:paragraph-rsid="00394d5e" style:font-size-asian="12pt" style:font-name-complex="Times New Roman" style:font-size-complex="12pt"/>
    </style:style>
    <style:style style:name="P32" style:family="paragraph" style:parent-style-name="Standard">
      <style:paragraph-properties fo:text-align="start" style:justify-single-word="false"/>
      <style:text-properties style:font-name="Times New Roman" fo:font-size="12pt" officeooo:rsid="00383025" officeooo:paragraph-rsid="00383025" style:font-size-asian="12pt" style:font-name-complex="Times New Roman" style:font-size-complex="12pt"/>
    </style:style>
    <style:style style:name="P33" style:family="paragraph" style:parent-style-name="Standard">
      <style:paragraph-properties fo:text-align="start" style:justify-single-word="false"/>
      <style:text-properties style:font-name="Times New Roman" fo:font-size="12pt" officeooo:rsid="00394d5e" officeooo:paragraph-rsid="00394d5e" style:font-size-asian="12pt" style:font-name-complex="Times New Roman" style:font-size-complex="12pt"/>
    </style:style>
    <style:style style:name="P34" style:family="paragraph" style:parent-style-name="Standard">
      <style:paragraph-properties fo:text-align="justify" style:justify-single-word="false"/>
      <style:text-properties style:font-name="Times New Roman" fo:font-size="12pt" officeooo:rsid="00395478" officeooo:paragraph-rsid="00395478" style:font-size-asian="12pt" style:font-name-complex="Times New Roman" style:font-size-complex="12pt"/>
    </style:style>
    <style:style style:name="P35" style:family="paragraph" style:parent-style-name="Standard">
      <style:paragraph-properties fo:text-align="justify" style:justify-single-word="false"/>
      <style:text-properties style:font-name="Times New Roman" fo:font-size="12pt" officeooo:rsid="003c16fd" officeooo:paragraph-rsid="003c16fd" style:font-size-asian="12pt" style:font-name-complex="Times New Roman" style:font-size-complex="12pt"/>
    </style:style>
    <style:style style:name="P36" style:family="paragraph" style:parent-style-name="Standard">
      <style:paragraph-properties fo:text-align="justify" style:justify-single-word="false"/>
      <style:text-properties style:font-name="Times New Roman" fo:font-size="12pt" officeooo:rsid="003d0c07" officeooo:paragraph-rsid="003d0c07" style:font-size-asian="12pt" style:font-name-complex="Times New Roman" style:font-size-complex="12pt"/>
    </style:style>
    <style:style style:name="P37" style:family="paragraph" style:parent-style-name="Standard">
      <style:paragraph-properties fo:text-align="justify" style:justify-single-word="false"/>
      <style:text-properties style:font-name="Times New Roman" fo:font-size="12pt" officeooo:rsid="00407388" officeooo:paragraph-rsid="00407388" style:font-size-asian="12pt" style:font-name-complex="Times New Roman" style:font-size-complex="12pt"/>
    </style:style>
    <style:style style:name="P38" style:family="paragraph" style:parent-style-name="Standard">
      <style:paragraph-properties fo:text-align="justify" style:justify-single-word="false"/>
      <style:text-properties style:font-name="Times New Roman" fo:font-size="12pt" officeooo:rsid="0041fbe8" officeooo:paragraph-rsid="0041fbe8" style:font-size-asian="12pt" style:font-name-complex="Times New Roman" style:font-size-complex="12pt"/>
    </style:style>
    <style:style style:name="P39" style:family="paragraph" style:parent-style-name="Standard">
      <style:paragraph-properties fo:text-align="justify" style:justify-single-word="false"/>
      <style:text-properties style:font-name="Times New Roman" fo:font-size="12pt" officeooo:rsid="0045dc22" officeooo:paragraph-rsid="0046d879" style:font-size-asian="12pt" style:font-name-complex="Times New Roman" style:font-size-complex="12pt"/>
    </style:style>
    <style:style style:name="P40" style:family="paragraph" style:parent-style-name="Standard">
      <style:paragraph-properties fo:text-align="justify" style:justify-single-word="false"/>
      <style:text-properties style:font-name="Times New Roman" fo:font-size="12pt" officeooo:rsid="0048c9a4" officeooo:paragraph-rsid="0048c9a4" style:font-size-asian="12pt" style:font-name-complex="Times New Roman" style:font-size-complex="12pt"/>
    </style:style>
    <style:style style:name="P41" style:family="paragraph" style:parent-style-name="Standard">
      <style:paragraph-properties fo:text-align="justify" style:justify-single-word="false"/>
      <style:text-properties style:font-name="Times New Roman" fo:font-size="12pt" officeooo:rsid="0048c9a4" officeooo:paragraph-rsid="00546ac8" style:font-size-asian="12pt" style:font-name-complex="Times New Roman" style:font-size-complex="12pt"/>
    </style:style>
    <style:style style:name="P42" style:family="paragraph" style:parent-style-name="Standard">
      <style:paragraph-properties fo:text-align="justify" style:justify-single-word="false"/>
      <style:text-properties style:font-name="Times New Roman" fo:font-size="12pt" officeooo:rsid="0048cea2" officeooo:paragraph-rsid="0048cea2" style:font-size-asian="12pt" style:font-name-complex="Times New Roman" style:font-size-complex="12pt"/>
    </style:style>
    <style:style style:name="P43" style:family="paragraph" style:parent-style-name="Standard">
      <style:paragraph-properties fo:text-align="justify" style:justify-single-word="false"/>
      <style:text-properties style:font-name="Times New Roman" fo:font-size="12pt" officeooo:rsid="0048cea2" officeooo:paragraph-rsid="00573ce1" style:font-size-asian="12pt" style:font-name-complex="Times New Roman" style:font-size-complex="12pt"/>
    </style:style>
    <style:style style:name="P44" style:family="paragraph" style:parent-style-name="Standard">
      <style:paragraph-properties fo:text-align="start" style:justify-single-word="false"/>
      <style:text-properties style:font-name="Times New Roman" fo:font-size="12pt" officeooo:rsid="0048cea2" officeooo:paragraph-rsid="0048cea2" style:font-size-asian="12pt" style:font-name-complex="Times New Roman" style:font-size-complex="12pt"/>
    </style:style>
    <style:style style:name="P45" style:family="paragraph" style:parent-style-name="Standard">
      <style:paragraph-properties fo:text-align="justify" style:justify-single-word="false"/>
      <style:text-properties style:font-name="Times New Roman" fo:font-size="12pt" officeooo:rsid="004ac393" officeooo:paragraph-rsid="004ac393" style:font-size-asian="12pt" style:font-name-complex="Times New Roman" style:font-size-complex="12pt"/>
    </style:style>
    <style:style style:name="P46" style:family="paragraph" style:parent-style-name="Standard">
      <style:paragraph-properties fo:text-align="justify" style:justify-single-word="false"/>
      <style:text-properties style:font-name="Times New Roman" fo:font-size="12pt" officeooo:rsid="004e2f3d" officeooo:paragraph-rsid="004e2f3d" style:font-size-asian="12pt" style:font-name-complex="Times New Roman" style:font-size-complex="12pt"/>
    </style:style>
    <style:style style:name="P47" style:family="paragraph" style:parent-style-name="Standard">
      <style:paragraph-properties fo:text-align="start" style:justify-single-word="false"/>
      <style:text-properties style:font-name="Times New Roman" fo:font-size="12pt" officeooo:rsid="004f34b6" officeooo:paragraph-rsid="004f34b6" style:font-size-asian="12pt" style:font-name-complex="Times New Roman" style:font-size-complex="12pt"/>
    </style:style>
    <style:style style:name="P48" style:family="paragraph" style:parent-style-name="Standard">
      <style:paragraph-properties fo:text-align="start" style:justify-single-word="false"/>
      <style:text-properties style:font-name="Times New Roman" fo:font-size="12pt" officeooo:rsid="00503086" officeooo:paragraph-rsid="00503086" style:font-size-asian="12pt" style:font-name-complex="Times New Roman" style:font-size-complex="12pt"/>
    </style:style>
    <style:style style:name="P49" style:family="paragraph" style:parent-style-name="Standard">
      <style:paragraph-properties fo:text-align="start" style:justify-single-word="false"/>
      <style:text-properties style:font-name="Times New Roman" fo:font-size="12pt" officeooo:rsid="00510f9f" officeooo:paragraph-rsid="00510f9f" style:font-size-asian="12pt" style:font-name-complex="Times New Roman" style:font-size-complex="12pt"/>
    </style:style>
    <style:style style:name="P50" style:family="paragraph" style:parent-style-name="Standard">
      <style:paragraph-properties fo:text-align="justify" style:justify-single-word="false"/>
      <style:text-properties style:font-name="Times New Roman" fo:font-size="12pt" fo:font-weight="bold" officeooo:rsid="0027ec48" officeooo:paragraph-rsid="0027ec48" style:font-size-asian="12pt" style:font-weight-asian="bold" style:font-name-complex="Times New Roman" style:font-size-complex="12pt" style:font-weight-complex="bold"/>
    </style:style>
    <style:style style:name="P51" style:family="paragraph" style:parent-style-name="Standard">
      <style:paragraph-properties fo:text-align="justify" style:justify-single-word="false"/>
      <style:text-properties style:font-name="Times New Roman" fo:font-size="12pt" fo:font-weight="bold" officeooo:rsid="00383025" officeooo:paragraph-rsid="00383025" style:font-size-asian="12pt" style:font-weight-asian="bold" style:font-name-complex="Times New Roman" style:font-size-complex="12pt" style:font-weight-complex="bold"/>
    </style:style>
    <style:style style:name="P52" style:family="paragraph" style:parent-style-name="Standard">
      <style:paragraph-properties fo:text-align="justify" style:justify-single-word="false"/>
      <style:text-properties style:font-name="Times New Roman" fo:font-size="12pt" fo:font-weight="bold" officeooo:rsid="0048c9a4" officeooo:paragraph-rsid="0048c9a4" style:font-size-asian="12pt" style:font-weight-asian="bold" style:font-name-complex="Times New Roman" style:font-size-complex="12pt" style:font-weight-complex="bold"/>
    </style:style>
    <style:style style:name="P53" style:family="paragraph" style:parent-style-name="Standard">
      <style:paragraph-properties fo:text-align="start" style:justify-single-word="false"/>
      <style:text-properties style:font-name="Times New Roman" fo:font-size="12pt" fo:font-weight="bold" officeooo:rsid="00599527" officeooo:paragraph-rsid="00599527" style:font-size-asian="10.5pt" style:font-weight-asian="bold" style:font-name-complex="Times New Roman" style:font-size-complex="12pt" style:font-weight-complex="bold"/>
    </style:style>
    <style:style style:name="P54" style:family="paragraph" style:parent-style-name="Standard">
      <style:paragraph-properties fo:text-align="justify" style:justify-single-word="false"/>
      <style:text-properties style:font-name="Times New Roman" fo:font-size="12pt" fo:font-weight="bold" officeooo:rsid="00634144" officeooo:paragraph-rsid="00634144" style:font-size-asian="10.5pt" style:font-weight-asian="bold" style:font-name-complex="Times New Roman" style:font-size-complex="12pt" style:font-weight-complex="bold"/>
    </style:style>
    <style:style style:name="P55" style:family="paragraph" style:parent-style-name="Standard">
      <style:paragraph-properties fo:text-align="justify" style:justify-single-word="false"/>
      <style:text-properties style:font-name="Times New Roman" fo:font-size="12pt" fo:font-weight="bold" officeooo:rsid="006eb6f7" officeooo:paragraph-rsid="006eb6f7" style:font-size-asian="10.5pt" style:font-weight-asian="bold" style:font-name-complex="Times New Roman" style:font-size-complex="12pt" style:font-weight-complex="bold"/>
    </style:style>
    <style:style style:name="P56" style:family="paragraph" style:parent-style-name="Standard">
      <style:paragraph-properties fo:text-align="start" style:justify-single-word="false"/>
      <style:text-properties style:font-name="Times New Roman" fo:font-size="12pt" officeooo:rsid="00599527" officeooo:paragraph-rsid="00599527" style:font-size-asian="10.5pt" style:font-name-complex="Times New Roman" style:font-size-complex="12pt"/>
    </style:style>
    <style:style style:name="P57" style:family="paragraph" style:parent-style-name="Standard">
      <style:paragraph-properties fo:text-align="start" style:justify-single-word="false"/>
      <style:text-properties style:font-name="Times New Roman" fo:font-size="12pt" officeooo:rsid="00599527" officeooo:paragraph-rsid="005a17ac" style:font-size-asian="10.5pt" style:font-name-complex="Times New Roman" style:font-size-complex="12pt"/>
    </style:style>
    <style:style style:name="P58" style:family="paragraph" style:parent-style-name="Standard">
      <style:paragraph-properties fo:text-align="justify" style:justify-single-word="false"/>
      <style:text-properties style:font-name="Times New Roman" fo:font-size="12pt" officeooo:rsid="00599527" officeooo:paragraph-rsid="005a17ac" style:font-size-asian="10.5pt" style:font-name-complex="Times New Roman" style:font-size-complex="12pt"/>
    </style:style>
    <style:style style:name="P59" style:family="paragraph" style:parent-style-name="Standard">
      <style:paragraph-properties fo:text-align="start" style:justify-single-word="false"/>
      <style:text-properties style:font-name="Times New Roman" fo:font-size="12pt" officeooo:rsid="005ab135" officeooo:paragraph-rsid="005ab135" style:font-size-asian="10.5pt" style:font-name-complex="Times New Roman" style:font-size-complex="12pt"/>
    </style:style>
    <style:style style:name="P60" style:family="paragraph" style:parent-style-name="Standard">
      <style:paragraph-properties fo:text-align="justify" style:justify-single-word="false"/>
      <style:text-properties style:font-name="Times New Roman" fo:font-size="12pt" officeooo:rsid="005ab135" officeooo:paragraph-rsid="005ab135" style:font-size-asian="10.5pt" style:font-name-complex="Times New Roman" style:font-size-complex="12pt"/>
    </style:style>
    <style:style style:name="P61" style:family="paragraph" style:parent-style-name="Standard">
      <style:paragraph-properties fo:text-align="justify" style:justify-single-word="false"/>
      <style:text-properties style:font-name="Times New Roman" fo:font-size="12pt" officeooo:rsid="005a17ac" officeooo:paragraph-rsid="005a17ac" style:font-size-asian="10.5pt" style:font-name-complex="Times New Roman" style:font-size-complex="12pt"/>
    </style:style>
    <style:style style:name="P62" style:family="paragraph" style:parent-style-name="Standard">
      <style:paragraph-properties fo:text-align="justify" style:justify-single-word="false"/>
      <style:text-properties style:font-name="Times New Roman" fo:font-size="12pt" officeooo:rsid="005f4ac1" officeooo:paragraph-rsid="005ab135" style:font-size-asian="10.5pt" style:font-name-complex="Times New Roman" style:font-size-complex="12pt"/>
    </style:style>
    <style:style style:name="P63" style:family="paragraph" style:parent-style-name="Standard">
      <style:paragraph-properties fo:text-align="justify" style:justify-single-word="false"/>
      <style:text-properties style:font-name="Times New Roman" fo:font-size="12pt" officeooo:rsid="005f4ac1" officeooo:paragraph-rsid="005f4ac1" style:font-size-asian="10.5pt" style:font-name-complex="Times New Roman" style:font-size-complex="12pt"/>
    </style:style>
    <style:style style:name="P64" style:family="paragraph" style:parent-style-name="Standard">
      <style:paragraph-properties fo:text-align="start" style:justify-single-word="false"/>
      <style:text-properties style:font-name="Times New Roman" fo:font-size="12pt" officeooo:rsid="0060e9cc" officeooo:paragraph-rsid="0060e9cc" style:font-size-asian="10.5pt" style:font-name-complex="Times New Roman" style:font-size-complex="12pt"/>
    </style:style>
    <style:style style:name="P65" style:family="paragraph" style:parent-style-name="Standard">
      <style:paragraph-properties fo:text-align="justify" style:justify-single-word="false"/>
      <style:text-properties style:font-name="Times New Roman" fo:font-size="12pt" officeooo:rsid="0060e9cc" officeooo:paragraph-rsid="0060e9cc" style:font-size-asian="10.5pt" style:font-name-complex="Times New Roman" style:font-size-complex="12pt"/>
    </style:style>
    <style:style style:name="P66" style:family="paragraph" style:parent-style-name="Standard">
      <style:paragraph-properties fo:text-align="justify" style:justify-single-word="false"/>
      <style:text-properties style:font-name="Times New Roman" fo:font-size="12pt" officeooo:rsid="0060e9cc" officeooo:paragraph-rsid="00623ce8" style:font-size-asian="10.5pt" style:font-name-complex="Times New Roman" style:font-size-complex="12pt"/>
    </style:style>
    <style:style style:name="P67" style:family="paragraph" style:parent-style-name="Standard">
      <style:paragraph-properties fo:text-align="justify" style:justify-single-word="false"/>
      <style:text-properties style:font-name="Times New Roman" fo:font-size="12pt" officeooo:rsid="00634144" officeooo:paragraph-rsid="00634144" style:font-size-asian="10.5pt" style:font-name-complex="Times New Roman" style:font-size-complex="12pt"/>
    </style:style>
    <style:style style:name="P68" style:family="paragraph" style:parent-style-name="Standard">
      <style:paragraph-properties fo:text-align="justify" style:justify-single-word="false"/>
      <style:text-properties style:font-name="Times New Roman" fo:font-size="12pt" officeooo:rsid="0063513b" officeooo:paragraph-rsid="0063513b" style:font-size-asian="10.5pt" style:font-name-complex="Times New Roman" style:font-size-complex="12pt"/>
    </style:style>
    <style:style style:name="P69" style:family="paragraph" style:parent-style-name="Standard">
      <style:paragraph-properties fo:text-align="justify" style:justify-single-word="false"/>
      <style:text-properties style:font-name="Times New Roman" fo:font-size="12pt" officeooo:rsid="0063513b" officeooo:paragraph-rsid="0063cffe" style:font-size-asian="10.5pt" style:font-name-complex="Times New Roman" style:font-size-complex="12pt"/>
    </style:style>
    <style:style style:name="P70" style:family="paragraph" style:parent-style-name="Standard">
      <style:paragraph-properties fo:text-align="justify" style:justify-single-word="false"/>
      <style:text-properties style:font-name="Times New Roman" fo:font-size="12pt" officeooo:rsid="0063cffe" officeooo:paragraph-rsid="00655a74" style:font-size-asian="10.5pt" style:font-name-complex="Times New Roman" style:font-size-complex="12pt"/>
    </style:style>
    <style:style style:name="P71" style:family="paragraph" style:parent-style-name="Standard">
      <style:paragraph-properties fo:text-align="justify" style:justify-single-word="false"/>
      <style:text-properties style:font-name="Times New Roman" fo:font-size="12pt" officeooo:rsid="006677b8" officeooo:paragraph-rsid="006677b8" style:font-size-asian="10.5pt" style:font-name-complex="Times New Roman" style:font-size-complex="12pt"/>
    </style:style>
    <style:style style:name="P72" style:family="paragraph" style:parent-style-name="Standard">
      <style:paragraph-properties fo:text-align="justify" style:justify-single-word="false"/>
      <style:text-properties style:font-name="Times New Roman" fo:font-size="12pt" officeooo:rsid="00668219" officeooo:paragraph-rsid="00668219" style:font-size-asian="10.5pt" style:font-name-complex="Times New Roman" style:font-size-complex="12pt"/>
    </style:style>
    <style:style style:name="P73" style:family="paragraph" style:parent-style-name="Standard">
      <style:paragraph-properties fo:text-align="justify" style:justify-single-word="false"/>
      <style:text-properties style:font-name="Times New Roman" fo:font-size="12pt" officeooo:rsid="006765c5" officeooo:paragraph-rsid="006765c5" style:font-size-asian="10.5pt" style:font-name-complex="Times New Roman" style:font-size-complex="12pt"/>
    </style:style>
    <style:style style:name="P74" style:family="paragraph" style:parent-style-name="Standard">
      <style:paragraph-properties fo:text-align="justify" style:justify-single-word="false"/>
      <style:text-properties style:font-name="Times New Roman" fo:font-size="12pt" officeooo:rsid="006bf583" officeooo:paragraph-rsid="006bf583" style:font-size-asian="10.5pt" style:font-name-complex="Times New Roman" style:font-size-complex="12pt"/>
    </style:style>
    <style:style style:name="P75" style:family="paragraph" style:parent-style-name="Standard">
      <style:paragraph-properties fo:text-align="justify" style:justify-single-word="false"/>
      <style:text-properties style:font-name="Times New Roman" fo:font-size="12pt" officeooo:rsid="006eb6f7" officeooo:paragraph-rsid="006eb6f7" style:font-size-asian="10.5pt" style:font-name-complex="Times New Roman" style:font-size-complex="12pt"/>
    </style:style>
    <style:style style:name="P76" style:family="paragraph" style:parent-style-name="Standard">
      <style:paragraph-properties fo:text-align="justify" style:justify-single-word="false"/>
      <style:text-properties style:font-name="Times New Roman" fo:font-size="12pt" officeooo:rsid="00705257" officeooo:paragraph-rsid="00705257" style:font-size-asian="10.5pt" style:font-name-complex="Times New Roman" style:font-size-complex="12pt"/>
    </style:style>
    <style:style style:name="P77" style:family="paragraph" style:parent-style-name="Standard">
      <style:paragraph-properties fo:text-align="justify" style:justify-single-word="false"/>
      <style:text-properties style:font-name="Times New Roman" fo:font-size="12pt" fo:font-style="normal" officeooo:rsid="0070a0a8" officeooo:paragraph-rsid="0070a0a8" style:font-size-asian="10.5pt" style:font-style-asian="normal" style:font-name-complex="Times New Roman" style:font-size-complex="12pt" style:font-style-complex="normal"/>
    </style:style>
    <style:style style:name="P78" style:family="paragraph" style:parent-style-name="Standard">
      <style:paragraph-properties fo:text-align="justify" style:justify-single-word="false"/>
      <style:text-properties style:font-name="Times New Roman" fo:font-size="12pt" fo:font-style="normal" officeooo:rsid="0070a0a8" officeooo:paragraph-rsid="00712a82" style:font-size-asian="10.5pt" style:font-style-asian="normal" style:font-name-complex="Times New Roman" style:font-size-complex="12pt" style:font-style-complex="normal"/>
    </style:style>
    <style:style style:name="P79" style:family="paragraph" style:parent-style-name="Standard">
      <style:paragraph-properties fo:text-align="justify" style:justify-single-word="false"/>
      <style:text-properties style:font-name="Times New Roman" fo:font-size="12pt" fo:font-style="normal" officeooo:rsid="00712a82" officeooo:paragraph-rsid="00712a82" style:font-size-asian="10.5pt" style:font-style-asian="normal" style:font-name-complex="Times New Roman" style:font-size-complex="12pt" style:font-style-complex="normal"/>
    </style:style>
    <style:style style:name="P80" style:family="paragraph" style:parent-style-name="Standard">
      <style:paragraph-properties fo:text-align="justify" style:justify-single-word="false"/>
      <style:text-properties style:font-name="Times New Roman" fo:font-size="12pt" fo:font-style="normal" officeooo:rsid="00714ac5" officeooo:paragraph-rsid="00714ac5" style:font-size-asian="10.5pt" style:font-style-asian="normal" style:font-name-complex="Times New Roman" style:font-size-complex="12pt" style:font-style-complex="normal"/>
    </style:style>
    <style:style style:name="P81" style:family="paragraph" style:parent-style-name="Standard">
      <style:paragraph-properties fo:text-align="justify" style:justify-single-word="false"/>
      <style:text-properties style:font-name="Times New Roman" fo:font-size="12pt" fo:font-style="normal" officeooo:rsid="0074953f" officeooo:paragraph-rsid="0074953f" style:font-size-asian="10.5pt" style:font-style-asian="normal" style:font-name-complex="Times New Roman" style:font-size-complex="12pt" style:font-style-complex="normal"/>
    </style:style>
    <style:style style:name="P82" style:family="paragraph" style:parent-style-name="Standard">
      <style:paragraph-properties fo:text-align="justify" style:justify-single-word="false"/>
      <style:text-properties style:font-name="Times New Roman" fo:font-size="12pt" fo:font-style="normal" officeooo:rsid="0074953f" officeooo:paragraph-rsid="007566d7" style:font-size-asian="10.5pt" style:font-style-asian="normal" style:font-name-complex="Times New Roman" style:font-size-complex="12pt" style:font-style-complex="normal"/>
    </style:style>
    <style:style style:name="P83" style:family="paragraph" style:parent-style-name="Standard">
      <style:paragraph-properties fo:text-align="justify" style:justify-single-word="false"/>
      <style:text-properties style:font-name="Times New Roman" fo:font-size="12pt" fo:font-style="normal" officeooo:rsid="0074953f" officeooo:paragraph-rsid="00786e62" style:font-size-asian="10.5pt" style:font-style-asian="normal" style:font-name-complex="Times New Roman" style:font-size-complex="12pt" style:font-style-complex="normal"/>
    </style:style>
    <style:style style:name="P84" style:family="paragraph" style:parent-style-name="Standard">
      <style:paragraph-properties fo:text-align="justify" style:justify-single-word="false"/>
      <style:text-properties style:font-name="Times New Roman" fo:font-size="12pt" fo:font-style="normal" officeooo:rsid="0077f394" officeooo:paragraph-rsid="00786e62" style:font-size-asian="10.5pt" style:font-style-asian="normal" style:font-name-complex="Times New Roman" style:font-size-complex="12pt" style:font-style-complex="normal"/>
    </style:style>
    <style:style style:name="P85" style:family="paragraph" style:parent-style-name="Standard">
      <style:paragraph-properties fo:text-align="justify" style:justify-single-word="false"/>
      <style:text-properties style:font-name="Times New Roman" fo:font-size="12pt" fo:font-style="normal" officeooo:rsid="00786e62" officeooo:paragraph-rsid="00787970" style:font-size-asian="10.5pt" style:font-style-asian="normal" style:font-name-complex="Times New Roman" style:font-size-complex="12pt" style:font-style-complex="normal"/>
    </style:style>
    <style:style style:name="P86" style:family="paragraph" style:parent-style-name="Standard">
      <style:paragraph-properties fo:text-align="justify" style:justify-single-word="false"/>
      <style:text-properties style:font-name="Times New Roman" fo:font-size="12pt" fo:font-style="normal" officeooo:rsid="00786e62" officeooo:paragraph-rsid="00786e62" style:font-size-asian="10.5pt" style:font-style-asian="normal" style:font-name-complex="Times New Roman" style:font-size-complex="12pt" style:font-style-complex="normal"/>
    </style:style>
    <style:style style:name="P87" style:family="paragraph" style:parent-style-name="Standard">
      <style:paragraph-properties fo:text-align="justify" style:justify-single-word="false"/>
      <style:text-properties style:font-name="Times New Roman" fo:font-size="12pt" fo:font-style="normal" officeooo:rsid="00787970" officeooo:paragraph-rsid="00787970" style:font-size-asian="10.5pt" style:font-style-asian="normal" style:font-name-complex="Times New Roman" style:font-size-complex="12pt" style:font-style-complex="normal"/>
    </style:style>
    <style:style style:name="P88" style:family="paragraph" style:parent-style-name="Standard">
      <style:paragraph-properties fo:text-align="justify" style:justify-single-word="false"/>
      <style:text-properties style:font-name="Times New Roman" fo:font-size="12pt" fo:font-style="normal" officeooo:rsid="007b38ad" officeooo:paragraph-rsid="007b38ad" style:font-size-asian="10.5pt" style:font-style-asian="normal" style:font-name-complex="Times New Roman" style:font-size-complex="12pt" style:font-style-complex="normal"/>
    </style:style>
    <style:style style:name="P89" style:family="paragraph" style:parent-style-name="Standard">
      <style:paragraph-properties fo:text-align="justify" style:justify-single-word="false"/>
      <style:text-properties style:font-name="Times New Roman" fo:font-size="12pt" fo:font-style="normal" officeooo:rsid="0080d025" officeooo:paragraph-rsid="0080d025" style:font-size-asian="10.5pt" style:font-style-asian="normal" style:font-name-complex="Times New Roman" style:font-size-complex="12pt" style:font-style-complex="normal"/>
    </style:style>
    <style:style style:name="P90" style:family="paragraph" style:parent-style-name="Standard">
      <style:paragraph-properties fo:text-align="justify" style:justify-single-word="false"/>
      <style:text-properties style:font-name="Times New Roman" fo:font-size="12pt" fo:font-style="normal" officeooo:rsid="00827e93" officeooo:paragraph-rsid="00827e93" style:font-size-asian="10.5pt" style:font-style-asian="normal" style:font-name-complex="Times New Roman" style:font-size-complex="12pt" style:font-style-complex="normal"/>
    </style:style>
    <style:style style:name="P91" style:family="paragraph" style:parent-style-name="Standard">
      <style:paragraph-properties fo:text-align="justify" style:justify-single-word="false"/>
      <style:text-properties style:font-name="Times New Roman" fo:font-size="12pt" fo:font-style="normal" officeooo:rsid="0083dd10" officeooo:paragraph-rsid="0083dd10" style:font-size-asian="10.5pt" style:font-style-asian="normal" style:font-name-complex="Times New Roman" style:font-size-complex="12pt" style:font-style-complex="normal"/>
    </style:style>
    <style:style style:name="P92" style:family="paragraph" style:parent-style-name="Standard">
      <style:paragraph-properties fo:text-align="justify" style:justify-single-word="false"/>
      <style:text-properties style:font-name="Times New Roman" fo:font-size="12pt" fo:font-style="normal" fo:font-weight="bold" officeooo:rsid="00787970" officeooo:paragraph-rsid="00787970" style:font-size-asian="10.5pt" style:font-style-asian="normal" style:font-weight-asian="bold" style:font-name-complex="Times New Roman" style:font-size-complex="12pt" style:font-style-complex="normal" style:font-weight-complex="bold"/>
    </style:style>
    <style:style style:name="P93" style:family="paragraph" style:parent-style-name="Standard">
      <style:paragraph-properties fo:text-align="justify" style:justify-single-word="false"/>
      <style:text-properties style:font-name="Times New Roman" fo:font-size="12pt" fo:font-style="normal" fo:font-weight="bold" officeooo:rsid="00893078" officeooo:paragraph-rsid="00893078" style:font-size-asian="10.5pt" style:font-style-asian="normal" style:font-weight-asian="bold" style:font-name-complex="Times New Roman" style:font-size-complex="12pt" style:font-style-complex="normal" style:font-weight-complex="bold"/>
    </style:style>
    <style:style style:name="P94" style:family="paragraph" style:parent-style-name="Standard">
      <style:paragraph-properties fo:text-align="justify" style:justify-single-word="false"/>
    </style:style>
    <style:style style:name="P95" style:family="paragraph" style:parent-style-name="Standard">
      <style:paragraph-properties fo:text-align="justify" style:justify-single-word="false"/>
      <style:text-properties style:font-name="Courier New" fo:font-size="10pt" style:font-size-asian="10pt" style:font-size-complex="10pt"/>
    </style:style>
    <style:style style:name="P96" style:family="paragraph" style:parent-style-name="Standard">
      <style:paragraph-properties fo:text-align="justify" style:justify-single-word="false"/>
      <style:text-properties style:font-name="Courier New" fo:font-size="10pt" style:font-size-asian="10pt" style:font-name-complex="Courier New" style:font-size-complex="10pt"/>
    </style:style>
    <style:style style:name="P97" style:family="paragraph" style:parent-style-name="Standard">
      <style:paragraph-properties fo:text-align="justify" style:justify-single-word="false"/>
      <style:text-properties style:font-name="Courier New" fo:font-size="10pt" officeooo:paragraph-rsid="00152909" style:font-size-asian="10pt" style:font-name-complex="Courier New" style:font-size-complex="10pt"/>
    </style:style>
    <style:style style:name="P98" style:family="paragraph" style:parent-style-name="Standard">
      <style:paragraph-properties fo:text-align="justify" style:justify-single-word="false"/>
      <style:text-properties style:font-name="Courier New" fo:font-size="10pt" officeooo:rsid="000b92d9" officeooo:paragraph-rsid="000e45ff" style:font-size-asian="10pt" style:font-name-complex="Times New Roman" style:font-size-complex="10pt"/>
    </style:style>
    <style:style style:name="P99" style:family="paragraph" style:parent-style-name="Standard">
      <style:paragraph-properties fo:text-align="justify" style:justify-single-word="false"/>
      <style:text-properties style:font-name="Courier New" fo:font-size="10pt" officeooo:rsid="000b92d9" officeooo:paragraph-rsid="000b92d9" style:font-size-asian="10pt" style:font-name-complex="Times New Roman" style:font-size-complex="10pt"/>
    </style:style>
    <style:style style:name="P100" style:family="paragraph" style:parent-style-name="Standard">
      <style:paragraph-properties fo:text-align="start" style:justify-single-word="false"/>
      <style:text-properties style:font-name="Courier New" fo:font-size="10pt" style:font-size-asian="10pt" style:font-name-complex="Times New Roman" style:font-size-complex="10pt"/>
    </style:style>
    <style:style style:name="P101" style:family="paragraph" style:parent-style-name="Standard">
      <style:paragraph-properties fo:text-align="justify" style:justify-single-word="false"/>
      <style:text-properties style:font-name="Courier New" fo:font-size="10pt" officeooo:rsid="001d563d" officeooo:paragraph-rsid="001d563d" style:font-size-asian="10pt" style:font-name-complex="Times New Roman" style:font-size-complex="10pt"/>
    </style:style>
    <style:style style:name="P102" style:family="paragraph" style:parent-style-name="Standard">
      <style:paragraph-properties fo:text-align="justify" style:justify-single-word="false"/>
      <style:text-properties style:font-name="Courier New" fo:font-size="10pt" officeooo:rsid="001d563d" officeooo:paragraph-rsid="00263232" style:font-size-asian="10pt" style:font-name-complex="Times New Roman" style:font-size-complex="10pt"/>
    </style:style>
    <style:style style:name="P103" style:family="paragraph" style:parent-style-name="Standard">
      <style:paragraph-properties fo:text-align="start" style:justify-single-word="false"/>
      <style:text-properties style:font-name="Courier New" fo:font-size="10pt" officeooo:rsid="0024d416" officeooo:paragraph-rsid="0024d416" style:font-size-asian="8.75pt" style:font-size-complex="10pt"/>
    </style:style>
    <style:style style:name="P104" style:family="paragraph" style:parent-style-name="Standard">
      <style:paragraph-properties fo:text-align="justify" style:justify-single-word="false"/>
      <style:text-properties style:font-name="Courier New" fo:font-size="10pt" officeooo:rsid="0035ea69" officeooo:paragraph-rsid="0035ea69" style:font-size-asian="8.75pt" style:font-name-complex="Times New Roman" style:font-size-complex="10pt"/>
    </style:style>
    <style:style style:name="P105" style:family="paragraph" style:parent-style-name="Standard">
      <style:paragraph-properties fo:text-align="justify" style:justify-single-word="false"/>
      <style:text-properties style:font-name="Courier New" fo:font-size="10pt" officeooo:rsid="001d563d" officeooo:paragraph-rsid="00263232" style:font-size-asian="8.75pt" style:font-name-complex="Times New Roman" style:font-size-complex="10pt"/>
    </style:style>
    <style:style style:name="P106" style:family="paragraph" style:parent-style-name="Standard">
      <style:paragraph-properties fo:text-align="justify" style:justify-single-word="false"/>
      <style:text-properties style:font-name="Courier New" fo:font-size="10pt" officeooo:rsid="003b2aea" officeooo:paragraph-rsid="003b2aea" style:font-size-asian="8.75pt" style:font-name-complex="Times New Roman" style:font-size-complex="10pt"/>
    </style:style>
    <style:style style:name="P107" style:family="paragraph" style:parent-style-name="Standard">
      <style:paragraph-properties fo:text-align="justify" style:justify-single-word="false"/>
      <style:text-properties style:font-name="Courier New" fo:font-size="10pt" officeooo:rsid="0048cea2" officeooo:paragraph-rsid="0048cea2" style:font-size-asian="8.75pt" style:font-name-complex="Times New Roman" style:font-size-complex="10pt"/>
    </style:style>
    <style:style style:name="P108" style:family="paragraph" style:parent-style-name="Standard">
      <style:paragraph-properties fo:text-align="justify" style:justify-single-word="false"/>
      <style:text-properties style:font-name="Courier New" fo:font-size="10pt" officeooo:rsid="004ac393" officeooo:paragraph-rsid="004ac393" style:font-size-asian="8.75pt" style:font-name-complex="Times New Roman" style:font-size-complex="10pt"/>
    </style:style>
    <style:style style:name="P109" style:family="paragraph" style:parent-style-name="Standard">
      <style:paragraph-properties fo:text-align="start" style:justify-single-word="false"/>
      <style:text-properties style:font-name="Courier New" fo:font-size="10pt" officeooo:rsid="00532b79" officeooo:paragraph-rsid="00532b79" style:font-size-asian="8.75pt" style:font-name-complex="Times New Roman" style:font-size-complex="10pt"/>
    </style:style>
    <style:style style:name="P110" style:family="paragraph" style:parent-style-name="Standard">
      <style:paragraph-properties fo:text-align="start" style:justify-single-word="false"/>
      <style:text-properties style:font-name="Courier New" fo:font-size="10pt" officeooo:rsid="00599527" officeooo:paragraph-rsid="00599527" style:font-size-asian="8.75pt" style:font-name-complex="Times New Roman" style:font-size-complex="10pt"/>
    </style:style>
    <style:style style:name="P111" style:family="paragraph" style:parent-style-name="Standard">
      <style:paragraph-properties fo:text-align="start" style:justify-single-word="false"/>
      <style:text-properties style:font-name="Courier New" fo:font-size="10pt" officeooo:rsid="005a17ac" officeooo:paragraph-rsid="005a17ac" style:font-size-asian="8.75pt" style:font-name-complex="Times New Roman" style:font-size-complex="10pt"/>
    </style:style>
    <style:style style:name="P112" style:family="paragraph" style:parent-style-name="Standard">
      <style:paragraph-properties fo:text-align="start" style:justify-single-word="false"/>
      <style:text-properties style:font-name="Courier New" fo:font-size="10pt" officeooo:rsid="005be70b" officeooo:paragraph-rsid="005be70b" style:font-size-asian="8.75pt" style:font-name-complex="Times New Roman" style:font-size-complex="10pt"/>
    </style:style>
    <style:style style:name="P113" style:family="paragraph" style:parent-style-name="Standard">
      <style:paragraph-properties fo:text-align="start" style:justify-single-word="false"/>
      <style:text-properties style:font-name="Courier New" fo:font-size="10pt" officeooo:rsid="005be70b" officeooo:paragraph-rsid="005f4ac1" style:font-size-asian="8.75pt" style:font-name-complex="Times New Roman" style:font-size-complex="10pt"/>
    </style:style>
    <style:style style:name="P114" style:family="paragraph" style:parent-style-name="Standard">
      <style:paragraph-properties fo:text-align="start" style:justify-single-word="false"/>
      <style:text-properties style:font-name="Courier New" fo:font-size="10pt" officeooo:rsid="005be70b" officeooo:paragraph-rsid="0060e9cc" style:font-size-asian="8.75pt" style:font-name-complex="Times New Roman" style:font-size-complex="10pt"/>
    </style:style>
    <style:style style:name="P115" style:family="paragraph" style:parent-style-name="Standard">
      <style:paragraph-properties fo:text-align="start" style:justify-single-word="false"/>
      <style:text-properties style:font-name="Courier New" fo:font-size="10pt" officeooo:rsid="00394d5e" officeooo:paragraph-rsid="00394d5e" style:font-size-asian="8.75pt" style:font-name-complex="Times New Roman" style:font-size-complex="10pt"/>
    </style:style>
    <style:style style:name="P116" style:family="paragraph" style:parent-style-name="Standard">
      <style:paragraph-properties fo:text-align="start" style:justify-single-word="false"/>
      <style:text-properties style:font-name="Courier New" fo:font-size="10pt" officeooo:rsid="00394d5e" officeooo:paragraph-rsid="00383025" style:font-size-asian="8.75pt" style:font-name-complex="Times New Roman" style:font-size-complex="10pt"/>
    </style:style>
    <style:style style:name="P117" style:family="paragraph" style:parent-style-name="Standard">
      <style:paragraph-properties fo:text-align="start" style:justify-single-word="false"/>
      <style:text-properties style:font-name="Courier New" fo:font-size="10pt" officeooo:rsid="0060e9cc" officeooo:paragraph-rsid="0060e9cc" style:font-size-asian="8.75pt" style:font-name-complex="Times New Roman" style:font-size-complex="10pt"/>
    </style:style>
    <style:style style:name="P118" style:family="paragraph" style:parent-style-name="Standard">
      <style:paragraph-properties fo:text-align="justify" style:justify-single-word="false"/>
      <style:text-properties style:font-name="Courier New" fo:font-size="10pt" officeooo:rsid="006e7a00" officeooo:paragraph-rsid="006e7a00" style:font-size-asian="8.75pt" style:font-name-complex="Times New Roman" style:font-size-complex="10pt"/>
    </style:style>
    <style:style style:name="P119" style:family="paragraph" style:parent-style-name="Standard">
      <style:paragraph-properties fo:text-align="start" style:justify-single-word="false"/>
      <style:text-properties style:font-name="Courier New" fo:font-size="10pt" fo:font-style="normal" officeooo:rsid="00714ac5" officeooo:paragraph-rsid="00714ac5" style:font-size-asian="8.75pt" style:font-style-asian="normal" style:font-name-complex="Times New Roman" style:font-size-complex="10pt" style:font-style-complex="normal"/>
    </style:style>
    <style:style style:name="P120" style:family="paragraph" style:parent-style-name="Standard">
      <style:paragraph-properties fo:text-align="start" style:justify-single-word="false"/>
      <style:text-properties style:font-name="Courier New" fo:font-size="10pt" fo:font-style="normal" officeooo:rsid="00714ac5" officeooo:paragraph-rsid="0072d52f" style:font-size-asian="8.75pt" style:font-style-asian="normal" style:font-name-complex="Times New Roman" style:font-size-complex="10pt" style:font-style-complex="normal"/>
    </style:style>
    <style:style style:name="P121" style:family="paragraph" style:parent-style-name="Standard">
      <style:paragraph-properties fo:text-align="justify" style:justify-single-word="false"/>
      <style:text-properties style:font-name="Courier New" fo:font-size="10pt" fo:font-style="normal" officeooo:rsid="0072d52f" officeooo:paragraph-rsid="0072d52f" style:font-size-asian="8.75pt" style:font-style-asian="normal" style:font-name-complex="Times New Roman" style:font-size-complex="10pt" style:font-style-complex="normal"/>
    </style:style>
    <style:style style:name="P122" style:family="paragraph" style:parent-style-name="Standard">
      <style:paragraph-properties fo:text-align="justify" style:justify-single-word="false"/>
      <style:text-properties style:font-name="Courier New" fo:font-size="10pt" fo:font-style="normal" officeooo:rsid="0072d52f" officeooo:paragraph-rsid="0077f394" style:font-size-asian="8.75pt" style:font-style-asian="normal" style:font-name-complex="Times New Roman" style:font-size-complex="10pt" style:font-style-complex="normal"/>
    </style:style>
    <style:style style:name="P123" style:family="paragraph" style:parent-style-name="Standard">
      <style:paragraph-properties fo:text-align="justify" style:justify-single-word="false"/>
      <style:text-properties style:font-name="Courier New" fo:font-size="10pt" fo:font-style="normal" officeooo:rsid="0086e2c6" officeooo:paragraph-rsid="0086e2c6" style:font-size-asian="8.75pt" style:font-style-asian="normal" style:font-name-complex="Times New Roman" style:font-size-complex="10pt" style:font-style-complex="normal"/>
    </style:style>
    <style:style style:name="P124" style:family="paragraph" style:parent-style-name="Standard">
      <style:paragraph-properties fo:text-align="start" style:justify-single-word="false"/>
      <style:text-properties style:font-name="Courier New" fo:font-size="10pt" fo:font-style="normal" officeooo:rsid="0072d52f" officeooo:paragraph-rsid="0077f394" style:font-size-asian="10pt" style:font-style-asian="normal" style:font-name-complex="Times New Roman" style:font-size-complex="10pt" style:font-style-complex="normal"/>
    </style:style>
    <style:style style:name="P125" style:family="paragraph" style:parent-style-name="Standard">
      <style:paragraph-properties fo:text-align="justify" style:justify-single-word="false"/>
      <style:text-properties style:font-name="Courier New" fo:font-size="10pt" fo:font-style="normal" officeooo:rsid="00786e62" officeooo:paragraph-rsid="00786e62" style:font-size-asian="10pt" style:font-style-asian="normal" style:font-name-complex="Times New Roman" style:font-size-complex="10pt" style:font-style-complex="normal"/>
    </style:style>
    <style:style style:name="P126" style:family="paragraph" style:parent-style-name="Standard">
      <style:paragraph-properties fo:text-align="justify" style:justify-single-word="false"/>
      <style:text-properties style:font-name="Courier New" officeooo:rsid="000fa032" officeooo:paragraph-rsid="000fa032" style:font-name-complex="Times New Roman"/>
    </style:style>
    <style:style style:name="P127" style:family="paragraph" style:parent-style-name="Standard">
      <style:paragraph-properties fo:text-align="justify" style:justify-single-word="false"/>
      <style:text-properties style:font-name="Courier New" officeooo:rsid="000fa032" officeooo:paragraph-rsid="001415fa" style:font-name-complex="Times New Roman"/>
    </style:style>
    <style:style style:name="P128" style:family="paragraph" style:parent-style-name="Standard">
      <style:paragraph-properties fo:text-align="justify" style:justify-single-word="false"/>
      <style:text-properties style:font-name="Courier New" style:font-name-complex="Times New Roman"/>
    </style:style>
    <style:style style:name="P129" style:family="paragraph" style:parent-style-name="Standard">
      <style:paragraph-properties fo:text-align="start" style:justify-single-word="false"/>
      <style:text-properties style:font-name="Courier New" fo:font-size="7pt" officeooo:rsid="000fa032" officeooo:paragraph-rsid="000fa032" style:font-size-asian="7pt" style:font-name-complex="Times New Roman" style:font-size-complex="7pt"/>
    </style:style>
    <style:style style:name="P130" style:family="paragraph" style:parent-style-name="Standard">
      <style:paragraph-properties fo:text-align="start" style:justify-single-word="false"/>
      <style:text-properties style:font-name="Courier New" fo:font-size="7pt" officeooo:rsid="000fa032" officeooo:paragraph-rsid="001a058e" style:font-size-asian="7pt" style:font-name-complex="Times New Roman" style:font-size-complex="7pt"/>
    </style:style>
    <style:style style:name="P131" style:family="paragraph" style:parent-style-name="Standard">
      <style:paragraph-properties fo:text-align="justify" style:justify-single-word="false"/>
      <style:text-properties style:font-name="Courier New" fo:font-size="11pt" style:font-size-asian="11pt" style:font-name-complex="Courier New" style:font-size-complex="11pt"/>
    </style:style>
    <style:style style:name="P132" style:family="paragraph" style:parent-style-name="Standard">
      <style:paragraph-properties fo:text-align="justify" style:justify-single-word="false"/>
      <style:text-properties style:font-name="Courier New" fo:font-size="9pt" officeooo:rsid="000828a5" officeooo:paragraph-rsid="000828a5" style:font-size-asian="9pt" style:font-name-complex="Times New Roman" style:font-size-complex="9pt"/>
    </style:style>
    <style:style style:name="P133" style:family="paragraph" style:parent-style-name="Standard">
      <style:paragraph-properties fo:text-align="justify" style:justify-single-word="false"/>
      <style:text-properties style:font-name="Courier New" fo:font-size="9pt" officeooo:rsid="000828a5" officeooo:paragraph-rsid="00181db9" style:font-size-asian="9pt" style:font-name-complex="Times New Roman" style:font-size-complex="9pt"/>
    </style:style>
    <style:style style:name="P134" style:family="paragraph" style:parent-style-name="Standard">
      <style:paragraph-properties fo:text-align="start" style:justify-single-word="false"/>
      <style:text-properties style:font-name="Courier New" fo:font-size="8pt" officeooo:rsid="0035ea69" officeooo:paragraph-rsid="0035ea69" style:font-size-asian="8pt" style:font-name-complex="Times New Roman" style:font-size-complex="8pt"/>
    </style:style>
    <style:style style:name="P135" style:family="paragraph" style:parent-style-name="Standard">
      <style:paragraph-properties fo:text-align="justify" style:justify-single-word="false"/>
      <style:text-properties style:font-name="Courier New" fo:font-size="8pt" officeooo:rsid="0046d879" officeooo:paragraph-rsid="0046d879" style:font-size-asian="8pt" style:font-name-complex="Times New Roman" style:font-size-complex="8pt"/>
    </style:style>
    <style:style style:name="P136" style:family="paragraph" style:parent-style-name="Normal">
      <style:text-properties style:font-name="Courier New" fo:font-size="11pt" style:font-size-asian="11pt" style:font-name-complex="Courier New" style:font-size-complex="11pt"/>
    </style:style>
    <style:style style:name="P137" style:family="paragraph" style:parent-style-name="Standard" style:master-page-name="MP0">
      <style:paragraph-properties fo:text-align="justify" style:justify-single-word="false" style:page-number="auto" fo:break-before="page"/>
      <style:text-properties style:font-name="Times New Roman" style:font-name-complex="Times New Roman"/>
    </style:style>
    <style:style style:name="P138" style:family="paragraph" style:parent-style-name="Standard">
      <style:paragraph-properties fo:text-align="justify" style:justify-single-word="false"/>
      <style:text-properties style:font-name="Times New Roman" fo:font-size="12pt" fo:font-style="normal" fo:font-weight="normal" officeooo:rsid="00893078" officeooo:paragraph-rsid="00893078" style:font-size-asian="10.5pt" style:font-style-asian="normal" style:font-weight-asian="normal" style:font-name-complex="Times New Roman" style:font-size-complex="12pt" style:font-style-complex="normal" style:font-weight-complex="normal"/>
    </style:style>
    <style:style style:name="P139" style:family="paragraph" style:parent-style-name="Standard">
      <style:paragraph-properties fo:text-align="justify" style:justify-single-word="false"/>
      <style:text-properties style:font-name="Times New Roman" fo:font-size="12pt" fo:font-style="normal" fo:font-weight="normal" officeooo:rsid="008bcc24" officeooo:paragraph-rsid="008f8e8e" style:font-size-asian="10.5pt" style:font-style-asian="normal" style:font-weight-asian="normal" style:font-name-complex="Times New Roman" style:font-size-complex="12pt" style:font-style-complex="normal" style:font-weight-complex="normal"/>
    </style:style>
    <style:style style:name="P140" style:family="paragraph" style:parent-style-name="Standard">
      <style:paragraph-properties fo:text-align="justify" style:justify-single-word="false"/>
      <style:text-properties style:font-name="Times New Roman" fo:font-size="12pt" fo:font-style="normal" fo:font-weight="normal" officeooo:rsid="00902304" officeooo:paragraph-rsid="00902304" style:font-size-asian="10.5pt" style:font-style-asian="normal" style:font-weight-asian="normal" style:font-name-complex="Times New Roman" style:font-size-complex="12pt" style:font-style-complex="normal" style:font-weight-complex="normal"/>
    </style:style>
    <style:style style:name="P141" style:family="paragraph" style:parent-style-name="Standard">
      <style:paragraph-properties fo:text-align="justify" style:justify-single-word="false"/>
      <style:text-properties style:font-name="Times New Roman" fo:font-size="12pt" fo:font-style="normal" fo:font-weight="normal" officeooo:rsid="009189a8" officeooo:paragraph-rsid="009189a8" style:font-size-asian="10.5pt" style:font-style-asian="normal" style:font-weight-asian="normal" style:font-name-complex="Times New Roman" style:font-size-complex="12pt" style:font-style-complex="normal" style:font-weight-complex="normal"/>
    </style:style>
    <style:style style:name="P142" style:family="paragraph" style:parent-style-name="Standard">
      <style:paragraph-properties fo:text-align="justify" style:justify-single-word="false"/>
      <style:text-properties style:font-name="Times New Roman" fo:font-size="12pt" fo:font-style="normal" fo:font-weight="normal" officeooo:rsid="00942abb" officeooo:paragraph-rsid="00942abb" style:font-size-asian="10.5pt" style:font-style-asian="normal" style:font-weight-asian="normal" style:font-name-complex="Times New Roman" style:font-size-complex="12pt" style:font-style-complex="normal" style:font-weight-complex="normal"/>
    </style:style>
    <style:style style:name="P143" style:family="paragraph" style:parent-style-name="Standard">
      <style:paragraph-properties fo:text-align="justify" style:justify-single-word="false"/>
      <style:text-properties style:font-name="Times New Roman" fo:font-size="12pt" fo:font-style="normal" fo:font-weight="normal" officeooo:rsid="00957677" officeooo:paragraph-rsid="0097228e" style:font-size-asian="10.5pt" style:font-style-asian="normal" style:font-weight-asian="normal" style:font-name-complex="Times New Roman" style:font-size-complex="12pt" style:font-style-complex="normal" style:font-weight-complex="normal"/>
    </style:style>
    <style:style style:name="P144" style:family="paragraph" style:parent-style-name="Standard">
      <style:paragraph-properties fo:text-align="justify" style:justify-single-word="false"/>
      <style:text-properties style:font-name="Times New Roman" fo:font-size="12pt" fo:font-style="normal" fo:font-weight="normal" officeooo:rsid="009865a6" officeooo:paragraph-rsid="009865a6" style:font-size-asian="10.5pt" style:font-style-asian="normal" style:font-weight-asian="normal" style:font-name-complex="Times New Roman" style:font-size-complex="12pt" style:font-style-complex="normal" style:font-weight-complex="normal"/>
    </style:style>
    <style:style style:name="P145" style:family="paragraph" style:parent-style-name="Standard">
      <style:paragraph-properties fo:text-align="justify" style:justify-single-word="false"/>
      <style:text-properties style:font-name="Times New Roman" fo:font-size="12pt" fo:font-style="normal" fo:font-weight="normal" officeooo:rsid="009865a6" officeooo:paragraph-rsid="009a89d1" style:font-size-asian="10.5pt" style:font-style-asian="normal" style:font-weight-asian="normal" style:font-name-complex="Times New Roman" style:font-size-complex="12pt" style:font-style-complex="normal" style:font-weight-complex="normal"/>
    </style:style>
    <style:style style:name="P146" style:family="paragraph" style:parent-style-name="Standard">
      <style:paragraph-properties fo:text-align="justify" style:justify-single-word="false"/>
      <style:text-properties style:font-name="Times New Roman" fo:font-size="12pt" fo:font-style="normal" fo:font-weight="normal" officeooo:rsid="009da60e" officeooo:paragraph-rsid="009da60e" style:font-size-asian="10.5pt" style:font-style-asian="normal" style:font-weight-asian="normal" style:font-name-complex="Times New Roman" style:font-size-complex="12pt" style:font-style-complex="normal" style:font-weight-complex="normal"/>
    </style:style>
    <style:style style:name="P147" style:family="paragraph" style:parent-style-name="Standard">
      <style:paragraph-properties fo:text-align="justify" style:justify-single-word="false"/>
      <style:text-properties style:font-name="Times New Roman" fo:font-size="12pt" fo:font-style="normal" fo:font-weight="normal" officeooo:rsid="00a025a4" officeooo:paragraph-rsid="00a025a4" style:font-size-asian="10.5pt" style:font-style-asian="normal" style:font-weight-asian="normal" style:font-name-complex="Times New Roman" style:font-size-complex="12pt" style:font-style-complex="normal" style:font-weight-complex="normal"/>
    </style:style>
    <style:style style:name="P148" style:family="paragraph" style:parent-style-name="Standard">
      <style:paragraph-properties fo:text-align="justify" style:justify-single-word="false"/>
      <style:text-properties style:font-name="Times New Roman" fo:font-size="12pt" fo:font-style="normal" fo:font-weight="normal" officeooo:rsid="00a397f4" officeooo:paragraph-rsid="00a397f4" style:font-size-asian="10.5pt" style:font-style-asian="normal" style:font-weight-asian="normal" style:font-name-complex="Times New Roman" style:font-size-complex="12pt" style:font-style-complex="normal" style:font-weight-complex="normal"/>
    </style:style>
    <style:style style:name="P149" style:family="paragraph" style:parent-style-name="Standard">
      <style:paragraph-properties fo:text-align="justify" style:justify-single-word="false"/>
      <style:text-properties style:font-name="Times New Roman" fo:font-size="12pt" fo:font-style="normal" fo:font-weight="normal" officeooo:rsid="00a397f4" officeooo:paragraph-rsid="00a6f9be" style:font-size-asian="10.5pt" style:font-style-asian="normal" style:font-weight-asian="normal" style:font-name-complex="Times New Roman" style:font-size-complex="12pt" style:font-style-complex="normal" style:font-weight-complex="normal"/>
    </style:style>
    <style:style style:name="P150" style:family="paragraph" style:parent-style-name="Standard">
      <style:paragraph-properties fo:text-align="justify" style:justify-single-word="false"/>
      <style:text-properties style:font-name="Times New Roman" fo:font-size="12pt" fo:font-style="normal" fo:font-weight="normal" officeooo:rsid="00a779bc" officeooo:paragraph-rsid="00a779bc" style:font-size-asian="10.5pt" style:font-style-asian="normal" style:font-weight-asian="normal" style:font-name-complex="Times New Roman" style:font-size-complex="12pt" style:font-style-complex="normal" style:font-weight-complex="normal"/>
    </style:style>
    <style:style style:name="P151" style:family="paragraph" style:parent-style-name="Standard">
      <style:paragraph-properties fo:text-align="justify" style:justify-single-word="false"/>
      <style:text-properties style:font-name="Times New Roman" fo:font-size="12pt" fo:font-style="normal" fo:font-weight="normal" officeooo:rsid="00a935c6" officeooo:paragraph-rsid="00a935c6" style:font-size-asian="10.5pt" style:font-style-asian="normal" style:font-weight-asian="normal" style:font-name-complex="Times New Roman" style:font-size-complex="12pt" style:font-style-complex="normal" style:font-weight-complex="normal"/>
    </style:style>
    <style:style style:name="P152" style:family="paragraph" style:parent-style-name="Standard">
      <style:paragraph-properties fo:text-align="justify" style:justify-single-word="false"/>
      <style:text-properties style:font-name="Times New Roman" fo:font-size="12pt" fo:font-style="normal" fo:font-weight="normal" officeooo:rsid="00ad1b21" officeooo:paragraph-rsid="00ad1b21" style:font-size-asian="10.5pt" style:font-style-asian="normal" style:font-weight-asian="normal" style:font-name-complex="Times New Roman" style:font-size-complex="12pt" style:font-style-complex="normal" style:font-weight-complex="normal"/>
    </style:style>
    <style:style style:name="P153" style:family="paragraph" style:parent-style-name="Standard">
      <style:paragraph-properties fo:text-align="justify" style:justify-single-word="false"/>
      <style:text-properties style:font-name="Times New Roman" fo:font-size="12pt" fo:font-style="normal" fo:font-weight="normal" officeooo:rsid="00b03cff" officeooo:paragraph-rsid="00b03cff" style:font-size-asian="10.5pt" style:font-style-asian="normal" style:font-weight-asian="normal" style:font-name-complex="Times New Roman" style:font-size-complex="12pt" style:font-style-complex="normal" style:font-weight-complex="normal"/>
    </style:style>
    <style:style style:name="P154" style:family="paragraph" style:parent-style-name="Standard">
      <style:paragraph-properties fo:text-align="justify" style:justify-single-word="false"/>
      <style:text-properties style:font-name="Times New Roman" fo:font-size="12pt" fo:font-style="normal" fo:font-weight="bold" officeooo:rsid="00a397f4" officeooo:paragraph-rsid="00a397f4" style:font-size-asian="10.5pt" style:font-style-asian="normal" style:font-weight-asian="bold" style:font-name-complex="Times New Roman" style:font-size-complex="12pt" style:font-style-complex="normal" style:font-weight-complex="bold"/>
    </style:style>
    <style:style style:name="P155" style:family="paragraph" style:parent-style-name="Standard">
      <style:paragraph-properties fo:text-align="justify" style:justify-single-word="false"/>
      <style:text-properties style:font-name="Times New Roman" fo:font-size="12pt" officeooo:rsid="006a0892" officeooo:paragraph-rsid="006a0892" style:font-size-asian="10.5pt" style:font-name-complex="Times New Roman" style:font-size-complex="12pt"/>
    </style:style>
    <style:style style:name="P156" style:family="paragraph" style:parent-style-name="Standard">
      <style:paragraph-properties fo:text-align="justify" style:justify-single-word="false"/>
      <style:text-properties style:font-name="Times New Roman" fo:font-size="12pt" officeooo:rsid="008d2db0" officeooo:paragraph-rsid="008d2db0" style:font-size-asian="10.5pt" style:font-name-complex="Times New Roman" style:font-size-complex="12pt"/>
    </style:style>
    <style:style style:name="P157" style:family="paragraph" style:parent-style-name="Standard">
      <style:paragraph-properties fo:text-align="justify" style:justify-single-word="false"/>
      <style:text-properties style:font-name="Times New Roman" fo:font-weight="bold" style:font-weight-asian="bold" style:font-name-complex="Times New Roman" style:font-weight-complex="bold"/>
    </style:style>
    <style:style style:name="P158" style:family="paragraph" style:parent-style-name="Standard">
      <style:paragraph-properties fo:text-align="justify" style:justify-single-word="false"/>
      <style:text-properties style:font-name="Courier New" fo:font-size="10pt" fo:font-style="normal" fo:font-weight="normal" officeooo:rsid="00957677" officeooo:paragraph-rsid="00957677" style:font-size-asian="8.75pt" style:font-style-asian="normal" style:font-weight-asian="normal" style:font-name-complex="Times New Roman" style:font-size-complex="10pt" style:font-style-complex="normal" style:font-weight-complex="normal"/>
    </style:style>
    <style:style style:name="P159" style:family="paragraph" style:parent-style-name="Standard">
      <style:paragraph-properties fo:text-align="justify" style:justify-single-word="false"/>
      <style:text-properties style:font-name="Courier New" fo:font-size="10pt" fo:font-style="normal" fo:font-weight="normal" officeooo:rsid="00957677" officeooo:paragraph-rsid="0097228e" style:font-size-asian="8.75pt" style:font-style-asian="normal" style:font-weight-asian="normal" style:font-name-complex="Times New Roman" style:font-size-complex="10pt" style:font-style-complex="normal" style:font-weight-complex="normal"/>
    </style:style>
    <style:style style:name="P160" style:family="paragraph" style:parent-style-name="Standard">
      <style:paragraph-properties fo:text-align="justify" style:justify-single-word="false"/>
      <style:text-properties style:font-name="Courier New" fo:font-size="10pt" fo:font-style="normal" fo:font-weight="normal" officeooo:rsid="00aa4b1c" officeooo:paragraph-rsid="00ab12f6" style:font-size-asian="8.75pt" style:font-style-asian="normal" style:font-weight-asian="normal" style:font-name-complex="Times New Roman" style:font-size-complex="10pt" style:font-style-complex="normal" style:font-weight-complex="normal"/>
    </style:style>
    <style:style style:name="P161" style:family="paragraph" style:parent-style-name="Standard">
      <style:paragraph-properties fo:text-align="justify" style:justify-single-word="false"/>
      <style:text-properties style:font-name="Courier New" fo:font-size="10pt" fo:font-style="normal" fo:font-weight="normal" officeooo:rsid="00aa4b1c" officeooo:paragraph-rsid="00b03cff" style:font-size-asian="8.75pt" style:font-style-asian="normal" style:font-weight-asian="normal" style:font-name-complex="Times New Roman" style:font-size-complex="10pt" style:font-style-complex="normal" style:font-weight-complex="normal"/>
    </style:style>
    <style:style style:name="P162" style:family="paragraph" style:parent-style-name="Standard">
      <style:paragraph-properties fo:text-align="justify" style:justify-single-word="false"/>
      <style:text-properties style:font-name="Courier New" fo:font-size="10pt" fo:font-style="normal" fo:font-weight="normal" officeooo:rsid="00a935c6" officeooo:paragraph-rsid="00a935c6" style:font-size-asian="10pt" style:font-style-asian="normal" style:font-weight-asian="normal" style:font-name-complex="Times New Roman" style:font-size-complex="10pt" style:font-style-complex="normal" style:font-weight-complex="normal"/>
    </style:style>
    <style:style style:name="P163" style:family="paragraph" style:parent-style-name="Standard">
      <style:paragraph-properties fo:text-align="justify" style:justify-single-word="false"/>
      <style:text-properties style:font-name="Courier New" fo:font-size="9pt" fo:font-style="normal" fo:font-weight="normal" officeooo:rsid="00957677" officeooo:paragraph-rsid="0097228e" style:font-size-asian="9pt" style:font-style-asian="normal" style:font-weight-asian="normal" style:font-name-complex="Times New Roman" style:font-size-complex="9pt" style:font-style-complex="normal" style:font-weight-complex="normal"/>
    </style:style>
    <style:style style:name="P164" style:family="paragraph" style:parent-style-name="Standard">
      <style:paragraph-properties fo:text-align="start" style:justify-single-word="false"/>
      <style:text-properties style:font-name="Courier New" fo:font-size="9pt" fo:font-style="normal" fo:font-weight="normal" officeooo:rsid="00aa4b1c" officeooo:paragraph-rsid="00ab12f6" style:font-size-asian="9pt" style:font-style-asian="normal" style:font-weight-asian="normal" style:font-name-complex="Times New Roman" style:font-size-complex="9pt" style:font-style-complex="normal" style:font-weight-complex="normal"/>
    </style:style>
    <style:style style:name="P165" style:family="paragraph" style:parent-style-name="Standard">
      <style:paragraph-properties fo:text-align="start" style:justify-single-word="false"/>
      <style:text-properties style:font-name="Courier New" fo:font-size="9pt" fo:font-style="normal" fo:font-weight="normal" officeooo:rsid="00aa4b1c" officeooo:paragraph-rsid="00b03cff" style:font-size-asian="9pt" style:font-style-asian="normal" style:font-weight-asian="normal" style:font-name-complex="Times New Roman" style:font-size-complex="9pt" style:font-style-complex="normal" style:font-weight-complex="normal"/>
    </style:style>
    <style:style style:name="P166" style:family="paragraph" style:parent-style-name="Standard">
      <style:paragraph-properties fo:text-align="start" style:justify-single-word="false"/>
      <style:text-properties style:font-name="Courier New" fo:font-size="9pt" fo:font-style="normal" fo:font-weight="normal" officeooo:rsid="00a935c6" officeooo:paragraph-rsid="00a935c6" style:font-size-asian="9pt" style:font-style-asian="normal" style:font-weight-asian="normal" style:font-name-complex="Times New Roman" style:font-size-complex="9pt" style:font-style-complex="normal" style:font-weight-complex="normal"/>
    </style:style>
    <style:style style:name="P167" style:family="paragraph" style:parent-style-name="Standard">
      <style:paragraph-properties fo:text-align="start" style:justify-single-word="false"/>
      <style:text-properties style:font-name="Courier New" fo:font-size="9pt" fo:font-style="normal" fo:font-weight="normal" officeooo:rsid="00a935c6" officeooo:paragraph-rsid="00b03cff" style:font-size-asian="9pt" style:font-style-asian="normal" style:font-weight-asian="normal" style:font-name-complex="Times New Roman" style:font-size-complex="9pt" style:font-style-complex="normal" style:font-weight-complex="normal"/>
    </style:style>
    <style:style style:name="T1" style:family="text">
      <style:text-properties style:font-name="Courier New" fo:font-size="10pt" style:font-size-asian="10pt" style:font-size-complex="10pt"/>
    </style:style>
    <style:style style:name="T2" style:family="text">
      <style:text-properties style:font-name="Courier New" fo:font-size="10pt" style:font-size-asian="8.75pt" style:font-size-complex="10pt"/>
    </style:style>
    <style:style style:name="T3" style:family="text">
      <style:text-properties style:font-name="Courier New" fo:font-size="10pt" officeooo:rsid="00394d5e" style:font-size-asian="8.75pt" style:font-size-complex="10pt"/>
    </style:style>
    <style:style style:name="T4" style:family="text">
      <style:text-properties style:font-name="Courier New" fo:font-size="10pt" fo:font-weight="bold" officeooo:rsid="00394d5e" style:font-size-asian="8.75pt" style:font-weight-asian="bold" style:font-size-complex="10pt" style:font-weight-complex="bold"/>
    </style:style>
    <style:style style:name="T5" style:family="text">
      <style:text-properties fo:color="#999999" loext:opacity="100%" style:font-name="Courier New" fo:font-size="10pt" style:font-size-asian="10pt" style:font-size-complex="10pt"/>
    </style:style>
    <style:style style:name="T6" style:family="text">
      <style:text-properties style:font-name="Times New Roman" style:font-name-complex="Times New Roman"/>
    </style:style>
    <style:style style:name="T7" style:family="text">
      <style:text-properties officeooo:rsid="000b87e9"/>
    </style:style>
    <style:style style:name="T8" style:family="text">
      <style:text-properties officeooo:rsid="000b92d9"/>
    </style:style>
    <style:style style:name="T9" style:family="text">
      <style:text-properties officeooo:rsid="000d7b6a"/>
    </style:style>
    <style:style style:name="T10" style:family="text">
      <style:text-properties officeooo:rsid="000e10bf"/>
    </style:style>
    <style:style style:name="T11" style:family="text">
      <style:text-properties officeooo:rsid="000e45ff"/>
    </style:style>
    <style:style style:name="T12" style:family="text">
      <style:text-properties officeooo:rsid="000e7284"/>
    </style:style>
    <style:style style:name="T13" style:family="text">
      <style:text-properties officeooo:rsid="000fa032"/>
    </style:style>
    <style:style style:name="T14" style:family="text">
      <style:text-properties officeooo:rsid="000fb738"/>
    </style:style>
    <style:style style:name="T15" style:family="text">
      <style:text-properties officeooo:rsid="00115e58"/>
    </style:style>
    <style:style style:name="T16" style:family="text">
      <style:text-properties officeooo:rsid="001415fa"/>
    </style:style>
    <style:style style:name="T17" style:family="text">
      <style:text-properties officeooo:rsid="00152909"/>
    </style:style>
    <style:style style:name="T18" style:family="text">
      <style:text-properties officeooo:rsid="00169b14"/>
    </style:style>
    <style:style style:name="T19" style:family="text">
      <style:text-properties officeooo:rsid="00181db9"/>
    </style:style>
    <style:style style:name="T20" style:family="text">
      <style:text-properties fo:font-weight="bold" style:font-weight-asian="bold" style:font-weight-complex="bold"/>
    </style:style>
    <style:style style:name="T21" style:family="text">
      <style:text-properties officeooo:rsid="001d563d"/>
    </style:style>
    <style:style style:name="T22" style:family="text">
      <style:text-properties officeooo:rsid="001e7577"/>
    </style:style>
    <style:style style:name="T23" style:family="text">
      <style:text-properties officeooo:rsid="001f5592"/>
    </style:style>
    <style:style style:name="T24" style:family="text">
      <style:text-properties officeooo:rsid="001fbe56"/>
    </style:style>
    <style:style style:name="T25" style:family="text">
      <style:text-properties officeooo:rsid="0021dde5"/>
    </style:style>
    <style:style style:name="T26" style:family="text">
      <style:text-properties officeooo:rsid="00296f69"/>
    </style:style>
    <style:style style:name="T27" style:family="text">
      <style:text-properties officeooo:rsid="002b318c"/>
    </style:style>
    <style:style style:name="T28" style:family="text">
      <style:text-properties officeooo:rsid="002c384a"/>
    </style:style>
    <style:style style:name="T29" style:family="text">
      <style:text-properties officeooo:rsid="002d0a78"/>
    </style:style>
    <style:style style:name="T30" style:family="text">
      <style:text-properties officeooo:rsid="002eee82"/>
    </style:style>
    <style:style style:name="T31" style:family="text">
      <style:text-properties officeooo:rsid="002f293c"/>
    </style:style>
    <style:style style:name="T32" style:family="text">
      <style:text-properties officeooo:rsid="0031020e"/>
    </style:style>
    <style:style style:name="T33" style:family="text">
      <style:text-properties officeooo:rsid="003428fb"/>
    </style:style>
    <style:style style:name="T34" style:family="text">
      <style:text-properties officeooo:rsid="00383025"/>
    </style:style>
    <style:style style:name="T35" style:family="text">
      <style:text-properties officeooo:rsid="00394d5e"/>
    </style:style>
    <style:style style:name="T36" style:family="text">
      <style:text-properties officeooo:rsid="003b2aea"/>
    </style:style>
    <style:style style:name="T37" style:family="text">
      <style:text-properties officeooo:rsid="003d0c07"/>
    </style:style>
    <style:style style:name="T38" style:family="text">
      <style:text-properties officeooo:rsid="003e3fd4"/>
    </style:style>
    <style:style style:name="T39" style:family="text">
      <style:text-properties fo:font-style="italic" style:font-style-asian="italic" style:font-style-complex="italic"/>
    </style:style>
    <style:style style:name="T40" style:family="text">
      <style:text-properties officeooo:rsid="0040bca2"/>
    </style:style>
    <style:style style:name="T41" style:family="text">
      <style:text-properties officeooo:rsid="0041fbe8"/>
    </style:style>
    <style:style style:name="T42" style:family="text">
      <style:text-properties officeooo:rsid="0044468e"/>
    </style:style>
    <style:style style:name="T43" style:family="text">
      <style:text-properties officeooo:rsid="0045dc22"/>
    </style:style>
    <style:style style:name="T44" style:family="text">
      <style:text-properties officeooo:rsid="0046d879"/>
    </style:style>
    <style:style style:name="T45" style:family="text">
      <style:text-properties officeooo:rsid="00483d03"/>
    </style:style>
    <style:style style:name="T46" style:family="text">
      <style:text-properties officeooo:rsid="004ac393"/>
    </style:style>
    <style:style style:name="T47" style:family="text">
      <style:text-properties officeooo:rsid="004c9c0e"/>
    </style:style>
    <style:style style:name="T48" style:family="text">
      <style:text-properties officeooo:rsid="004e2f3d"/>
    </style:style>
    <style:style style:name="T49" style:family="text">
      <style:text-properties officeooo:rsid="004f34b6"/>
    </style:style>
    <style:style style:name="T50" style:family="text">
      <style:text-properties officeooo:rsid="00503086"/>
    </style:style>
    <style:style style:name="T51" style:family="text">
      <style:text-properties officeooo:rsid="00510f9f"/>
    </style:style>
    <style:style style:name="T52" style:family="text">
      <style:text-properties officeooo:rsid="005156d7"/>
    </style:style>
    <style:style style:name="T53" style:family="text">
      <style:text-properties officeooo:rsid="0051671f"/>
    </style:style>
    <style:style style:name="T54" style:family="text">
      <style:text-properties officeooo:rsid="00546ac8"/>
    </style:style>
    <style:style style:name="T55" style:family="text">
      <style:text-properties officeooo:rsid="00559869"/>
    </style:style>
    <style:style style:name="T56" style:family="text">
      <style:text-properties officeooo:rsid="00569f76"/>
    </style:style>
    <style:style style:name="T57" style:family="text">
      <style:text-properties officeooo:rsid="00573ce1"/>
    </style:style>
    <style:style style:name="T58" style:family="text">
      <style:text-properties officeooo:rsid="005a17ac"/>
    </style:style>
    <style:style style:name="T59" style:family="text">
      <style:text-properties officeooo:rsid="005be1dc"/>
    </style:style>
    <style:style style:name="T60" style:family="text">
      <style:text-properties officeooo:rsid="005be70b"/>
    </style:style>
    <style:style style:name="T61" style:family="text">
      <style:text-properties officeooo:rsid="005d7ded"/>
    </style:style>
    <style:style style:name="T62" style:family="text">
      <style:text-properties officeooo:rsid="0060e9cc"/>
    </style:style>
    <style:style style:name="T63" style:family="text">
      <style:text-properties officeooo:rsid="00623ce8"/>
    </style:style>
    <style:style style:name="T64" style:family="text">
      <style:text-properties officeooo:rsid="0063cffe"/>
    </style:style>
    <style:style style:name="T65" style:family="text">
      <style:text-properties officeooo:rsid="00655a74"/>
    </style:style>
    <style:style style:name="T66" style:family="text">
      <style:text-properties officeooo:rsid="00668219"/>
    </style:style>
    <style:style style:name="T67" style:family="text">
      <style:text-properties officeooo:rsid="006765c5"/>
    </style:style>
    <style:style style:name="T68" style:family="text">
      <style:text-properties officeooo:rsid="0068225e"/>
    </style:style>
    <style:style style:name="T69" style:family="text">
      <style:text-properties officeooo:rsid="00685eb8"/>
    </style:style>
    <style:style style:name="T70" style:family="text">
      <style:text-properties officeooo:rsid="00705257"/>
    </style:style>
    <style:style style:name="T71" style:family="text">
      <style:text-properties fo:font-style="normal" style:font-style-asian="normal" style:font-style-complex="normal"/>
    </style:style>
    <style:style style:name="T72" style:family="text">
      <style:text-properties officeooo:rsid="00712a82"/>
    </style:style>
    <style:style style:name="T73" style:family="text">
      <style:text-properties officeooo:rsid="00714ac5"/>
    </style:style>
    <style:style style:name="T74" style:family="text">
      <style:text-properties officeooo:rsid="0072d52f"/>
    </style:style>
    <style:style style:name="T75" style:family="text">
      <style:text-properties officeooo:rsid="007566d7"/>
    </style:style>
    <style:style style:name="T76" style:family="text">
      <style:text-properties officeooo:rsid="0075716d"/>
    </style:style>
    <style:style style:name="T77" style:family="text">
      <style:text-properties officeooo:rsid="00767410"/>
    </style:style>
    <style:style style:name="T78" style:family="text">
      <style:text-properties officeooo:rsid="0077c350"/>
    </style:style>
    <style:style style:name="T79" style:family="text">
      <style:text-properties officeooo:rsid="00796c94"/>
    </style:style>
    <style:style style:name="T80" style:family="text">
      <style:text-properties officeooo:rsid="007b38ad"/>
    </style:style>
    <style:style style:name="T81" style:family="text">
      <style:text-properties officeooo:rsid="007b613a"/>
    </style:style>
    <style:style style:name="T82" style:family="text">
      <style:text-properties officeooo:rsid="007b989f"/>
    </style:style>
    <style:style style:name="T83" style:family="text">
      <style:text-properties officeooo:rsid="007d10ea"/>
    </style:style>
    <style:style style:name="T84" style:family="text">
      <style:text-properties officeooo:rsid="007f063a"/>
    </style:style>
    <style:style style:name="T85" style:family="text">
      <style:text-properties officeooo:rsid="00809a7b"/>
    </style:style>
    <style:style style:name="T86" style:family="text">
      <style:text-properties officeooo:rsid="0083dd10"/>
    </style:style>
    <style:style style:name="T87" style:family="text">
      <style:text-properties officeooo:rsid="00845a48"/>
    </style:style>
    <style:style style:name="T88" style:family="text">
      <style:text-properties officeooo:rsid="0088bd0b"/>
    </style:style>
    <style:style style:name="T89" style:family="text">
      <style:text-properties officeooo:rsid="008b3445"/>
    </style:style>
    <style:style style:name="T90" style:family="text">
      <style:text-properties officeooo:rsid="008dd408"/>
    </style:style>
    <style:style style:name="T91" style:family="text">
      <style:text-properties officeooo:rsid="008f8e8e"/>
    </style:style>
    <style:style style:name="T92" style:family="text">
      <style:text-properties officeooo:rsid="00957677"/>
    </style:style>
    <style:style style:name="T93" style:family="text">
      <style:text-properties officeooo:rsid="0095ce1c"/>
    </style:style>
    <style:style style:name="T94" style:family="text">
      <style:text-properties officeooo:rsid="0097228e"/>
    </style:style>
    <style:style style:name="T95" style:family="text">
      <style:text-properties officeooo:rsid="00982907"/>
    </style:style>
    <style:style style:name="T96" style:family="text">
      <style:text-properties officeooo:rsid="009a2990"/>
    </style:style>
    <style:style style:name="T97" style:family="text">
      <style:text-properties officeooo:rsid="009a89d1"/>
    </style:style>
    <style:style style:name="T98" style:family="text">
      <style:text-properties officeooo:rsid="009bb4c7"/>
    </style:style>
    <style:style style:name="T99" style:family="text">
      <style:text-properties officeooo:rsid="009da60e"/>
    </style:style>
    <style:style style:name="T100" style:family="text">
      <style:text-properties officeooo:rsid="009e6296"/>
    </style:style>
    <style:style style:name="T101" style:family="text">
      <style:text-properties officeooo:rsid="00a025a4"/>
    </style:style>
    <style:style style:name="T102" style:family="text">
      <style:text-properties officeooo:rsid="00a04c74"/>
    </style:style>
    <style:style style:name="T103" style:family="text">
      <style:text-properties officeooo:rsid="00a1c407"/>
    </style:style>
    <style:style style:name="T104" style:family="text">
      <style:text-properties officeooo:rsid="00a238dc"/>
    </style:style>
    <style:style style:name="T105" style:family="text">
      <style:text-properties officeooo:rsid="00a5269c"/>
    </style:style>
    <style:style style:name="T106" style:family="text">
      <style:text-properties officeooo:rsid="00a61f51"/>
    </style:style>
    <style:style style:name="T107" style:family="text">
      <style:text-properties officeooo:rsid="00a6f9be"/>
    </style:style>
    <style:style style:name="T108" style:family="text">
      <style:text-properties officeooo:rsid="00a935c6"/>
    </style:style>
    <style:style style:name="T109" style:family="text">
      <style:text-properties officeooo:rsid="00aa4b1c"/>
    </style:style>
    <style:style style:name="T110" style:family="text">
      <style:text-properties officeooo:rsid="00aacd86"/>
    </style:style>
    <style:style style:name="T111" style:family="text">
      <style:text-properties officeooo:rsid="00ab12f6"/>
    </style:style>
    <style:style style:name="T112" style:family="text">
      <style:text-properties officeooo:rsid="00a935c6" style:font-size-asian="10pt"/>
    </style:style>
    <style:style style:name="T113" style:family="text">
      <style:text-properties officeooo:rsid="00aca0e4"/>
    </style:style>
    <style:style style:name="T114" style:family="text">
      <style:text-properties officeooo:rsid="00acea9c"/>
    </style:style>
    <style:style style:name="T115" style:family="text">
      <style:text-properties officeooo:rsid="00ad5de5"/>
    </style:style>
    <style:style style:name="T116" style:family="text">
      <style:text-properties officeooo:rsid="00aeb783"/>
    </style:style>
    <style:style style:name="T117" style:family="text">
      <style:text-properties officeooo:rsid="00b0da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7">===============</text:p>
      <text:p text:style-name="P2">Curso SpringMVC</text:p>
      <text:p text:style-name="P5">===============</text:p>
      <text:p text:style-name="P5"/>
      <text:p text:style-name="P2">Eclipse</text:p>
      <text:p text:style-name="P2">MariaDB - HeidiSQL</text:p>
      <text:p text:style-name="P2">Java</text:p>
      <text:p text:style-name="P5"/>
      <text:p text:style-name="P5">Aplicação Web, utilizando um Servlet</text:p>
      <text:p text:style-name="P5">Padrão de projeto chamado MVC, separação de responsabilidades da lógica da aplicação através de um Controller, que receberá as requisições e redirecionará para uma Action específica, que sabe qual Modelo/Classe deverá ser utilizada para responder o usuário.</text:p>
      <text:p text:style-name="P5"/>
      <text:p text:style-name="P5">Ex.: Uma requisição para: localhost:8080/pedidos; um Get para /pedidos</text:p>
      <text:p text:style-name="P5"/>
      <text:p text:style-name="P5">A requisição chegará para o Servlet, que verificará qual o path que está sendo chamado (/pedidos), e identificará qual a Action que sabe responder isso, e aí pegará o HttpServletRequest, enviará para essa Action que, no modelo, usará o pedido service para pegar/dar um get.Pedidos, e retornará do banco de dados. O Modelo vai no banco de dados e pega a lista de pedidos que está cadastrada.</text:p>
      <text:p text:style-name="P5"/>
      <text:p text:style-name="P5">Dado que a Action já retornou essa informação, o que a Servlet precisa fazer é redirecionar isso para a JSP específica para processar essa requisição, que tem a inteligência de pegar a lista que foi recuperada pela Action através do Modelo e gerar um html que vai ser enviado para o usuário.</text:p>
      <text:p text:style-name="P5"/>
      <text:p text:style-name="P5">Aqui temos a separação utilizando Spring MVC.</text:p>
      <text:p text:style-name="P5"/>
      <text:p text:style-name="P5">SpringBoot já vem com o Tomcat integrado.</text:p>
      <text:p text:style-name="P5"/>
      <text:p text:style-name="P5">Servlet: projeto Spring MVC, já pré configurado junto com o SpringBoot.</text:p>
      <text:p text:style-name="P5"/>
      <text:p text:style-name="P5">As requisições batem no Spring MVC, e não sabe chegar no pedido.</text:p>
      <text:p text:style-name="P5"/>
      <text:p text:style-name="P5">Para integrar o Modelo com o Spring MVC, é necessário criar um Controller, que é uma classe, e cada método dessas classes Controllers são Actions diferentes.</text:p>
      <text:p text:style-name="P5"/>
      <text:p text:style-name="P5">Ex.: localhost:8080/pedido, vai bater no PedidoController e vai retornar do Modelo uma lista de pedidos, e ele vai adicionar isso na requisição do usuário para ser processado na view, para a view poder gerar uma tela/interface para o usuário, que nesse caso será utilizado o Thymeleaf, junto com uma ExpressionLanguage e uma bliblioteca de CSS chamada Bootstrap, que irá fornecer o Layout da aplicação, que ajusta a tela para diferentes tipos de dispositivos.</text:p>
      <text:p text:style-name="P5"/>
      <text:p text:style-name="P5">Início do projeto com SpringBoot, utilizando SpringMVC (Um framework Java que ajuda no desenvolvimento de aplicações Web, o Spring MVC facilita o trabalho com o protocolo HTTP e a criação de HTML dinamicamente, seguindo boas práticas de desenvolvimento.</text:p>
      <text:p text:style-name="P5"/>
      <text:p text:style-name="P5">www.spring.io</text:p>
      <text:p text:style-name="P5">Menu Projects</text:p>
      <text:p text:style-name="P5">SpringBoot integrado com SpringFramewrok (SpringMVC)</text:p>
      <text:p text:style-name="P5"/>
      <text:p text:style-name="P5">Learn/ Reference Doc/ Getting Started/ Maven Project</text:p>
      <text:p text:style-name="P2"><text:tab/></text:p>
      <text:p text:style-name="P2">Dependências a serem adicionadas:</text:p>
      <text:p text:style-name="P5"/>
      <text:p text:style-name="P4">Spring Web: SpringMVC configurado, com RESTful, Tomcat</text:p>
      <text:p text:style-name="P4"><text:soft-page-break/>Thymeleaf: Gerenciar as views, gerar html</text:p>
      <text:p text:style-name="P5">SpringBoot DevTolls: Faz o restart da aplicação enquanto estamos programando logo que ele detecta alguma modificação, ele agiliza a programação porque evita de ter que ficar derrubando servidor e subindo novamente.</text:p>
      <text:p text:style-name="P4"/>
      <text:p text:style-name="P5">Generate</text:p>
      <text:p text:style-name="P5">Feito isso, descompacte o arquivo na pasta do WorkSpace e importe o projeto.</text:p>
      <text:p text:style-name="P5"/>
      <text:p text:style-name="P5">No Eclipse: Import/Maven</text:p>
      <text:p text:style-name="P5">Existing Maven Projects</text:p>
      <text:p text:style-name="P5">Pasta Mudi</text:p>
      <text:p text:style-name="P5"/>
      <text:p text:style-name="P5">Todas as dependências que estão no pom.xml serão baixadas.</text:p>
      <text:p text:style-name="P94"/>
      <text:p text:style-name="P95">&lt;dependencies&gt;</text:p>
      <text:p text:style-name="P95"><text:tab/>&lt;dependency&gt;</text:p>
      <text:p text:style-name="P95"><text:tab/><text:tab/>...</text:p>
      <text:p text:style-name="P95"><text:tab/>&lt;/dependency&gt;</text:p>
      <text:p text:style-name="P95">&lt;/dependencies&gt;</text:p>
      <text:p text:style-name="P94"/>
      <text:p text:style-name="P5">Foi criado uma classe chamada MudiApplication com o método main, que ao rodar a aplicação, já vai subir com Tomcat configurado.</text:p>
      <text:p text:style-name="P5"/>
      <text:p text:style-name="P5">==============================</text:p>
      <text:p text:style-name="P2">Criação do Primeiro Controller</text:p>
      <text:p text:style-name="P5">==============================</text:p>
      <text:p text:style-name="P5"/>
      <text:p text:style-name="P5">Criar a primeira tela, o primeiro Controller e mandar as informações do Controller pra tela processando com o Thymeleaf.</text:p>
      <text:p text:style-name="P5"/>
      <text:p text:style-name="P5">Criar uma classe HelloController, no package controller, onde serão adicionadas as nossas actions</text:p>
      <text:p text:style-name="P5"/>
      <text:p text:style-name="P5">Vamos criar um método (uma action), que retorna uma String, chamada de hello, que vai processar uma requisição do usuário e redirecionar para uma detemrinada view, no caso uma view chamada "hello". A view vai ser um html, que por padrão, já que estamos trabalhando com Thymeleaf (por padrão, as páginas no Thymeleaf são html normais), SpringBoot e SpringMVC, ele já configura uma pasta chamada templates, dentro de src/main/resources, onde deverá ser criada uma página chamada de hello.html:</text:p>
      <text:p text:style-name="P94"/>
      <text:p text:style-name="P95">puclic class HelloController {</text:p>
      <text:p text:style-name="P94"><text:span text:style-name="Fonte_20_parág._20_padrão"><text:span text:style-name="T1"><text:tab/>public String hello /</text:span></text:span><text:span text:style-name="Fonte_20_parág._20_padrão"><text:span text:style-name="T5">*action*/</text:span></text:span><text:span text:style-name="Fonte_20_parág._20_padrão"><text:span text:style-name="T1">(){</text:span></text:span></text:p>
      <text:p text:style-name="P94"><text:span text:style-name="Fonte_20_parág._20_padrão"><text:span text:style-name="T1"><text:tab/><text:tab/>return "hello" </text:span></text:span><text:span text:style-name="Fonte_20_parág._20_padrão"><text:span text:style-name="T5">/*nome da view*/</text:span></text:span><text:span text:style-name="Fonte_20_parág._20_padrão"><text:span text:style-name="T1">;</text:span></text:span></text:p>
      <text:p text:style-name="P95"><text:tab/>}</text:p>
      <text:p text:style-name="P95">}</text:p>
      <text:p text:style-name="P94"/>
      <text:p text:style-name="P5">Na pasta src/main/resources/templates será criado um arquivo html com o nome de hello.html:</text:p>
      <text:p text:style-name="P5"/>
      <text:p text:style-name="P94">======================================</text:p>
      <text:p text:style-name="P95">&lt;html&gt;</text:p>
      <text:p text:style-name="P95"><text:tab/>&lt;head&gt;</text:p>
      <text:p text:style-name="P95"><text:tab/><text:tab/>&lt;meta charset="UTF-8/&gt;</text:p>
      <text:p text:style-name="P95"><text:tab/>&lt;/head&gt;</text:p>
      <text:p text:style-name="P95"><text:tab/>&lt;body&gt;</text:p>
      <text:p text:style-name="P95"><text:tab/><text:tab/>oi</text:p>
      <text:p text:style-name="P95"><text:tab/>&lt;/body&gt;</text:p>
      <text:p text:style-name="P95">&lt;/html&gt;</text:p>
      <text:p text:style-name="P5">======================================</text:p>
      <text:p text:style-name="P5"><text:soft-page-break/></text:p>
      <text:p text:style-name="P5">Como se chegar nessa view?</text:p>
      <text:p text:style-name="P5">A requisição que bate no Spring tem que ser redirecionada para esse método hello() que é uma action, ou seja, as actions são métodos de classes Controllers e o retorno dessa action é o nome da view que deve ser processada, cuja a requisição deve ser redirecionada para gerar o html que vai ser devolvido para o usuário.</text:p>
      <text:p text:style-name="P5"/>
      <text:p text:style-name="P5">Para integrar a nossa classe HelloController a nossa aplicação com o Spring, é utilizada a anotação @Controller. Quando uma classe é anotada com o @Controller, ela passa a ser gerenciada pelo Spring.</text:p>
      <text:p text:style-name="P5"/>
      <text:p text:style-name="P5">===============================</text:p>
      <text:p text:style-name="P95">@Controller</text:p>
      <text:p text:style-name="P95">puclic class HelloController {</text:p>
      <text:p text:style-name="P95"><text:tab/>public String hello(){</text:p>
      <text:p text:style-name="P95"><text:tab/><text:tab/>return "hello";</text:p>
      <text:p text:style-name="P95"><text:tab/>}</text:p>
      <text:p text:style-name="P95">}</text:p>
      <text:p text:style-name="P5">===============================</text:p>
      <text:p text:style-name="P5"/>
      <text:p text:style-name="P5">Cada método é uma action que o Spring vai mapear as requisições para bater nos métodos dos nossos controllers, que podem ser vários.</text:p>
      <text:p text:style-name="P5"/>
      <text:p text:style-name="P5">Nesse caso, estamos fazendo uma requisição, utilizando um método get para hello.</text:p>
      <text:p text:style-name="P5"/>
      <text:p text:style-name="P5">Para que essa requisição get chamada de hello avise o Spring que ao receber o método /hello, chame o método que vai processar, deve ser utilizado a anotação @GetMapping e dentro da anotação, deve ser passado como parâmetro o path que deve ser chamado para bater no médoto hello(), que até o momento está apenas retornando a String "hello", que é o nome da view, com a mensagem "oi".</text:p>
      <text:p text:style-name="P5"/>
      <text:p text:style-name="P5">===============================</text:p>
      <text:p text:style-name="P95">@Controller</text:p>
      <text:p text:style-name="P95">puclic class HelloController {</text:p>
      <text:p text:style-name="P95"/>
      <text:p text:style-name="P94"><text:span text:style-name="Fonte_20_parág._20_padrão"><text:span text:style-name="T1"><text:tab/>@GetMapping("/hello" </text:span></text:span><text:span text:style-name="Fonte_20_parág._20_padrão"><text:span text:style-name="T5">/*path*/</text:span></text:span><text:span text:style-name="Fonte_20_parág._20_padrão"><text:span text:style-name="T1">)</text:span></text:span></text:p>
      <text:p text:style-name="P94"><text:span text:style-name="Fonte_20_parág._20_padrão"><text:span text:style-name="T1"><text:tab/>public String hello </text:span></text:span><text:span text:style-name="Fonte_20_parág._20_padrão"><text:span text:style-name="T5">/*action*/</text:span></text:span><text:span text:style-name="Fonte_20_parág._20_padrão"><text:span text:style-name="T1">(){</text:span></text:span></text:p>
      <text:p text:style-name="P94"><text:span text:style-name="Fonte_20_parág._20_padrão"><text:span text:style-name="T1"><text:tab/><text:tab/>return "hello" </text:span></text:span><text:span text:style-name="Fonte_20_parág._20_padrão"><text:span text:style-name="T5">/*view*/</text:span></text:span><text:span text:style-name="Fonte_20_parág._20_padrão"><text:span text:style-name="T1">;</text:span></text:span></text:p>
      <text:p text:style-name="P95"><text:tab/>}</text:p>
      <text:p text:style-name="P95">}</text:p>
      <text:p text:style-name="P5">Para adicionar informações como valores e variáveis a partir das nossas actions para que possam ser lidos na view, ou seja, como as views recebem as informações, podemos utilizar a interface Model.</text:p>
      <text:p text:style-name="P5"/>
      <text:p text:style-name="P5">Com a Interface Model, conseguimos adicionar atributos que já vão ser acessados pela view.</text:p>
      <text:p text:style-name="P5"/>
      <text:p text:style-name="P5">Nós não precisamos utilizar o método HttpServletRequest porque o Spring nos dá a Interface Model, onde podemos adicionar valores nele chamando o método add.Attribute(atributo/variável, valor).</text:p>
      <text:p text:style-name="P5"/>
      <text:p text:style-name="P5">A Interface Model funciona da mesma forma que o HttpServletRequest, mas sem precisar utilizar a camada mais abaixo, que é a camada de Servlets, fazendo com que permaneçamos no nível do Spring.</text:p>
      <text:p text:style-name="P5"/>
      <text:p text:style-name="P5"/>
      <text:p text:style-name="P5"/>
      <text:p text:style-name="P5"/>
      <text:p text:style-name="P5"/>
      <text:p text:style-name="P5"><text:soft-page-break/></text:p>
      <text:p text:style-name="P128">========================================</text:p>
      <text:p text:style-name="P95">@Controller</text:p>
      <text:p text:style-name="P95">puclic class HelloController {</text:p>
      <text:p text:style-name="P95"/>
      <text:p text:style-name="P95"><text:tab/>@GetMapping("/hello")</text:p>
      <text:p text:style-name="P95"><text:tab/>public String hello(Model model){</text:p>
      <text:p text:style-name="P95"><text:tab/><text:tab/>model.addAttribute("nome", "Mundo");</text:p>
      <text:p text:style-name="P94"><text:span text:style-name="Fonte_20_parág._20_padrão"><text:span text:style-name="T1"><text:tab/><text:tab/>return "hello";</text:span></text:span></text:p>
      <text:p text:style-name="P95"><text:tab/>}</text:p>
      <text:p text:style-name="P95">}</text:p>
      <text:p text:style-name="P128">========================================</text:p>
      <text:p text:style-name="P5"/>
      <text:p text:style-name="P5">Os valores passados no Model podem ser acessados na camada de visão usando o Thymeleaf, por exemplo:</text:p>
      <text:p text:style-name="P5"/>
      <text:p text:style-name="P5">Sem o Thymeleaf:</text:p>
      <text:p text:style-name="P128">=============================</text:p>
      <text:p text:style-name="P95">&lt;html&gt;</text:p>
      <text:p text:style-name="P95"><text:tab/>&lt;head&gt;</text:p>
      <text:p text:style-name="P95"><text:tab/><text:tab/>&lt;meta charset="UTF-8/&gt;</text:p>
      <text:p text:style-name="P95"><text:tab/>&lt;/head&gt;</text:p>
      <text:p text:style-name="P95"><text:tab/>&lt;body&gt;</text:p>
      <text:p text:style-name="P95"><text:tab/><text:tab/>oi &lt;span&gt;João&lt;/span&gt;</text:p>
      <text:p text:style-name="P95"><text:tab/>&lt;/body&gt;</text:p>
      <text:p text:style-name="P95">&lt;/htm&gt;</text:p>
      <text:p text:style-name="P128">==============================</text:p>
      <text:p text:style-name="P5"/>
      <text:p text:style-name="P5">Se for atualizado o localhost:8080/hello, será apresentado a mensagem "Oi João".</text:p>
      <text:p text:style-name="P5"/>
      <text:p text:style-name="P5">Para que o Thymeleaf substiua o valor atual pelo atributo/variável "nome", tem que ser utilizado a propriedade do Thymeleaf (th:text"${variável}"):</text:p>
      <text:p text:style-name="P5"/>
      <text:p text:style-name="P5">Com o Thymeleaf:</text:p>
      <text:p text:style-name="P128">====================================<text:span text:style-name="T19">============================</text:span>==</text:p>
      <text:p text:style-name="P95">&lt;html&gt;</text:p>
      <text:p text:style-name="P95"><text:tab/>&lt;head&gt;</text:p>
      <text:p text:style-name="P95"><text:tab/><text:tab/>&lt;meta charset="UTF-8/&gt;</text:p>
      <text:p text:style-name="P95"><text:tab/>&lt;/head&gt;</text:p>
      <text:p text:style-name="P95"><text:tab/>&lt;body&gt;</text:p>
      <text:p text:style-name="P95"><text:tab/><text:tab/>oi &lt;span th:text="${nome}"&gt;João&lt;/span&gt; (valor que será substituído pelo Thymeleaf(</text:p>
      <text:p text:style-name="P95"><text:tab/>&lt;/body&gt;</text:p>
      <text:p text:style-name="P95">&lt;/html&gt;</text:p>
      <text:p text:style-name="P128">===============================<text:span text:style-name="T19">============================</text:span>=======</text:p>
      <text:p text:style-name="P5"/>
      <text:p text:style-name="P5">Agora, ao atualizar o localhost:8080/hello, será apresentado a mensagem "Oi Mundo". O Thymeleaf processou o html e substituiu o valor contido dentro do &lt;span th:text=”${nome}”&gt;João&lt;/span&gt; (João) pelo valor que ele pegou no atributo/variável model "nome" (th:text="${nome}").</text:p>
      <text:p text:style-name="P5"/>
      <text:p text:style-name="P2">==================</text:p>
      <text:p text:style-name="P2">Nessa aula aprendemos:</text:p>
      <text:p text:style-name="P2">==================</text:p>
      <text:p text:style-name="P5"/>
      <text:p text:style-name="P5">Para gerar o projeto usamos o Spring Initialzr: https://start.spring.io/</text:p>
      <text:p text:style-name="P5">Usamos o Spring Boot para inicializar a aplicação e rodar o Tomcat</text:p>
      <text:p text:style-name="P5">Spring Boot já tem o servlet container Tomcat embutido</text:p>
      <text:p text:style-name="P5">Spring MVC segue o padrão arquitetural Model-View-Controller</text:p>
      <text:p text:style-name="P5"><text:soft-page-break/>O servlet do Spring MVC recebe as requisições e delega para controllers mais específicos</text:p>
      <text:p text:style-name="P5">Como View, o Spring MVC usa Thymefeaf</text:p>
      <text:p text:style-name="P5">O Thymeleaf é uma alternativa a tecnologia JSP, serve para gerar HTML dinamicamente</text:p>
      <text:p text:style-name="P5">Thymeleaf tem a vantagem de usar atributos para definir a expression language</text:p>
      <text:p text:style-name="P5">Para definir uma classe que responde uma requisição HTTP, usamos as anotações:</text:p>
      <text:p text:style-name="P5">@Controller, @GetMapping entre outras opções</text:p>
      <text:p text:style-name="P94"><text:span text:style-name="Fonte_20_parág._20_padrão"><text:span text:style-name="T6">Métodos que atendem requisições HTTP são chamados de action.</text:span></text:span></text:p>
      <text:p text:style-name="P5"/>
      <text:p text:style-name="P2">==============</text:p>
      <text:p text:style-name="P2">Criando o Modelo</text:p>
      <text:p text:style-name="P2">==============</text:p>
      <text:p text:style-name="P5"/>
      <text:p text:style-name="P5">A partir do conhecimento de criação dos Controllers e Views, ou seja, enviar a partir dos Controllers informações que as views podem acessar através das SpringExpressionsLanguages, criaremos um novo template com o nome de home.html, onde faremos a listagem dos pedidos dentro de uma &lt;div&gt; dentro do &lt;body&gt;, que representa a &lt;div&gt; do pedido em si de um determinado pedido e ela vai se repetir, sendo que o conteúdo é alterado. Ainda sem acessar o back-end.</text:p>
      <text:p text:style-name="P5"/>
      <text:p text:style-name="P131">==============================================================</text:p>
      <text:p text:style-name="P96">&lt;html&gt;</text:p>
      <text:p text:style-name="P96"><text:tab/>&lt;head&gt;</text:p>
      <text:p text:style-name="P96"><text:tab/><text:tab/>&lt;meta charset="UTF-8"&gt;</text:p>
      <text:p text:style-name="P96"><text:tab/>&lt;/head&gt;</text:p>
      <text:p text:style-name="P96"><text:tab/>&lt;body&gt;</text:p>
      <text:p text:style-name="P97"><text:tab/><text:tab/>&lt;<text:span text:style-name="T17">div&gt;</text:span></text:p>
      <text:p text:style-name="P97"><text:tab/><text:tab/><text:tab/>&lt;div&gt;Nome do Produto&lt;/div&gt;</text:p>
      <text:p text:style-name="P96"><text:tab/><text:tab/><text:tab/>&lt;div&gt;Valor: &lt;span&gt;200,99&lt;/span&gt;&lt;/div&gt;</text:p>
      <text:p text:style-name="P96"><text:tab/><text:tab/><text:tab/>&lt;div&gt;Data de entrega: &lt;span&gt;10/02/2020&lt;/span&gt;&lt;/div&gt;</text:p>
      <text:p text:style-name="P96"><text:tab/><text:tab/></text:p>
      <text:p text:style-name="P96"><text:tab/><text:tab/><text:tab/>&lt;div&gt;Produto&lt;/div&gt;</text:p>
      <text:p text:style-name="P96"><text:tab/><text:tab/><text:tab/>&lt;div&gt;url do produto&lt;/div&gt;</text:p>
      <text:p text:style-name="P96"><text:tab/><text:tab/></text:p>
      <text:p text:style-name="P96"><text:tab/><text:tab/><text:tab/>&lt;div&gt;Descrição&lt;/div&gt;</text:p>
      <text:p text:style-name="P96"><text:tab/><text:tab/><text:tab/><text:tab/>&lt;div&gt;</text:p>
      <text:p text:style-name="P96"><text:tab/><text:tab/><text:tab/><text:tab/><text:tab/>&lt;textarea&gt;descrição do pedido&lt;/textarea&gt;</text:p>
      <text:p text:style-name="P96"><text:tab/><text:tab/><text:tab/><text:tab/>&lt;/div&gt;</text:p>
      <text:p text:style-name="P96"><text:tab/><text:tab/></text:p>
      <text:p text:style-name="P96"><text:tab/><text:tab/><text:tab/>&lt;div&gt;</text:p>
      <text:p text:style-name="P96"><text:tab/><text:tab/><text:tab/><text:tab/>&lt;img src=""/&gt;</text:p>
      <text:p text:style-name="P96"><text:tab/><text:tab/><text:tab/>&lt;/div&gt;</text:p>
      <text:p text:style-name="P96"><text:tab/><text:tab/>&lt;/<text:span text:style-name="T17">div</text:span>&gt;</text:p>
      <text:p text:style-name="P96"><text:tab/>&lt;/body&gt;</text:p>
      <text:p text:style-name="P96">&lt;/html&gt;</text:p>
      <text:p text:style-name="P136">==============================================================</text:p>
      <text:p text:style-name="P5"/>
      <text:p text:style-name="P5">Para conseguir acessar o back-end sem ser direto, precisamos criar uma Classe Controller. Com isso, conseguimos acessar pelo processamento do próprio Spring, pelo Web Browser, através do localhost:8080/home:</text:p>
      <text:p text:style-name="P5"/>
      <text:p text:style-name="P96">======================================</text:p>
      <text:p text:style-name="P96">@Controller</text:p>
      <text:p text:style-name="P96">public class HomeController {</text:p>
      <text:p text:style-name="P96"><text:tab/></text:p>
      <text:p text:style-name="P96"><text:tab/>@GetMapping("/home")</text:p>
      <text:p text:style-name="P96"><text:tab/>public String home() {</text:p>
      <text:p text:style-name="P96"><text:tab/><text:tab/>return "home";</text:p>
      <text:p text:style-name="P96">======================================</text:p>
      <text:p text:style-name="P5"/>
      <text:p text:style-name="P5">Os conteúdos serão apresentados da mesma forma porque ainda não estamos processando nada no nosso front-end</text:p>
      <text:p text:style-name="P5"><text:soft-page-break/></text:p>
      <text:p text:style-name="P3">====================</text:p>
      <text:p text:style-name="P3">Percorrendo a lista na view</text:p>
      <text:p text:style-name="P3">====================</text:p>
      <text:p text:style-name="P6"/>
      <text:p text:style-name="P6">Como ainda não será implementado a integração com o banco de dados, criaremos uma classe, com o nome de Pedido, <text:span text:style-name="T8">e na classe HomeController criaremos um new Pedido </text:span>e colocaremos informações para ser renderizadas e processadas na view, <text:span text:style-name="T8">a</text:span> classe <text:span text:style-name="T8">Pedido</text:span> será criada dentro do package model, e vamos preencher os atributos dentro dela <text:span text:style-name="T7">e já adicionar os Getters e Setters (ctrl 3 </text:span><text:span text:style-name="T18">GGAS</text:span><text:span text:style-name="T7">)</text:span>:</text:p>
      <text:p text:style-name="P6"/>
      <text:p text:style-name="P132">===============<text:span text:style-name="T8">======================================</text:span><text:span text:style-name="T19">===============</text:span></text:p>
      <text:p text:style-name="P132">package br.com.alura.mvc.mudi.model;</text:p>
      <text:p text:style-name="P132"/>
      <text:p text:style-name="P132">import java.math.BigDecimal;</text:p>
      <text:p text:style-name="P132">import java.time.LocalDate;</text:p>
      <text:p text:style-name="P132"/>
      <text:p text:style-name="P132">public class Pedido {</text:p>
      <text:p text:style-name="P132"><text:tab/></text:p>
      <text:p text:style-name="P132"><text:tab/>private String nomeProduto;</text:p>
      <text:p text:style-name="P132"><text:tab/>private BigDecimal valorNegociado;</text:p>
      <text:p text:style-name="P132"><text:tab/>private LocalDate dataDaEntrega;</text:p>
      <text:p text:style-name="P132"><text:tab/>private String urlProduto;</text:p>
      <text:p text:style-name="P132"><text:tab/>private String urlImagem;</text:p>
      <text:p text:style-name="P132"><text:tab/>private String descricao;</text:p>
      <text:p text:style-name="P132"><text:tab/>public String getNomeProduto() {</text:p>
      <text:p text:style-name="P132"><text:tab/><text:tab/>return nomeProduto;</text:p>
      <text:p text:style-name="P132"><text:tab/>}</text:p>
      <text:p text:style-name="P132"><text:tab/>public void setNomeProduto(String nomeProduto) {</text:p>
      <text:p text:style-name="P132"><text:tab/><text:tab/>this.nomeProduto = nomeProduto;</text:p>
      <text:p text:style-name="P132"><text:tab/>}</text:p>
      <text:p text:style-name="P132"><text:tab/>public BigDecimal getValorNegociado() {</text:p>
      <text:p text:style-name="P132"><text:tab/><text:tab/>return valorNegociado;</text:p>
      <text:p text:style-name="P132"><text:tab/>}</text:p>
      <text:p text:style-name="P132"><text:tab/>public void setValorNegociado(BigDecimal valorNegociado) {</text:p>
      <text:p text:style-name="P132"><text:tab/><text:tab/>this.valorNegociado = valorNegociado;</text:p>
      <text:p text:style-name="P132"><text:tab/>}</text:p>
      <text:p text:style-name="P132"><text:tab/>public LocalDate getDataDaEntrega() {</text:p>
      <text:p text:style-name="P132"><text:tab/><text:tab/>return dataDaEntrega;</text:p>
      <text:p text:style-name="P132"><text:tab/>}</text:p>
      <text:p text:style-name="P132"><text:tab/>public void setDataDaEntrega(LocalDate dataDaEntrega) {</text:p>
      <text:p text:style-name="P132"><text:tab/><text:tab/>this.dataDaEntrega = dataDaEntrega;</text:p>
      <text:p text:style-name="P132"><text:tab/>}</text:p>
      <text:p text:style-name="P132"><text:tab/>public String getUrlProduto() {</text:p>
      <text:p text:style-name="P132"><text:tab/><text:tab/>return urlProduto;</text:p>
      <text:p text:style-name="P132"><text:tab/>}</text:p>
      <text:p text:style-name="P132"><text:tab/>public void setUrlProduto(String urlProduto) {</text:p>
      <text:p text:style-name="P132"><text:tab/><text:tab/>this.urlProduto = urlProduto;</text:p>
      <text:p text:style-name="P132"><text:tab/>}</text:p>
      <text:p text:style-name="P132"><text:tab/>public String getUrlImagem() {</text:p>
      <text:p text:style-name="P132"><text:tab/><text:tab/>return urlImagem;</text:p>
      <text:p text:style-name="P132"><text:tab/>}</text:p>
      <text:p text:style-name="P132"><text:tab/>public void setUrlImagem(String urlImagem) {</text:p>
      <text:p text:style-name="P132"><text:tab/><text:tab/>this.urlImagem = urlImagem;</text:p>
      <text:p text:style-name="P132"><text:tab/>}</text:p>
      <text:p text:style-name="P132"><text:tab/>public String getDescricao() {</text:p>
      <text:p text:style-name="P132"><text:tab/><text:tab/>return descricao;</text:p>
      <text:p text:style-name="P132"><text:tab/>}</text:p>
      <text:p text:style-name="P132"><text:tab/>public void setDescricao(String descricao) {</text:p>
      <text:p text:style-name="P132"><text:tab/><text:tab/>this.descricao = descricao;</text:p>
      <text:p text:style-name="P132"><text:tab/>}</text:p>
      <text:p text:style-name="P132"><text:tab/></text:p>
      <text:p text:style-name="P132"><text:tab/></text:p>
      <text:p text:style-name="P132"/>
      <text:p text:style-name="P132">}</text:p>
      <text:p text:style-name="P133">===============<text:span text:style-name="T8">======================================</text:span><text:span text:style-name="T19">===============</text:span></text:p>
      <text:p text:style-name="P6"/>
      <text:p text:style-name="P8"><text:soft-page-break/>Na classe HomeController iremos criar um novo Pedido (new Pedido) <text:span text:style-name="T9">e definir a variável local com o nome de pedido e preencher as informações utilizando o set.nomeDoAtributo</text:span><text:span text:style-name="T10">(da classe Pedido)</text:span><text:span text:style-name="T9"> e transformar em uma lista, utilizando a classe Arrays.asList passando como parâmetro pedido, onde esse pedido vai retornar uma lista de pedidos </text:span><text:span text:style-name="T10">da classe Pedido</text:span><text:span text:style-name="T9">, definida como pedidos (List&lt;Pedido&gt; pedidos = Arrays.asList (pedido)), e vamos adicionar a Interface Model </text:span><text:span text:style-name="T10">para enviar as informações (variáveis e valores) para a view (model.addAttribute(“pedidos”, pedidos))</text:span>:</text:p>
      <text:p text:style-name="P7"/>
      <text:p text:style-name="P98">==============================<text:span text:style-name="T11">===============================</text:span><text:span text:style-name="T19">==</text:span></text:p>
      <text:p text:style-name="P99">@Controller</text:p>
      <text:p text:style-name="P99">public class HomeController {</text:p>
      <text:p text:style-name="P99"><text:tab/></text:p>
      <text:p text:style-name="P99"><text:tab/>@GetMapping("/home")</text:p>
      <text:p text:style-name="P99"><text:tab/>public String home(Model model) {</text:p>
      <text:p text:style-name="P99"><text:tab/><text:tab/>Pedido pedido = new Pedido();</text:p>
      <text:p text:style-name="P99"><text:tab/><text:tab/>pedido.setNomeProduto("Smartphone...");</text:p>
      <text:p text:style-name="P99"><text:tab/><text:tab/>pedido.setUrlImagem("https://images-....jpg");<text:tab/><text:tab/><text:tab/><text:tab/>pedido.setUrlProduto("https://www.ama...");</text:p>
      <text:p text:style-name="P99"><text:tab/><text:tab/>pedido.setDescricao("Versão Global - Aurora Blue");</text:p>
      <text:p text:style-name="P99"/>
      <text:p text:style-name="P99"><text:tab/><text:tab/>List&lt;Pedido&gt; pedidos = Arrays.asList(pedido);</text:p>
      <text:p text:style-name="P99"><text:tab/><text:tab/></text:p>
      <text:p text:style-name="P99"><text:tab/><text:tab/>model.addAttribute("pedidos", pedidos);</text:p>
      <text:p text:style-name="P99"><text:tab/><text:tab/></text:p>
      <text:p text:style-name="P99"><text:tab/><text:tab/>return "home";</text:p>
      <text:p text:style-name="P99"><text:tab/>}</text:p>
      <text:p text:style-name="P99">==============================<text:span text:style-name="T11">===============================</text:span><text:span text:style-name="T19">==</text:span></text:p>
      <text:p text:style-name="P7"/>
      <text:p text:style-name="P7"/>
      <text:p text:style-name="P10">Para acessar um determinado pedido percorrendo <text:span text:style-name="T14">u</text:span><text:span text:style-name="T12">ma</text:span> lista <text:span text:style-name="T12">de pedidos </text:span><text:span text:style-name="T15">dinamicamente</text:span> e visualizar no localhost:8080/<text:span text:style-name="T15">home</text:span>, na página home.html, precisamos adicionar as propriedades do Thymeleaf <text:s text:c="9"/>th:each="pedido : ${pedidos}" <text:span text:style-name="T12">na &lt;div&gt; principal,</text:span> th:text="${<text:span text:style-name="T14">pedido.</text:span><text:span text:style-name="T12">atribrutoClassePedido</text:span>}",<text:span text:style-name="T13"> para o &lt;input&gt;, o th:value=”${</text:span><text:span text:style-name="T14">pedido.</text:span><text:span text:style-name="T12">atribrutoClassePedido</text:span><text:span text:style-name="T13">}” </text:span><text:span text:style-name="T14">para substituir o value do &lt;input&gt; </text:span><text:span text:style-name="T15">e o th:src=”${pedido.</text:span><text:span text:style-name="T12">atribrutoClassePedido</text:span><text:span text:style-name="T15">}” </text:span><text:span text:style-name="T14">para substituir o </text:span><text:span text:style-name="T15">src</text:span><text:span text:style-name="T14"> do &lt;</text:span><text:span text:style-name="T15">img</text:span><text:span text:style-name="T14">&gt;, </text:span><text:span text:style-name="T12">na &lt;div&gt; específica </text:span><text:span text:style-name="T14">para</text:span><text:span text:style-name="T12"> cada atributo da classe Pedido, </text:span><text:span text:style-name="T13">respeitando o formato “${}” para que seja extraído o valor da variável</text:span>:</text:p>
      <text:p text:style-name="P9"/>
      <text:p text:style-name="P127">=========================<text:span text:style-name="T16">=========================================</text:span></text:p>
      <text:p text:style-name="P130">&lt;html&gt;</text:p>
      <text:p text:style-name="P130"><text:tab/>&lt;head&gt;</text:p>
      <text:p text:style-name="P129"><text:tab/><text:tab/>&lt;meta charset="UTF-8"&gt;</text:p>
      <text:p text:style-name="P129"><text:tab/>&lt;/head&gt;</text:p>
      <text:p text:style-name="P129"><text:tab/>&lt;body&gt;</text:p>
      <text:p text:style-name="P129"><text:tab/><text:tab/>&lt;div th:each="pedido : ${pedidos}"&gt;</text:p>
      <text:p text:style-name="P129"><text:tab/><text:tab/><text:tab/>&lt;div th:text="${pedido.nomeProduto}"&gt;Nome do Produto&lt;/div&gt;</text:p>
      <text:p text:style-name="P129"><text:tab/><text:tab/><text:tab/>&lt;div&gt;Valor: &lt;span th:text="${pedido.valorNegociado}"&gt;200,99&lt;/span&gt;&lt;/div&gt;</text:p>
      <text:p text:style-name="P129"><text:tab/><text:tab/><text:tab/>&lt;div&gt;Data de entrega: &lt;span th:text="${pedido.dataDaEntrega}"&gt;10/02/2020&lt;/span&gt;&lt;/div&gt;</text:p>
      <text:p text:style-name="P129"><text:tab/><text:tab/><text:tab/></text:p>
      <text:p text:style-name="P129"><text:tab/><text:tab/><text:tab/>&lt;div&gt;Produto&lt;/div&gt;</text:p>
      <text:p text:style-name="P129"><text:tab/><text:tab/><text:tab/>&lt;div&gt;&lt;input th:value="${pedido.urlProduto}" value="url do produto"/&gt;&lt;/div&gt;</text:p>
      <text:p text:style-name="P129"><text:tab/><text:tab/><text:tab/></text:p>
      <text:p text:style-name="P129"><text:tab/><text:tab/><text:tab/>&lt;div&gt;Descrição&lt;/div&gt;</text:p>
      <text:p text:style-name="P129"><text:tab/><text:tab/><text:tab/><text:tab/>&lt;div&gt;</text:p>
      <text:p text:style-name="P129"><text:tab/><text:tab/><text:tab/><text:tab/><text:tab/>&lt;textarea th:text="${pedido.descricao}"&gt;descrição do pedido&lt;/textarea&gt;</text:p>
      <text:p text:style-name="P129"><text:tab/><text:tab/><text:tab/><text:tab/>&lt;/div&gt;</text:p>
      <text:p text:style-name="P129"><text:tab/><text:tab/><text:tab/></text:p>
      <text:p text:style-name="P129"><text:tab/><text:tab/><text:tab/>&lt;div&gt;</text:p>
      <text:p text:style-name="P129"><text:tab/><text:tab/><text:tab/><text:tab/>&lt;img th:src="${pedido.urlImagem}" src=""/&gt;</text:p>
      <text:p text:style-name="P129"><text:tab/><text:tab/><text:tab/>&lt;/div&gt;</text:p>
      <text:p text:style-name="P129"><text:tab/><text:tab/>&lt;/div&gt;</text:p>
      <text:p text:style-name="P129"><text:tab/>&lt;/body&gt;</text:p>
      <text:p text:style-name="P129">&lt;/html&gt;</text:p>
      <text:p text:style-name="P126">=========================<text:span text:style-name="T16">=========================================</text:span></text:p>
      <text:p text:style-name="P6"/>
      <text:p text:style-name="P11">================</text:p>
      <text:p text:style-name="P11">Aplicando o Bootstrap</text:p>
      <text:p text:style-name="P11">================</text:p>
      <text:p text:style-name="P11"/>
      <text:p text:style-name="P11"><text:soft-page-break/>Para estilizar o layout usando o Bootstrap a gente precisa importar o CSS do Bootstrap. Faremos a estilização em duas partes. Na primeira, iremos aplicar todas as classes necessárias nos &lt;input&gt; e nos elementos, <text:span text:style-name="T21">focando nos pedidos</text:span>, mas sem considerar a questão dos posicionamentos, <text:span text:style-name="T21">que será feito posteriormente.</text:span></text:p>
      <text:p text:style-name="P12">Faremos a importação do Bootstrap na página do Bootstrap (<text:a xlink:type="simple" xlink:href="https://getbootstrap.com/" text:style-name="Internet_20_link" text:visited-style-name="Visited_20_Internet_20_Link">https://getbootstrap.com/</text:a>), clicando em Get Started:</text:p>
      <text:p text:style-name="P12"/>
      <text:p text:style-name="P12">CSS</text:p>
      <text:p text:style-name="P12">Copy-paste the stylesheet &lt;link&gt; into your &lt;head&gt; before all other stylesheets to load our CSS.</text:p>
      <text:p text:style-name="P5"/>
      <text:p text:style-name="P101">================================================================================</text:p>
      <text:p text:style-name="P100">&lt;link href="https://cdn.jsdelivr.net/npm/bootstrap@5.0.0-beta2/dist/css/bootstrap.min.css" rel="stylesheet" integrity="sha384-BmbxuPwQa2lc/FVzBcNJ7UAyJxM6wuqIj61tLrc4wSX0szH/Ev+nYRRuWlolflfl" crossorigin="anonymous"&gt;</text:p>
      <text:p text:style-name="P101">================================================================================</text:p>
      <text:p text:style-name="P101"/>
      <text:p text:style-name="P101">================================================================================</text:p>
      <text:p text:style-name="P101">&lt;html&gt;</text:p>
      <text:p text:style-name="P101"><text:tab/>&lt;head &gt;</text:p>
      <text:p text:style-name="P101"><text:tab/><text:tab/>&lt;meta charset="UTF-8"&gt;</text:p>
      <text:p text:style-name="P101"><text:tab/><text:tab/>&lt;link href="https://cdn.jsdelivr.net/npm/bootstrap@5.0.0-beta2/dist/css/bootstrap.min.css" rel="stylesheet" integrity="sha384-BmbxuPwQa2lc/FVzBcNJ7UAyJxM6wuqIj61tLrc4wSX0szH/Ev+nYRRuWlolflfl" crossorigin="anonymous"&gt;</text:p>
      <text:p text:style-name="P101"><text:tab/>&lt;/head&gt;</text:p>
      <text:p text:style-name="P101"><text:tab/>&lt;body&gt;</text:p>
      <text:p text:style-name="P101"><text:tab/><text:tab/>&lt;div th:each="pedido : ${pedidos}"&gt;</text:p>
      <text:p text:style-name="P101"><text:tab/><text:tab/><text:tab/>&lt;div th:text="${pedido.nomeProduto}"&gt;Nome do Produto&lt;/div&gt;</text:p>
      <text:p text:style-name="P101"><text:tab/><text:tab/><text:tab/>&lt;div&gt;Valor: &lt;span th:text="${pedido.valorNegociado}"&gt;200,99&lt;/span&gt;&lt;/div&gt;</text:p>
      <text:p text:style-name="P101"><text:tab/><text:tab/><text:tab/>&lt;div&gt;Data de entrega: &lt;span th:text="${pedido.dataDaEntrega}"&gt;10/02/2020&lt;/span&gt;&lt;/div&gt;</text:p>
      <text:p text:style-name="P101"><text:tab/><text:tab/><text:tab/></text:p>
      <text:p text:style-name="P101"><text:tab/><text:tab/><text:tab/>&lt;div&gt;Produto&lt;/div&gt;</text:p>
      <text:p text:style-name="P101"><text:tab/><text:tab/><text:tab/>&lt;div&gt;&lt;input th:value="${pedido.urlProduto}" value="url do produto"/&gt;&lt;/div&gt;</text:p>
      <text:p text:style-name="P101"><text:tab/><text:tab/><text:tab/></text:p>
      <text:p text:style-name="P101"><text:tab/><text:tab/><text:tab/>&lt;div&gt;Descrição&lt;/div&gt;</text:p>
      <text:p text:style-name="P101"><text:tab/><text:tab/><text:tab/><text:tab/>&lt;div&gt;</text:p>
      <text:p text:style-name="P101"><text:tab/><text:tab/><text:tab/><text:tab/><text:tab/>&lt;textarea th:text="${pedido.descricao}"&gt;descrição do pedido&lt;/textarea&gt;</text:p>
      <text:p text:style-name="P101"><text:tab/><text:tab/><text:tab/><text:tab/>&lt;/div&gt;</text:p>
      <text:p text:style-name="P101"><text:tab/><text:tab/><text:tab/></text:p>
      <text:p text:style-name="P101"><text:tab/><text:tab/><text:tab/>&lt;div&gt;</text:p>
      <text:p text:style-name="P101"><text:tab/><text:tab/><text:tab/><text:tab/>&lt;img th:src="${pedido.urlImagem}" src=""/&gt;</text:p>
      <text:p text:style-name="P101"><text:tab/><text:tab/><text:tab/>&lt;/div&gt;</text:p>
      <text:p text:style-name="P101"><text:tab/><text:tab/>&lt;/div&gt;</text:p>
      <text:p text:style-name="P101"><text:tab/>&lt;/body&gt;</text:p>
      <text:p text:style-name="P101">&lt;/html&gt;</text:p>
      <text:p text:style-name="P101">================================================================================</text:p>
      <text:p text:style-name="P13"/>
      <text:p text:style-name="P14">Com isso, algumas mudanças já são visíveis, como tirar a margem, alterar o espaçamento, coloração e fonte.</text:p>
      <text:p text:style-name="P14"><text:span text:style-name="T22">A</text:span>justar<text:span text:style-name="T22">emos</text:span> os nossos pedidos <text:span text:style-name="T22">através dos </text:span>Components <text:span text:style-name="T22">do Bootstrap, que são estilos visuais que são aplicados em cada &lt;div&gt;, como alerts, buttons, cards.</text:span></text:p>
      <text:p text:style-name="P15">Criaremos uma nova &lt;div&gt;, englobando o pedido, e nela aplicaremos uma class=”container”, <text:span text:style-name="T23">onde basicamente será colocado todo o conteúdo da nossa página, </text:span>para que seja adicionado uma centralização e um tamanho de largura padrão, que de acordo com o dispositivo que será utilizado, <text:soft-page-break/>vai ter um ajuste diferente, ou seja, ele vai se ajustando, acompanhando o tamanho do dispositivo que está apresentando essa interface.</text:p>
      <text:p text:style-name="P14"/>
      <text:p text:style-name="P15">Adicionaremos um <text:span text:style-name="T23">class=”</text:span>card” na &lt;div&gt; dos pedidos.</text:p>
      <text:p text:style-name="P16">Para alterar o estilo dos inputs e do text area, como largura e borda, tornando assim a visualização mais agradável e um layout melhor com relação ao Bootstrap, utilizaremos o componente de formulário, que <text:span text:style-name="T24">s</text:span>ão os Forms. Nos inputs será adicionado a class=”form-control”.</text:p>
      <text:p text:style-name="P17">No topo, onde fica o nome do produto, <text:span text:style-name="T25">mais especificamente na &lt;div&gt; do nomeProduto</text:span>, <text:span text:style-name="T25">será aplicado a class=”card-header”</text:span></text:p>
      <text:p text:style-name="P13"/>
      <text:p text:style-name="P102">================================================================================</text:p>
      <text:p text:style-name="P103">&lt;html&gt;</text:p>
      <text:p text:style-name="P103"><text:tab/>&lt;head &gt;</text:p>
      <text:p text:style-name="P103"><text:tab/>...</text:p>
      <text:p text:style-name="P103"><text:tab/>&lt;/head&gt;</text:p>
      <text:p text:style-name="P103"><text:tab/>&lt;body&gt;</text:p>
      <text:p text:style-name="P103"><text:tab/><text:tab/>&lt;div <text:span text:style-name="T20">class="container"</text:span>&gt;</text:p>
      <text:p text:style-name="P103"><text:tab/><text:tab/><text:tab/>&lt;div <text:span text:style-name="T20">class="card"</text:span> th:each="pedido : ${pedidos}"&gt;</text:p>
      <text:p text:style-name="P103"><text:tab/><text:tab/><text:tab/><text:tab/>&lt;div <text:span text:style-name="T20">class="card-header"</text:span> th:text="${pedido.nomeProduto}"&gt;Nome do Produto&lt;/div&gt;</text:p>
      <text:p text:style-name="P103"><text:tab/><text:tab/><text:tab/><text:tab/>&lt;div&gt;Valor: &lt;span th:text="${pedido.valorNegociado}"&gt;200,99&lt;/span&gt;&lt;/div&gt;</text:p>
      <text:p text:style-name="P103"><text:tab/><text:tab/><text:tab/><text:tab/>&lt;div&gt;Data de entrega: &lt;span th:text="${pedido.dataDaEntrega}"&gt;10/02/2020&lt;/span&gt;&lt;/div&gt;</text:p>
      <text:p text:style-name="P103"><text:tab/><text:tab/><text:tab/><text:tab/></text:p>
      <text:p text:style-name="P103"><text:tab/><text:tab/><text:tab/><text:tab/>&lt;div&gt;Produto&lt;/div&gt;</text:p>
      <text:p text:style-name="P103"><text:tab/><text:tab/><text:tab/><text:tab/>&lt;div&gt;&lt;input class="form-control" th:value="${pedido.urlProduto}" value="url do produto"/&gt;&lt;/div&gt;</text:p>
      <text:p text:style-name="P103"><text:tab/><text:tab/><text:tab/><text:tab/></text:p>
      <text:p text:style-name="P103"><text:tab/><text:tab/><text:tab/><text:tab/>&lt;div&gt;Descrição&lt;/div&gt;</text:p>
      <text:p text:style-name="P103"><text:tab/><text:tab/><text:tab/><text:tab/><text:tab/>&lt;div&gt;</text:p>
      <text:p text:style-name="P103"><text:tab/><text:tab/><text:tab/><text:tab/><text:tab/><text:tab/>&lt;textarea class="form-control" th:text="${pedido.descricao}"&gt;descrição do pedido&lt;/textarea&gt;</text:p>
      <text:p text:style-name="P103"><text:tab/><text:tab/><text:tab/><text:tab/><text:tab/>&lt;/div&gt;</text:p>
      <text:p text:style-name="P103"><text:tab/><text:tab/><text:tab/><text:tab/></text:p>
      <text:p text:style-name="P103"><text:tab/><text:tab/><text:tab/><text:tab/>&lt;div&gt;</text:p>
      <text:p text:style-name="P103"><text:tab/><text:tab/><text:tab/><text:tab/><text:tab/>&lt;img th:src="${pedido.urlImagem}" src=""/&gt;</text:p>
      <text:p text:style-name="P103"><text:tab/><text:tab/><text:tab/><text:tab/>&lt;/div&gt;</text:p>
      <text:p text:style-name="P103"><text:tab/><text:tab/><text:tab/>&lt;/div&gt;</text:p>
      <text:p text:style-name="P103"><text:tab/><text:tab/>&lt;/div&gt;</text:p>
      <text:p text:style-name="P103"><text:tab/>&lt;/body&gt;</text:p>
      <text:p text:style-name="P103">&lt;/html&gt;</text:p>
      <text:p text:style-name="P102">================================================================================</text:p>
      <text:p text:style-name="P50"/>
      <text:p text:style-name="P50">======================<text:span text:style-name="T34">=</text:span></text:p>
      <text:p text:style-name="P50">Posicionamento com Bootstrap</text:p>
      <text:p text:style-name="P50">======================<text:span text:style-name="T34">=</text:span></text:p>
      <text:p text:style-name="P18"/>
      <text:p text:style-name="P19">Nesse momento, nosso layout já tem aplicado nas &lt;tags&gt; as principais classes do Bootstrap, <text:span text:style-name="T26">como os componentes de card e ajustes nos inputs, então, </text:span><text:span text:style-name="T27">agora </text:span><text:span text:style-name="T26">faremos o posicionamento da imagem ao lado do conteúdo do produto.</text:span></text:p>
      <text:p text:style-name="P20">O Bootstrap tem um sistema de Grid (Layout/Grid). Para cada linha, onde ele tem uma classe associada chama<text:span text:style-name="T27">da</text:span> row, o Bootstrap divide uma linha em 12 colunas, <text:span text:style-name="T27">o que permite</text:span> posicionar e ajustar o tamanho dos elementos de acordo com a quantidade de colunas que ele ocupa, por exemplo, dois componente que ocupam <text:span text:style-name="T27">três</text:span> colunas cada, e ambos fazem parte da mesma linha, o Bootstrap os colocará lado a lado, e sobrará 6 colunas.</text:p>
      <text:p text:style-name="P20">O prefixo para se trabalhar com colunas, em questão de quantas colunas o elemento ocupa, é através do .col-, em relação a tela do dispositvo, como Extra Small, Small, Medium, Large e Extra Large.</text:p>
      <text:p text:style-name="P22"><text:soft-page-break/>Primeiramente, como é uma característica padrão dos cards ter um header e um body, será criado uma &lt;div class=”card-body”&gt;...&lt;/div&gt;, que agrupará os pedidos, sem alterar o layout, mas apenas aplicando uma margem para ajustar o conteúdo dentro do card e alinhar com card-header.</text:p>
      <text:p text:style-name="P23">Será criado mais duas &lt;div&gt;, uma que associará o conteúdo do pedido, e outra ao conteúdo da <text:s/>imagem, <text:span text:style-name="T28">para posicionar os elementos, definindo cada uma com </text:span><text:span text:style-name="T30">X</text:span><text:span text:style-name="T28"> colunas &lt;div class=”col-</text:span><text:span text:style-name="T30">x</text:span><text:span text:style-name="T28">”&gt;, </text:span><text:span text:style-name="T30">nesse caso, aplicaremos 8 colunas para o conteúdo e 4 colunas para a imagem (total de 12 colunas) </text:span>. <text:span text:style-name="T28">Para que </text:span><text:span text:style-name="T29">o conteúdo do pedido e da imagem se ajustem lado a lado, cada um ocupando </text:span><text:span text:style-name="T30">uma porcentagem</text:span><text:span text:style-name="T29"> da página </text:span><text:span text:style-name="T30">a ser definida</text:span><text:span text:style-name="T28">, é necessário englobar a &lt;div&gt; do conteúdo do pedido e a &lt;div&gt; do conteúdo da imagem numa &lt;div class=”row”&gt;.</text:span></text:p>
      <text:p text:style-name="P24">Na documentação do Bootstrap tem um Content/Images, que nos informa como adicionar algum estilo visual nas imagens, como a class=”img-thumbnail”, que deve ser adicionada na &lt;img&gt;. <text:span text:style-name="T30">Ao aplicar esse estilo, a imagem passa a ter uma borda arredondada, e ela se ajusta ao conteúdo do componente da qual está inclusa.</text:span></text:p>
      <text:p text:style-name="P25">Ao movimentar o tamanho da página, o conteúdo e a imagem se ajustam automaticamente, porém, o conteúdo do pedido vai se estreitando conforme a tela é diminuída, e isso compromete a visualização clara do elemento, então, é interessante que ao ser diminuíd<text:span text:style-name="T31">o o tamanho d</text:span>a tela, o conteúdo se mantenha num tamanho adequado e a imagem fique abaixo, <text:span text:style-name="T31">para não comprometer a visualização. Para isso, será necessário definir tanto o conteúdo do pedido, quanto o conteúdo da imagem em 12 colunas. &lt;div class=”col-12”&gt; e para a imagem não ficar tão colada no conteúdo do pedido, aumentaremos o tamanho da margem de baixo (margin bottom) do conteúdo do pedido &lt;div class=”col-12 mb-3”&gt;.</text:span></text:p>
      <text:p text:style-name="P26">Note que, ao movimentar o tamanho da página, a tela dá um “salto”, que significa que ela visualização se ajustou automaticamente ao tamanho da tela do dispositivo, e esse posicionamento pode ser estilizado. Na Documentação do Bootstrap, em Layout/Grig, há a informação sobre as especificações do tamanho das telas:</text:p>
      <text:p text:style-name="P26"/>
      <text:p text:style-name="P21">Extra Small <text:tab/><text:tab/><text:span text:style-name="T32">xs <text:tab/>.col-</text:span></text:p>
      <text:p text:style-name="P21">Small <text:tab/><text:tab/><text:tab/><text:span text:style-name="T32">sm <text:tab/>.col-sm-</text:span></text:p>
      <text:p text:style-name="P21">Medium <text:tab/><text:tab/><text:span text:style-name="T32">md <text:tab/>.col-md-</text:span></text:p>
      <text:p text:style-name="P21">Large <text:tab/><text:tab/><text:tab/><text:span text:style-name="T32">lg <text:tab/>.col-lg-</text:span></text:p>
      <text:p text:style-name="P21">Extra Large <text:tab/><text:tab/><text:span text:style-name="T32">xl <text:tab/>.col-xl-</text:span></text:p>
      <text:p text:style-name="P21"><text:span text:style-name="T32">E </text:span>Extra Large<text:tab/><text:tab/><text:span text:style-name="T32">xxl <text:tab/>.col-xxl-</text:span></text:p>
      <text:p text:style-name="P21"/>
      <text:p text:style-name="P27">Quando a tela está em seu menor formato, ela está em xs, e quando ela dá o seu primeiro salto, ela está em sm, então podemos usar o <text:span text:style-name="T32">.col-sm- </text:span>para definir quantas colunas ele vai ocupar quando a tela já é um pouco maior, nesse caso, em tamanho Small, dessa forma: conteúdo do pedido &lt;div class="col-12 col-sm-8 mb-3"&gt; e conteúdo da imagem &lt;div class="col-12 col-sm-4"&gt;.</text:p>
      <text:p text:style-name="P28"/>
      <text:p text:style-name="P28">Para se assemelhar ao modelo proposto da tela do pedido, os atributos Valor e Data da entrega devem ficar lado a lado ou seja, na mesma linha. Para isso, o conteúdo referente aos atributos mencionados devem ser colocados dentro de uma &lt;div class=”row”&gt;, para que eles fiquem dentro que uma linha, de modo que, ao entrar no posicionamento/ajuste de tela Medium/md, eles entrem nessa configuração automaticamente, com as colunas definidas para cada atributo. </text:p>
      <text:p text:style-name="P28">Para Valor: <text:tab/><text:tab/>&lt;div class=”col-md-<text:span text:style-name="T33">5</text:span>”.</text:p>
      <text:p text:style-name="P28">Para Data da entrega: <text:tab/>&lt;div class=”col-md-<text:span text:style-name="T33">7</text:span>”.</text:p>
      <text:p text:style-name="P28"/>
      <text:p text:style-name="P29">Veja como ficou o código com as devidas alterações:</text:p>
      <text:p text:style-name="P29"/>
      <text:p text:style-name="P104">================================================================================</text:p>
      <text:p text:style-name="P134">&lt;html&gt;</text:p>
      <text:p text:style-name="P134"><text:tab/>&lt;head &gt;</text:p>
      <text:p text:style-name="P134"><text:tab/><text:tab/>&lt;meta charset="UTF-8"&gt;</text:p>
      <text:p text:style-name="P134"><text:tab/><text:tab/>&lt;link href="https://cdn.jsdelivr.net/npm/bootstrap@5.0.0-beta2/dist/css/bootstrap.min.css" rel="stylesheet" integrity="sha384-BmbxuPwQa2lc/FVzBcNJ7UAyJxM6wuqIj61tLrc4wSX0szH/Ev+nYRRuWlolflfl" crossorigin="anonymous"&gt;</text:p>
      <text:p text:style-name="P134"><text:tab/>&lt;/head&gt;</text:p>
      <text:p text:style-name="P134"><text:soft-page-break/><text:tab/>&lt;body&gt;</text:p>
      <text:p text:style-name="P134"><text:tab/><text:tab/>&lt;div class="container"&gt;</text:p>
      <text:p text:style-name="P134"><text:tab/><text:tab/><text:tab/>&lt;div class="card" th:each="pedido : ${pedidos}"&gt;</text:p>
      <text:p text:style-name="P134"><text:tab/><text:tab/><text:tab/><text:tab/>&lt;div class="card-header" th:text="${pedido.nomeProduto}"&gt;Nome do Produto&lt;/div&gt;</text:p>
      <text:p text:style-name="P134"><text:tab/><text:tab/><text:tab/><text:tab/>&lt;div class="card-body"&gt;</text:p>
      <text:p text:style-name="P134"><text:tab/><text:tab/><text:tab/><text:tab/><text:tab/><text:tab/>&lt;div class="row"&gt;</text:p>
      <text:p text:style-name="P134"><text:tab/><text:tab/><text:tab/><text:tab/><text:tab/><text:tab/>&lt;div class="col-12 col-sm-8 mb-3"&gt;</text:p>
      <text:p text:style-name="P134"><text:tab/><text:tab/><text:tab/><text:tab/><text:tab/><text:tab/><text:tab/>&lt;div class="row"&gt;</text:p>
      <text:p text:style-name="P134"><text:tab/><text:tab/><text:tab/><text:tab/><text:tab/><text:tab/><text:tab/><text:tab/>&lt;div class="col-md-5"&gt;Valor: &lt;span th:text="${pedido.valorNegociado}"&gt;200,99&lt;/span&gt;&lt;/div&gt;</text:p>
      <text:p text:style-name="P134"><text:tab/><text:tab/><text:tab/><text:tab/><text:tab/><text:tab/><text:tab/><text:tab/>&lt;div class="col-md-7"&gt;Data de entrega: &lt;span th:text="${pedido.dataDaEntrega}"&gt;10/02/2020&lt;/span&gt;&lt;/div&gt;</text:p>
      <text:p text:style-name="P134"><text:tab/><text:tab/><text:tab/><text:tab/><text:tab/><text:tab/><text:tab/>&lt;/div&gt;</text:p>
      <text:p text:style-name="P134"><text:tab/><text:tab/><text:tab/><text:tab/><text:tab/><text:tab/><text:tab/></text:p>
      <text:p text:style-name="P134"><text:tab/><text:tab/><text:tab/><text:tab/><text:tab/><text:tab/><text:tab/>&lt;div&gt;Produto&lt;/div&gt;</text:p>
      <text:p text:style-name="P134"><text:tab/><text:tab/><text:tab/><text:tab/><text:tab/><text:tab/><text:tab/>&lt;div&gt;&lt;input class="form-control" th:value="${pedido.urlProduto}" value="url do produto"/&gt;&lt;/div&gt;</text:p>
      <text:p text:style-name="P134"><text:tab/><text:tab/><text:tab/><text:tab/><text:tab/><text:tab/><text:tab/></text:p>
      <text:p text:style-name="P134"><text:tab/><text:tab/><text:tab/><text:tab/><text:tab/><text:tab/><text:tab/>&lt;div&gt;Descrição&lt;/div&gt;</text:p>
      <text:p text:style-name="P134"><text:tab/><text:tab/><text:tab/><text:tab/><text:tab/><text:tab/><text:tab/><text:tab/>&lt;div&gt;</text:p>
      <text:p text:style-name="P134"><text:tab/><text:tab/><text:tab/><text:tab/><text:tab/><text:tab/><text:tab/><text:tab/><text:tab/>&lt;textarea class="form-control" th:text="${pedido.descricao}"&gt;descrição do pedido&lt;/textarea&gt;</text:p>
      <text:p text:style-name="P134"><text:tab/><text:tab/><text:tab/><text:tab/><text:tab/><text:tab/><text:tab/><text:tab/>&lt;/div&gt;</text:p>
      <text:p text:style-name="P134"><text:tab/><text:tab/><text:tab/><text:tab/><text:tab/><text:tab/>&lt;/div&gt;</text:p>
      <text:p text:style-name="P134"><text:tab/><text:tab/><text:tab/><text:tab/><text:tab/><text:tab/>&lt;div class="col-12 col-sm-4"&gt;</text:p>
      <text:p text:style-name="P134"><text:tab/><text:tab/><text:tab/><text:tab/><text:tab/><text:tab/><text:tab/>&lt;div&gt;</text:p>
      <text:p text:style-name="P134"><text:tab/><text:tab/><text:tab/><text:tab/><text:tab/><text:tab/><text:tab/><text:tab/>&lt;img class="img-thumbnail" th:src="${pedido.urlImagem}" src=""/&gt;</text:p>
      <text:p text:style-name="P134"><text:tab/><text:tab/><text:tab/><text:tab/><text:tab/><text:tab/><text:tab/>&lt;/div&gt;</text:p>
      <text:p text:style-name="P134"><text:tab/><text:tab/><text:tab/><text:tab/><text:tab/><text:tab/>&lt;/div&gt;</text:p>
      <text:p text:style-name="P134"><text:tab/><text:tab/><text:tab/><text:tab/><text:tab/>&lt;/div&gt;</text:p>
      <text:p text:style-name="P134"><text:tab/><text:tab/><text:tab/><text:tab/>&lt;/div&gt;</text:p>
      <text:p text:style-name="P134"><text:tab/><text:tab/><text:tab/>&lt;/div&gt;</text:p>
      <text:p text:style-name="P134"><text:tab/><text:tab/>&lt;/div&gt;</text:p>
      <text:p text:style-name="P134"><text:tab/>&lt;/body&gt;</text:p>
      <text:p text:style-name="P134">&lt;/html&gt;</text:p>
      <text:p text:style-name="P104">================================================================================</text:p>
      <text:p text:style-name="P18"/>
      <text:p text:style-name="P51">=============</text:p>
      <text:p text:style-name="P51">Usando JPA puro</text:p>
      <text:p text:style-name="P51">=============</text:p>
      <text:p text:style-name="P30"/>
      <text:p text:style-name="P30">Agora, o objetivo é fazer com que os pedidos mostrados na interface sejam trazidos do banco de dados e para isso, deve ser adicionado uma conexão com o banco de dados antes, e depois fazer o mapeamento via JPA, que é uma tecnologia que utilizaremos.</text:p>
      <text:p text:style-name="P31">Para adicionar uma conexão via JPA com o banco de dados integrado via SpringBoot, precisamos adicionar as dependências &lt;dependency&gt; necessárias, <text:span text:style-name="T35">acessando-as no start.spring.io, e nas Dependencies, selecionaremos Spring Data JPA e MySQL Driver, e no botão Explorer será gerado as dependências que adicionaremos no mundi/pom.xml, antes do DevTools:<text:line-break/><text:line-break/></text:span><text:span text:style-name="T3"> <text:s text:c="3"/></text:span></text:p>
      <text:p text:style-name="P33"><text:span text:style-name="T3">=</text:span><text:span text:style-name="T2">==========================================================</text:span></text:p>
      <text:p text:style-name="P115">&lt;dependency&gt;</text:p>
      <text:p text:style-name="P116"><text:tab/>&lt;groupId&gt;org.springframework.boot&lt;/groupId&gt;</text:p>
      <text:p text:style-name="P32"><text:span text:style-name="T3"><text:tab/>&lt;artifactId&gt;</text:span><text:span text:style-name="T4">spring-boot-starter-data-jpa</text:span><text:span text:style-name="T3">&lt;/artifactId&gt;</text:span></text:p>
      <text:p text:style-name="P116">&lt;/dependency&gt;</text:p>
      <text:p text:style-name="P116">&lt;dependency&gt;</text:p>
      <text:p text:style-name="P116"><text:tab/>&lt;groupId&gt;mysql&lt;/groupId&gt;</text:p>
      <text:p text:style-name="P32"><text:span text:style-name="T3"><text:tab/>&lt;artifactId&gt;</text:span><text:span text:style-name="T4">mysql-connector-java</text:span><text:span text:style-name="T3">&lt;/artifactId&gt;</text:span></text:p>
      <text:p text:style-name="P116"><text:tab/>&lt;scope&gt;runtime&lt;/scope&gt;</text:p>
      <text:p text:style-name="P116">&lt;/dependency&gt;</text:p>
      <text:p text:style-name="P115">===========================================================</text:p>
      <text:p text:style-name="P18"/>
      <text:p text:style-name="P34">Além disso, precisamos também das propriedades de como preencher, e quais as propriedades que vamos adicionar no nosso projeto para ensinar o Spring a se conectar com o banco de dados. Através da busca por “spring guides jpa mysql” no Google, acessaremos o <text:a xlink:type="simple" xlink:href="https://spring.io/guides/gs/accessing-data-mysql/" text:style-name="Internet_20_link" text:visited-style-name="Visited_20_Internet_20_Link">https://spring.io/guides/gs/accessing-data-mysql/</text:a>, que é um guia do próprio site do Spring que mostra como fazer essa configuração através do <text:span text:style-name="T1">application.properties</text:span>. Copiaremos as <text:soft-page-break/>propriedades e colaremos no arquivo application.properties no Eclipse, que está em src/main/resources/templates, e começaremos configurar.</text:p>
      <text:p text:style-name="P34"><text:s/></text:p>
      <text:p text:style-name="P18"/>
      <text:p text:style-name="P105"/>
      <text:p text:style-name="P106">==========================================================================</text:p>
      <text:p text:style-name="P106">spring.jpa.hibernate.ddl-auto=update</text:p>
      <text:p text:style-name="P106">spring.datasource.url=jdbc:mysql://${MYSQL_HOST:localhost}:3306/mudi</text:p>
      <text:p text:style-name="P106">spring.datasource.username=root</text:p>
      <text:p text:style-name="P106">spring.datasource.password=root</text:p>
      <text:p text:style-name="P106">==========================================================================</text:p>
      <text:p text:style-name="P18"/>
      <text:p text:style-name="P18">hibernate.ddl-auto=update: <text:span text:style-name="T36">vai atualizar automaticamente com os novos bancos de dados que adicionaremos no projeto.</text:span></text:p>
      <text:p text:style-name="P18"/>
      <text:p text:style-name="P35">Url localhost:3306/mudi: que é a porta onde o banco ficará hospedado, com o nome do projeto Mudi.</text:p>
      <text:p text:style-name="P35"/>
      <text:p text:style-name="P35">User/Password: definidos no MariaDB.</text:p>
      <text:p text:style-name="P35"/>
      <text:p text:style-name="P35">Através do Client HeidiSQL, que é instalado junto com o MariaDB, configuraremos um acesso root e criaremos um banco de dados do Mudi. <text:span text:style-name="T37">Ele não tem nenhuma tabela, mas não precisaremos criar na mão, porque a nossa aplicação vai subir com o ddl-auto=update, então isso vai fazer com que ele crie a própria tabela que vamos precisar. A tabela que precisaremos criar no banco de dados é a que tem os dados do pedido.</text:span></text:p>
      <text:p text:style-name="P36">Para fazer a criação da tabela utilizando o JPA, teremos que acessar, no Eclipse, a classe Pedido, anota ela como uma @Entity do pacote javax.persistence.Entity, adiciona o atributo private Long id; com as anotações @Id @GeneratedValue (strategy = GenerationType.<text:span text:style-name="T39">IDENTITY</text:span>), <text:span text:style-name="T38">para que seja criado uma tabela pedido, com uma coluna chama</text:span><text:span text:style-name="T42">da</text:span><text:span text:style-name="T38"> id auto-incremento, que observaremos no HeidiSQL.</text:span></text:p>
      <text:p text:style-name="P18"/>
      <text:p text:style-name="P37">No HeidiSQL, vamos criar, na tabela pedido, através do botão +, um registro que será preenchido com as informações do pedido que queremos adicionar, nesse caso, utilizaremos os dados que estão na classe HomeController, e commitaremos posteriormente, através do botão check.</text:p>
      <text:p text:style-name="P37">Agora que já temos a conexão com o banco de dados dos pedidos, podemos apagar os dados e a lista do pedido que estão setados no HomeController.</text:p>
      <text:p text:style-name="P37">Para se comunicar com o banco de dados utilizando o JPA, utilizaremos a <text:span text:style-name="T42">I</text:span><text:span text:style-name="T40">nterface</text:span> private EntityManager entityManager; <text:span text:style-name="T41">e vamos pedir para o hibernate configurar esse entityManager usando a anotação @PersistenceContext.</text:span></text:p>
      <text:p text:style-name="P38">E para fazer uma consulta para buscar todos os pedidos do banco, vamos chamar o método entityManager.createQuery(“select p from Pedido p”), <text:span text:style-name="T43">adicionar uma variável local (crtl 1) chamada de query, Query query = entityManager.createQuery("select p from Pedido p"); que se tivéssemos que passar algum parâmetro, seria utilizando ele, mas por enquanto não passaremos nada.</text:span></text:p>
      <text:p text:style-name="P39">Vamos utilizar o query.getResultList(), e para <text:span text:style-name="T44">fazer com que essa lista do tipo Pedido seja um resultado</text:span>, vamos adicionar uma variável local (ctrl 1), com o nome de <text:span text:style-name="T44">pedidos</text:span>, List&lt;<text:span text:style-name="T44">Pedido</text:span>&gt; <text:span text:style-name="T44">pedidos</text:span> = query.getResultList();. <text:span text:style-name="T45">Deveremos </text:span><text:span text:style-name="T44">também adicionar no createdQuery a Result class que queremos, </text:span>Query query = entityManager.createQuery("select p from Pedido p", <text:span text:style-name="T44">Pedido.class</text:span>);, <text:span text:style-name="T44">assim, o get.resultList irá de fato retornar uma lista de pedidos, que será adicionada na variável pedidos que foi chamada no model.addAtributte.</text:span></text:p>
      <text:p text:style-name="P39"/>
      <text:p text:style-name="P135">===============================================================================================</text:p>
      <text:p text:style-name="P135">@Controller</text:p>
      <text:p text:style-name="P135">public class HomeController {</text:p>
      <text:p text:style-name="P135"><text:tab/>@PersistenceContext</text:p>
      <text:p text:style-name="P135"><text:tab/>private EntityManager entityManager;</text:p>
      <text:p text:style-name="P135"><text:tab/>@GetMapping("/home")</text:p>
      <text:p text:style-name="P135"><text:tab/>public String home(Model model) {</text:p>
      <text:p text:style-name="P135"><text:tab/><text:tab/>Query query = entityManager.createQuery("select p from Pedido p", Pedido.class);</text:p>
      <text:p text:style-name="P135"><text:soft-page-break/><text:tab/><text:tab/>List&lt;Pedido&gt; pedidos = query.getResultList();</text:p>
      <text:p text:style-name="P135"><text:tab/><text:tab/>model.addAttribute("pedidos", pedidos);</text:p>
      <text:p text:style-name="P135"><text:tab/><text:tab/>return "home";</text:p>
      <text:p text:style-name="P135"><text:tab/>}</text:p>
      <text:p text:style-name="P135"/>
      <text:p text:style-name="P135">}</text:p>
      <text:p text:style-name="P135">===============================================================================================</text:p>
      <text:p text:style-name="P52">==================</text:p>
      <text:p text:style-name="P52">Injeção de dependências</text:p>
      <text:p text:style-name="P52">==================</text:p>
      <text:p text:style-name="P40"/>
      <text:p text:style-name="P40">Detalhes importantes para a continuação do treinamento:</text:p>
      <text:p text:style-name="P40"/>
      <text:p text:style-name="P41">Não foi criada nenhuma instância <text:span text:style-name="T54">manualmente </text:span>da classe HomeController, porque ela é gerenciada pelo próprio Spring, sendo assim, o entityManager, que é um atributo necessário para essa classe, também é gerenciado pelo Spring e injetado dentro <text:span text:style-name="T54">da</text:span> classe HomeController. </text:p>
      <text:p text:style-name="P42"><text:span text:style-name="T55">O Spring a</text:span>lém de <text:span text:style-name="T56">saber resolver</text:span> as instâncias de HomeController, ele percebe que as instâncias de HomeController dependem de um EntityManager, que é que<text:span text:style-name="T56">m</text:span> vai no banco de dados, e para ir no banco de dados <text:span text:style-name="T56">é necessário</text:span> uma conection, e na hora de criar uma conection precisa de uma propriedade, que é o application-properties, e tudo isso está sendo resolvido pelo Spring. Na verdade o Spring não está criando essas instância<text:span text:style-name="T56">s</text:span>, mas ele sabe ir até alguém que saiba criar, e ele injeta as dependências quando necessário.</text:p>
      <text:p text:style-name="P43">Nesse momento, o HomeController está com muita responsabilidade como as dependências do EntityManager, PersistenceContext, Query. Por isso será criado um repositório, <text:span text:style-name="T50">uma nova classe </text:span>com o nome de <text:span text:style-name="T46">PedidoR</text:span>epository, <text:span text:style-name="T46">dentro do </text:span><text:span text:style-name="T50">novo </text:span><text:span text:style-name="T46">package repository</text:span>, que ficará com a lógica de fazer a consulta no banco de dados, <text:span text:style-name="T57">e terá</text:span><text:span text:style-name="T46"> a responsabilidade de acessar um repositório de informações de dados.</text:span></text:p>
      <text:p text:style-name="P42"/>
      <text:p text:style-name="P44">Lógica de consulta no banco de dados:<text:line-break/></text:p>
      <text:p text:style-name="P108">================================================================================</text:p>
      <text:p text:style-name="P107">Query query = entityManager.createQuery("select p from Pedido p", Pedido.class);</text:p>
      <text:p text:style-name="P107">List&lt;Pedido&gt; pedidos = query.getResultList();</text:p>
      <text:p text:style-name="P108">================================================================================</text:p>
      <text:p text:style-name="P42"/>
      <text:p text:style-name="P45">A classe PedidoRepository vai retornar uma <text:span text:style-name="T47">List</text:span> (java.util.list) do tipo Pedido, com o atributo recuperaTodosOsPedidos.</text:p>
      <text:p text:style-name="P45">O @PersistenceContext da classe HomeController será transferido para a classe PedidoRepository, para que seja possível a consulta pelo PedidoRepository, <text:span text:style-name="T50">retornando um resultado da lista, </text:span><text:span text:style-name="T48">com o return query.getResultList();, </text:span></text:p>
      <text:p text:style-name="P46">Como agora é a classe PedidoRepository que está utilizando o EntityManager, o HomeController não tem mais esse acesso, <text:span text:style-name="T49">mas sim </text:span><text:span text:style-name="T57">o acesso </text:span><text:span text:style-name="T49">a classe PedidoRepository, dessa forma: <text:line-break/>private PedidoRepository repository;</text:span></text:p>
      <text:p text:style-name="P47"/>
      <text:p text:style-name="P47">E <text:span text:style-name="T50">deve</text:span> utilizar o <text:span text:style-name="T51">atributo </text:span>repository para recuperar todos os pedidos <text:span text:style-name="T50">da lista</text:span>:<text:line-break/></text:p>
      <text:p text:style-name="P47"><text:span text:style-name="T50">List&lt;Pedido&gt; pedidos = </text:span>repository.recuperaTodosOsPedidos();</text:p>
      <text:p text:style-name="P47"/>
      <text:p text:style-name="P48">As dependências de EntityManager, PersistenceContext e Query já podem ser apagadas de HomeController.</text:p>
      <text:p text:style-name="P48"/>
      <text:p text:style-name="P49">Contudo, somente informar o atributo repository <text:span text:style-name="T52">na classe HomeController (que já é instanciada pelo Spring pelo @Controller)</text:span> não é suficiente para que o Spring faça injeção de uma dependência automaticamente, para isso, deve ser inserido a anotação @Autowired, que passa a informação para o Spring de que queremos uma instância de PedidoRepository <text:span text:style-name="T52">e, além disso, a classe PedidoRepository também deve ser gerenciada/instanciada pelo Spring, </text:span><text:span text:style-name="T53">com uma anotação que tem uma semântica mais adequada para essa classe, que é a @Repository, que passa a informação para o </text:span><text:soft-page-break/><text:span text:style-name="T53">Spring que a classe é um repositório, que deve ser gerenciada e instanciada sempre que for solicitado.</text:span></text:p>
      <text:p text:style-name="P49"/>
      <text:p text:style-name="P109"/>
      <text:p text:style-name="P109"/>
      <text:p text:style-name="P109">=============================================================================<text:line-break/>@Controller</text:p>
      <text:p text:style-name="P109">public class HomeController {</text:p>
      <text:p text:style-name="P109"><text:tab/></text:p>
      <text:p text:style-name="P109"><text:tab/>@Autowired</text:p>
      <text:p text:style-name="P109"><text:tab/>private PedidoRepository repository;</text:p>
      <text:p text:style-name="P109"/>
      <text:p text:style-name="P109"><text:tab/>@GetMapping("/home")</text:p>
      <text:p text:style-name="P109"><text:tab/>public String home(Model model) {</text:p>
      <text:p text:style-name="P109"><text:tab/><text:tab/>List&lt;Pedido&gt; pedidos = repository.recuperaTodosOsPedidos();</text:p>
      <text:p text:style-name="P109"><text:tab/><text:tab/>model.addAttribute("pedidos", pedidos);</text:p>
      <text:p text:style-name="P109"><text:tab/><text:tab/>return "home";</text:p>
      <text:p text:style-name="P109"><text:tab/>}</text:p>
      <text:p text:style-name="P109"/>
      <text:p text:style-name="P109">}</text:p>
      <text:p text:style-name="P109">=============================================================================</text:p>
      <text:p text:style-name="P109"/>
      <text:p text:style-name="P109">=============================================================================</text:p>
      <text:p text:style-name="P109">@Repository</text:p>
      <text:p text:style-name="P109">public class PedidoRepository {</text:p>
      <text:p text:style-name="P109"><text:tab/></text:p>
      <text:p text:style-name="P109"><text:tab/>@PersistenceContext</text:p>
      <text:p text:style-name="P109"><text:tab/>private EntityManager entityManager;</text:p>
      <text:p text:style-name="P109"><text:tab/></text:p>
      <text:p text:style-name="P109"><text:tab/>public List&lt;Pedido&gt; recuperaTodosOsPedidos() {</text:p>
      <text:p text:style-name="P109"><text:tab/><text:tab/>Query query = entityManager.createQuery("select p from Pedido p", Pedido.class);</text:p>
      <text:p text:style-name="P109"><text:tab/><text:tab/>return query.getResultList();</text:p>
      <text:p text:style-name="P109"><text:tab/>}</text:p>
      <text:p text:style-name="P109"/>
      <text:p text:style-name="P109">}</text:p>
      <text:p text:style-name="P109">=============================================================================</text:p>
      <text:p text:style-name="P109"/>
      <text:p text:style-name="P53">=============</text:p>
      <text:p text:style-name="P53">Spring Data JPA</text:p>
      <text:p text:style-name="P53">=============</text:p>
      <text:p text:style-name="P56"/>
      <text:p text:style-name="P56">O Spring Data já está sendo utilizado no projeto, adicionado como dependência no pom.xml para utilizar na comunicação com o banco de dados.</text:p>
      <text:p text:style-name="P56"/>
      <text:p text:style-name="P110">===========================================================</text:p>
      <text:p text:style-name="P110">&lt;dependency&gt;</text:p>
      <text:p text:style-name="P110"><text:tab/>&lt;groupId&gt;org.springframework.boot&lt;/groupId&gt;</text:p>
      <text:p text:style-name="P110"><text:tab/>&lt;artifactId&gt;spring-boot-starter-data-jpa&lt;/artifactId&gt;</text:p>
      <text:p text:style-name="P110">&lt;/dependency&gt;</text:p>
      <text:p text:style-name="P110">===========================================================</text:p>
      <text:p text:style-name="P110"/>
      <text:p text:style-name="P58">O projeto Spring Data é definido como um umbrella de subprojetos com tecnologia para acesso de repositórios de bancos de dados diferentes, <text:span text:style-name="T58">e nesse projeto, estamos utilizando o subprojeto Spring Data JPA e tem integração com o JPA, e tem um nível de abstração mais alto, </text:span><text:span text:style-name="T61">o que</text:span><text:span text:style-name="T58"> torna a configuração e a comunicação com o bando de dados bem mais simples e com muita coisa já implementada. </text:span></text:p>
      <text:p text:style-name="P61"><text:span text:style-name="T61">C</text:span>onverter<text:span text:style-name="T61">emos</text:span> noss<text:span text:style-name="T61">a classe</text:span> PedidoRepository utilizando JPA para trabalharmos com Spring Data JPA (integrado com JPA).</text:p>
      <text:p text:style-name="P61">O Spring Data JPA utiliza Interfaces para fazer a comunicação, logo, alteraremos a classe PedidoRepository para interface:</text:p>
      <text:p text:style-name="P57"><text:soft-page-break/></text:p>
      <text:p text:style-name="P111">===================================</text:p>
      <text:p text:style-name="P111">@Repository</text:p>
      <text:p text:style-name="P111">public <text:span text:style-name="T20">interface</text:span> PedidoRepository {</text:p>
      <text:p text:style-name="P111">===================================</text:p>
      <text:p text:style-name="P57"/>
      <text:p text:style-name="P60">E na descrição/definição dos métodos das Interfaces, deve ser seguido um padrão de nomenclatura para os métodos, que vai passar a explicação para o Spring Data de como aquele método deve ser implementado, e <text:span text:style-name="T61">o Spring</text:span>, pelo nome, vai implementar aquele método.</text:p>
      <text:p text:style-name="P60">Por exemplo, para o método recuperaTodosOsPedidos(), utilizando o padrão Spring Data de nomenclatura, utilizaremos o findAll(), que fará com que o Spring possa identificar um método que recupera uma lista de pedidos, e <text:span text:style-name="T59">como </text:span>ele sabe fazer um select * ("select p from Pedido p") <text:span text:style-name="T59">e sabe utilizar o EntityManager</text:span>, ele vai implementar o método usando o nome do próprio método. <text:span text:style-name="T59">E com isso, essas implementações </text:span><text:span text:style-name="T61">já </text:span><text:span text:style-name="T59">não </text:span><text:span text:style-name="T60">s</text:span><text:span text:style-name="T61">er</text:span><text:span text:style-name="T60">ão</text:span><text:span text:style-name="T59"> mais necessári</text:span><text:span text:style-name="T60">as, e além disso, vamos diminuindo as dependências.</text:span></text:p>
      <text:p text:style-name="P59"/>
      <text:p text:style-name="P112">=================================================</text:p>
      <text:p text:style-name="P112">package br.com.alura.mvc.mudi.repository;</text:p>
      <text:p text:style-name="P112"/>
      <text:p text:style-name="P112">import org.springframework.stereotype.Repository;</text:p>
      <text:p text:style-name="P112"/>
      <text:p text:style-name="P112">import java.util.List;</text:p>
      <text:p text:style-name="P112"/>
      <text:p text:style-name="P112">import br.com.alura.mvc.mudi.model.Pedido;</text:p>
      <text:p text:style-name="P112"/>
      <text:p text:style-name="P112">@Repository</text:p>
      <text:p text:style-name="P112">public interface PedidoRepository {</text:p>
      <text:p text:style-name="P112"><text:tab/></text:p>
      <text:p text:style-name="P112"><text:tab/>public List&lt;Pedido&gt; findAll();</text:p>
      <text:p text:style-name="P112">}</text:p>
      <text:p text:style-name="P112">=================================================</text:p>
      <text:p text:style-name="P59"/>
      <text:p text:style-name="P62">Para que o PedidoRepository funcione integrado com o Spring Data, precisamos extends uma Interface chamada de JpaRepository.</text:p>
      <text:p text:style-name="P63">Como parâmetro para a Interface JpaRepository, preciamos informar dois tipos genéricos. O primeiro é o tipo que ela está lidando, que é o &lt;Pedido&gt; é o outro é o id que é utilizado na classe Pedido, que no caso é o Long.</text:p>
      <text:p text:style-name="P65">Quando a Interface JpaRepository é estendida, automaticamente é herdado algumas definições de métodos e uma delas é o findAll(), e por isso, podemos apagar.</text:p>
      <text:p text:style-name="P59"/>
      <text:p text:style-name="P113">=================================================<text:span text:style-name="T62">=====================</text:span></text:p>
      <text:p text:style-name="P113">@Repository</text:p>
      <text:p text:style-name="P113">public interface PedidoRepository extends JpaRepository&lt;Pedido, Long&gt;{</text:p>
      <text:p text:style-name="P113"><text:tab/></text:p>
      <text:p text:style-name="P113">}</text:p>
      <text:p text:style-name="P113">=================================================<text:span text:style-name="T62">=====================</text:span></text:p>
      <text:p text:style-name="P117"/>
      <text:p text:style-name="P65">Portanto, na classe HomeController, já podemos/devemos substituir o método recuperaTodosOsPedidos() pelo findAll(), pois significa basicamente a mesma coisa. Principalmente se o nome do repositório repository for mais claro, como pedidoRepository, onde claramente ele vai retornar uma lista de pedidos.</text:p>
      <text:p text:style-name="P65"/>
      <text:p text:style-name="P114">=================================================<text:span text:style-name="T62">=======</text:span></text:p>
      <text:p text:style-name="P114"><text:tab/>@GetMapping("/home")</text:p>
      <text:p text:style-name="P114"><text:tab/>public String home(Model model) {</text:p>
      <text:p text:style-name="P114"><text:tab/><text:tab/>List&lt;Pedido&gt; pedidos = <text:span text:style-name="T62">pedidoR</text:span>epository.findAll();</text:p>
      <text:p text:style-name="P114"><text:tab/><text:tab/>model.addAttribute("pedidos", pedidos);</text:p>
      <text:p text:style-name="P114"><text:tab/><text:tab/>return "home";</text:p>
      <text:p text:style-name="P114"><text:tab/>}</text:p>
      <text:p text:style-name="P114">=================================================<text:span text:style-name="T62">=======</text:span></text:p>
      <text:p text:style-name="P64"><text:soft-page-break/></text:p>
      <text:p text:style-name="P66">Com isso, na classe PedidoRepository, podemos apagar a dependência java.util.List;, <text:span text:style-name="T63">deixando somente as dependências para as classes JpaRepository que é do Spring Data, o esteriótipo @Repository, que é para integrar com o Spring e a Pedido, porque é um repositório de pedidos.</text:span></text:p>
      <text:p text:style-name="P66"/>
      <text:p text:style-name="P54">===============</text:p>
      <text:p text:style-name="P54">Menu de Navegação</text:p>
      <text:p text:style-name="P54">===============</text:p>
      <text:p text:style-name="P67"/>
      <text:p text:style-name="P67">Nesse momento, já conseguimos listar os pedidos que estão no banco de dados que foram cadastrados na mão.</text:p>
      <text:p text:style-name="P67">Para a crianção desses pedidos, criaremos a tela de formulário de pedidos, através do Bootstrap para criação do layout e o Thymeleaf para podermos fazer validações, apresentar mensagens de erros.</text:p>
      <text:p text:style-name="P67">Antes da criação da página de formulário de pedidos, é necessário criar o link para se chegar até essa página na home.html.</text:p>
      <text:p text:style-name="P68">O objetivo é fazer a parte dos Menus de Navegação com os links de: “todos, aguardando, aprovado e entregue”, além do botão: “novo”.</text:p>
      <text:p text:style-name="P69">Em Html, para o Menu de <text:span text:style-name="T64">N</text:span>avegação é utilizado a tag &lt;nav&gt;&lt;nav/&gt;, e dentro será criado todos os links através do &lt;a href=“”&gt;Título&lt;/a&gt;.</text:p>
      <text:p text:style-name="P68">Para estilizar o Menu de <text:span text:style-name="T64">N</text:span>avegação, aplicaremos os componentes de estilo visual <text:span text:style-name="T64">em</text:span> Bootstrap/<text:span text:style-name="T64">Documentation/Components/Navbar.</text:span></text:p>
      <text:p text:style-name="P70">O Menu está dentro de um &lt;<text:span text:style-name="T65">nav&gt;, e utilizaremos a seguinte estilização</text:span> &lt;nav class="navbar navbar-expand-lg navbar-light bg-light"&gt;.</text:p>
      <text:p text:style-name="P71">Ainda na estilização dos menus, os links <text:span text:style-name="T66">deverão estar</text:span> dentro de uma &lt;div&gt;, com a estilização </text:p>
      <text:p text:style-name="P71">&lt;div class="navbar-nav"&gt;&lt;/div&gt;, <text:span text:style-name="T66">e os links com o CSS aplicado &lt;a class="nav-link active" href=""&gt;Todos&lt;/a&gt;, e os demais sem o “active”.</text:span></text:p>
      <text:p text:style-name="P72">Inseriremos o botão de “Novo”, com alinhamento à direita, fora da &lt;div&gt; dos links, com <text:s/>&lt;button class="btn btn-outline-success"&gt;Novo&lt;/button&gt;. <text:span text:style-name="T67">E para o posicionamento, utilizaremos os componentes do flex.utilities, com a class= “d-flex justify-content-between”, apenas colocando o conteúdo “d-flex justify-content-between” dentro da class do &lt;nav&gt; </text:span><text:span text:style-name="T69">mais ou mb-3 para o espaçamento abaixo</text:span><text:span text:style-name="T67">.</text:span></text:p>
      <text:p text:style-name="P73">Feito isso, transformaremos o botão Novo em um link, adicionando um &lt;a href=“<text:span text:style-name="T68">pedido/formulario</text:span>”&gt;&lt;button class="btn btn-outline-secondary"&gt;Novo&lt;/button&gt;&lt;/a&gt;.</text:p>
      <text:p text:style-name="P155">Faremos uma &lt;div&gt;&lt;h1&gt; para o título “Meus Pedidos”, com o estilo visual da class= “jumbotron”, e mb-0, e o estilo class="display-4".</text:p>
      <text:p text:style-name="P156">Obs.: Para que o Jumbotron funcione, o CSS <text:span text:style-name="T90">utilizado será </text:span>o <text:span text:style-name="T90">4.4.</text:span></text:p>
      <text:p text:style-name="P74">Ajustaremos o redimensionamento do menu dentro de &lt;nav&gt;, para que em um dispositivo menor (tela), ele mantenha sua configuração. Dentro de &lt;nav&gt;, no navbar-expand-lg, significa que o menu apenas vai se expandir, deixando os itens na horizontal, quando a tela for large (lg), logo, removeremos o lg.</text:p>
      <text:p text:style-name="P74"/>
      <text:p text:style-name="P118">================================================================================</text:p>
      <text:p text:style-name="P118">&lt;div class="jumbotron mb-0"&gt;</text:p>
      <text:p text:style-name="P118"><text:tab/>&lt;h1 class="display-4"&gt;Meus Pedidos&lt;/h1&gt;</text:p>
      <text:p text:style-name="P118">&lt;/div&gt;</text:p>
      <text:p text:style-name="P118"><text:tab/><text:tab/><text:tab/><text:tab/></text:p>
      <text:p text:style-name="P118"><text:tab/>&lt;nav class="navbar navbar-expand navbar-light bg-light d-flex justify-content-between mb-3"&gt;</text:p>
      <text:p text:style-name="P118"><text:tab/><text:tab/>&lt;div class="navbar-nav"&gt;</text:p>
      <text:p text:style-name="P118"><text:tab/><text:tab/><text:tab/>&lt;a class="nav-link active" href=""&gt;Todos&lt;/a&gt;</text:p>
      <text:p text:style-name="P118"><text:tab/><text:tab/><text:tab/>&lt;a class="nav-link" href=""&gt;Aguardando&lt;/a&gt;</text:p>
      <text:p text:style-name="P118"><text:tab/><text:tab/><text:tab/>&lt;a class="nav-link" href=""&gt;Aprovado&lt;/a&gt;</text:p>
      <text:p text:style-name="P118"><text:tab/><text:tab/><text:tab/>&lt;a class="nav-link" href=""&gt;Entregue&lt;/a&gt;</text:p>
      <text:p text:style-name="P118"><text:tab/><text:tab/>&lt;/div&gt;</text:p>
      <text:p text:style-name="P118"><text:tab/><text:tab/>&lt;a href="pedido/formulario"&gt;&lt;button class="btn btn-outline-secondary"&gt;Novo&lt;/button&gt;&lt;/a&gt;</text:p>
      <text:p text:style-name="P118"><text:tab/>&lt;/nav&gt;</text:p>
      <text:p text:style-name="P118"><text:soft-page-break/>================================================================================</text:p>
      <text:p text:style-name="P118"/>
      <text:p text:style-name="P75"/>
      <text:p text:style-name="P75"/>
      <text:p text:style-name="P75"/>
      <text:p text:style-name="P75"/>
      <text:p text:style-name="P55">================<text:span text:style-name="T70">=</text:span></text:p>
      <text:p text:style-name="P55">Formulário do Pedido</text:p>
      <text:p text:style-name="P55">================<text:span text:style-name="T70">=</text:span></text:p>
      <text:p text:style-name="P75"/>
      <text:p text:style-name="P76">Nesse momento, o botão “Novo” já está criado com link, onde ao clicar, somos redirecionados para a requisição <text:span text:style-name="T71">pedido/formulário, que ainda não existe, como também não existe um Controller que vai tratar todas as requisições para Pedido, como por exemplo, criar, atualizar, remover pedido, então, será criado um um Controller específico para agrupar as actions de tudo que tem a ver com Pedido dentro desse Controller.</text:span></text:p>
      <text:p text:style-name="P77">Criaremos dentro do package controller, uma classe nova chamada de PedidoController, onde todas as requisições que forem para /pedido serão redirecionadas para esse Controller específico.</text:p>
      <text:p text:style-name="P77">Em primeiro lugar, integraremos essa classe com o Spring, anotando-a com @Controller, e também será utilizado o @RequestMapping, para que possamos mapear todos os tipos de requisições, como “get”, que é um tipo de requisição, por exemplo. </text:p>
      <text:p text:style-name="P77">Com o @RequestMapping(“pedido”), estamos dizendo que todas as requisições que forem para pedido, irão bater no PedidoController.</text:p>
      <text:p text:style-name="P78">Será feito também uma action específica para o formulário, <text:span text:style-name="T72">que deve retornar a página html que deve ser renderizada para o usuário, public </text:span>String <text:span text:style-name="T72">formulario() {return “pedido/formulario”}</text:span>, <text:span text:style-name="T72">com a </text:span>anota<text:span text:style-name="T72">ção e parâmetro</text:span> @GetMapping<text:span text:style-name="T72">(“formulario”)</text:span>, onde /pedido já está mapeado no Controller, no nível da classe, e formulario no nivel da action (método).<text:line-break/><text:span text:style-name="T72">Exemplo: </text:span>@RequestMapping(“pedido”), @GetMapping<text:span text:style-name="T72">(“formulario”) = pedido/formulario.</text:span></text:p>
      <text:p text:style-name="P79">No HomeController, no return foi utilizado apenas “home”, que está dentro de src/main/resources/templates. No caso de PedidoController, a princípio ele pode ter várias páginas a tratamento de Pedido, por exemplo, um formulário para criação do pedido, outro para atualização do pedido, etc., com isso, criaremos uma folder específica para isso, com o nome de pedido, dentro de <text:s/>src/main/resources/templates, <text:span text:style-name="T73">e colocaremos todos os html dentro (return "pedido/formulario"), ou seja, vai retornar o html formulario, que está dentro da pasta pedido.</text:span></text:p>
      <text:p text:style-name="P80"/>
      <text:p text:style-name="P121">================================================================================</text:p>
      <text:p text:style-name="P121">package br.com.alura.mvc.mudi.controller;</text:p>
      <text:p text:style-name="P121"/>
      <text:p text:style-name="P121">import org.springframework.stereotype.Controller;</text:p>
      <text:p text:style-name="P121">import org.springframework.web.bind.annotation.GetMapping;</text:p>
      <text:p text:style-name="P121"/>
      <text:p text:style-name="P121">@Controller</text:p>
      <text:p text:style-name="P121">@RequestMapping("pedido")</text:p>
      <text:p text:style-name="P121">public class PedidoController {</text:p>
      <text:p text:style-name="P121"><text:tab/></text:p>
      <text:p text:style-name="P121"><text:tab/>@GetMapping("formulario")</text:p>
      <text:p text:style-name="P121"><text:tab/>public String formulario() {</text:p>
      <text:p text:style-name="P121"><text:tab/><text:tab/>return "pedido/formulario";</text:p>
      <text:p text:style-name="P121"><text:tab/>}</text:p>
      <text:p text:style-name="P121">}</text:p>
      <text:p text:style-name="P121">================================================================================</text:p>
      <text:p text:style-name="P80"/>
      <text:p text:style-name="P80"/>
      <text:p text:style-name="P80">Criaremos dentro da pasta pedidos, um novo file, ou seja, uma nova página chamada de formulario.html, e vamos começar a estilizar pelo topo, utilizando o que já temos da página principal, que envolve a importação do Bootstrap CSS, a &lt;div class=“container”&gt;, <text:span text:style-name="T74">que serve para centralizar um conteúdo e definir um tamanho padrão para a página que é redimensionável, ou seja, se ajusta ao tamanho da tela,</text:span> o jumbotron <text:span text:style-name="T74">e o &lt;h1&gt; com o título ajustado para Novo Pedido.</text:span></text:p>
      <text:p text:style-name="P80"><text:soft-page-break/></text:p>
      <text:p text:style-name="P121">================================================================================</text:p>
      <text:p text:style-name="P119">&lt;html&gt;</text:p>
      <text:p text:style-name="P119"><text:tab/>&lt;head &gt;</text:p>
      <text:p text:style-name="P119"><text:tab/><text:tab/>&lt;meta charset="UTF-8"&gt;</text:p>
      <text:p text:style-name="P119"><text:tab/><text:tab/>&lt;link href="https://cdn.jsdelivr.net/npm/bootstrap@5.0.0-beta2/dist/css/bootstrap.min.css" rel="stylesheet" integrity="sha384-BmbxuPwQa2lc/FVzBcNJ7UAyJxM6wuqIj61tLrc4wSX0szH/Ev+nYRRuWlolflfl" crossorigin="anonymous"&gt;</text:p>
      <text:p text:style-name="P119"><text:tab/>&lt;/head&gt;</text:p>
      <text:p text:style-name="P119"><text:tab/>&lt;body&gt;</text:p>
      <text:p text:style-name="P119"><text:tab/><text:tab/>&lt;div class="container"&gt;</text:p>
      <text:p text:style-name="P119"><text:tab/><text:tab/><text:tab/>&lt;div class="jumbotron mb-0"&gt;</text:p>
      <text:p text:style-name="P119"><text:tab/><text:tab/><text:tab/><text:tab/>&lt;h1 class="display-4"&gt;<text:span text:style-name="T74">Novo</text:span> Pedido&lt;/h1&gt;</text:p>
      <text:p text:style-name="P119"><text:tab/><text:tab/><text:tab/>&lt;/div&gt;</text:p>
      <text:p text:style-name="P120"><text:tab/><text:tab/>&lt;/div&gt;</text:p>
      <text:p text:style-name="P120"><text:tab/>&lt;/body&gt;</text:p>
      <text:p text:style-name="P120">&lt;html&gt;</text:p>
      <text:p text:style-name="P121">================================================================================</text:p>
      <text:p text:style-name="P121"/>
      <text:p text:style-name="P82">Nesse primeiro momento, criaremos o html específico <text:span text:style-name="T75">para que nosso sistema consiga receber uma requisição do usuário, contendo um item para poder colocar </text:span><text:span text:style-name="T76">dentro de um &lt;form&gt;&lt;div&gt;...&lt;/div&gt;&lt;/form&gt; </text:span><text:span text:style-name="T75">produto, url do produto, url da imagem, que envolve </text:span><text:span text:style-name="T77">os 3 componentes que envolvem os itens: </text:span><text:span text:style-name="T75">&lt;label&gt;, &lt;input&gt;, e uma </text:span><text:span text:style-name="T77">pequena </text:span><text:span text:style-name="T75">explicação embaixo </text:span><text:span text:style-name="T77">através da tag &lt;small&gt;</text:span><text:span text:style-name="T75">, além do placeholder </text:span><text:span text:style-name="T78">que é um atributo</text:span><text:span text:style-name="T75"> do &lt;input&gt;, e no caso </text:span><text:span text:style-name="T76">da</text:span><text:span text:style-name="T75"> descrição, um &lt;</text:span><text:span text:style-name="T76">textarea&gt; no lugar de &lt;input&gt;, sem &lt;</text:span><text:span text:style-name="T78">small&gt;</text:span><text:span text:style-name="T76">.</text:span></text:p>
      <text:p text:style-name="P84">Abaixo da descrição, fora da &lt;div&gt; será inserido também um botão Cadastrar, &lt;button type=“submit”&gt;&lt;/button&gt;. </text:p>
      <text:p text:style-name="P86">Para que as informações sejam submetidas para a url desejada, é necessário colocar no &lt;form&gt; o atributo action=“/pedido/novo”, com o method=“POST”.</text:p>
      <text:p text:style-name="P83"/>
      <text:p text:style-name="P122">================================================================================</text:p>
      <text:p text:style-name="P124">&lt;form&gt;</text:p>
      <text:p text:style-name="P124"><text:tab/>&lt;div&gt;</text:p>
      <text:p text:style-name="P124"><text:tab/><text:tab/>&lt;label for="nomeProduto"&gt;Produto&lt;/label&gt;</text:p>
      <text:p text:style-name="P124"><text:tab/><text:tab/>&lt;input name="nomeProduto" placeholder="nome do prodruto"/&gt;</text:p>
      <text:p text:style-name="P124"><text:tab/><text:tab/>&lt;small&gt;Informe qual o nome do produto.&lt;/small&gt;</text:p>
      <text:p text:style-name="P124"><text:tab/>&lt;/div&gt;</text:p>
      <text:p text:style-name="P124"><text:tab/>&lt;div&gt;</text:p>
      <text:p text:style-name="P124"><text:tab/><text:tab/>&lt;label for="urlProduto"&gt;Url do Produto&lt;/label&gt;</text:p>
      <text:p text:style-name="P124"><text:tab/><text:tab/>&lt;input name="urlProduto" placeholder="url do prodruto"/&gt;</text:p>
      <text:p text:style-name="P124"><text:tab/><text:tab/>&lt;small&gt;Procure em um site o produto que você deseja e cole a url da página aqui.&lt;/small&gt;</text:p>
      <text:p text:style-name="P124"><text:tab/>&lt;/div&gt;</text:p>
      <text:p text:style-name="P124"><text:tab/>&lt;div&gt;</text:p>
      <text:p text:style-name="P124"><text:tab/><text:tab/>&lt;label for="urlImagem"&gt;Imagem&lt;/label&gt;</text:p>
      <text:p text:style-name="P124"><text:tab/><text:tab/>&lt;input name="urlImagem" placeholder="url da imagem"/&gt;</text:p>
      <text:p text:style-name="P124"><text:tab/><text:tab/>&lt;small&gt;Copie a url de uma boa imagem do produto e cole aqui para ajudar a conseguir compradores.&lt;/small&gt;</text:p>
      <text:p text:style-name="P124"><text:tab/>&lt;/div&gt;</text:p>
      <text:p text:style-name="P124"><text:tab/>&lt;div&gt;</text:p>
      <text:p text:style-name="P124"><text:tab/><text:tab/>&lt;label for="descricao"&gt;Descrição&lt;/label&gt;</text:p>
      <text:p text:style-name="P124"><text:tab/><text:tab/>&lt;textarea name="descricao" placeholder="Adicione detalhes importantes para ajudar o comprador"&gt;&lt;/textarea&gt;</text:p>
      <text:p text:style-name="P124"><text:tab/>&lt;/div&gt;</text:p>
      <text:p text:style-name="P124"><text:tab/><text:tab/>&lt;button type="submit"&gt;Cadastrar&lt;/button&gt;</text:p>
      <text:p text:style-name="P124">&lt;/form&gt;</text:p>
      <text:p text:style-name="P122">================================================================================</text:p>
      <text:p text:style-name="P81"/>
      <text:p text:style-name="P85">Com isso, as informações serão enviadas para o back-end, de forma que essa página será renderizada no browser do usuário, e quando ele clicar o botão Cadastrar, ele vai fazer uma <text:soft-page-break/>requisição que vai chamar o nosso sistema, porém, ainda falta um método a ser feito para que possamos receber as informações preenchidas no formulário pelo usuário e salvar o pedido no banco de dados.</text:p>
      <text:p text:style-name="P85"/>
      <text:p text:style-name="P87"/>
      <text:p text:style-name="P87"/>
      <text:p text:style-name="P92">==============</text:p>
      <text:p text:style-name="P92">Salvando o Pedido</text:p>
      <text:p text:style-name="P92">==============</text:p>
      <text:p text:style-name="P87"/>
      <text:p text:style-name="P87">Para receber as informações do pedido e salvar no banco de dados, precisamos de alguém que responda a requisição de /pedido/novo, <text:span text:style-name="T79">e para isso, será criado um método que tem a ver com a página que vai aparecer depois </text:span><text:span text:style-name="T80">que</text:span><text:span text:style-name="T79"> salvarmos o pedido, através de public String novo(), com a anotação @PostMapping(“novo”) (/pedido/novo).</text:span></text:p>
      <text:p text:style-name="P88">O Spring consegue pegar os parâmetros que vem na requisição e mapear para um objeto, e para isso, precisaremos de uma classe <text:span text:style-name="T81">que servirá apenas para transferir objetos</text:span>. Essa classe que será criada no package dto (data transfer objects) <text:span text:style-name="T88">e</text:span> precisará dos atributos com os mesmos nomes <text:span text:style-name="T83">dos names dos &lt;input&gt;</text:span> <text:span text:style-name="T88">da </text:span>página <text:span text:style-name="T84">formulario.html</text:span>, que são: nomeProduto, urlProduto, urlImagem e descricao, <text:span text:style-name="T81">todas do tipo String</text:span>, <text:span text:style-name="T82">com seus getters e setters (ctrl+3 ggas),</text:span> para receber as informações que estão no request e, para isso, o método “novo” vai receber como parâmetro a classe RequisicaoNovoPedido com a variável requisicao. <text:span text:style-name="T85">A princípio</text:span><text:span text:style-name="T83">, os dados que vem no parâmetro da requisição, vão ser colocados dentro de um objeto dessa classe.</text:span></text:p>
      <text:p text:style-name="P89">Através da variável requisicao, vamos pedir para que seja criado um objeto do tipo Pedido com os dados que vieram dentro dela: <text:span text:style-name="T88">(</text:span>Pedido pedido = requisicao.toPedido();<text:span text:style-name="T88">)</text:span>, o toPedido é padrão, onde <text:s/>basicamente estamos convertendo uma requisição de novo pedido para um pedido novo. É necessário importar a classe Pedido e criar o método toPedido() na classe RequisicaoNovoPedido.</text:p>
      <text:p text:style-name="P90">Dentro do método toPedido(), criaremos um novo <text:span text:style-name="T88">p</text:span>edido, e vamos passar os atributos de um objeto dessa classe para dentro desse novo pedido, com pedido.setAtributo<text:span text:style-name="T86">(atributo)</text:span>, e return pedido.</text:p>
      <text:p text:style-name="P91">A requisição já me trouxe esses valores que usamos para criar um pedido novo, um objeto, mas ainda não salvamos no banco de dados e para isso, dentro de PedidoController, injetaremos a classe PedidoRepository, que é a classe que foi delegada para fazer a comunicação com o banco de dados, com a visibilidade private e variável do mesmo nome, anotada com @Autowired, <text:span text:style-name="T87">para que as instâncias sejas criadas através do Spring. </text:span><text:span text:style-name="T88">V</text:span><text:span text:style-name="T87">amos utilizar essa classe para salvar esse pedido através do método save() da Interface JpaRepository, pedidoRepository.save(pedido).</text:span></text:p>
      <text:p text:style-name="P87"/>
      <text:p text:style-name="P123">================================================================================</text:p>
      <text:p text:style-name="P123">public class RequisicaoNovoPedido {</text:p>
      <text:p text:style-name="P123"/>
      <text:p text:style-name="P123"><text:tab/>public String nomeProduto;</text:p>
      <text:p text:style-name="P123"><text:tab/>public String urlProduto;</text:p>
      <text:p text:style-name="P123"><text:tab/>public String urlImagem;</text:p>
      <text:p text:style-name="P123"><text:tab/>public String descricao;</text:p>
      <text:p text:style-name="P123"/>
      <text:p text:style-name="P123"><text:tab/>public String getNomeProduto() {</text:p>
      <text:p text:style-name="P123"><text:tab/><text:tab/>return nomeProduto;</text:p>
      <text:p text:style-name="P123"><text:tab/>}</text:p>
      <text:p text:style-name="P123"/>
      <text:p text:style-name="P123"><text:tab/>public void setNomeProduto(String nomeProduto) {</text:p>
      <text:p text:style-name="P123"><text:tab/><text:tab/>this.nomeProduto = nomeProduto;</text:p>
      <text:p text:style-name="P123"><text:tab/>}</text:p>
      <text:p text:style-name="P123"/>
      <text:p text:style-name="P123"><text:tab/>public String getUrlProduto() {</text:p>
      <text:p text:style-name="P123"><text:tab/><text:tab/>return urlProduto;</text:p>
      <text:p text:style-name="P123"><text:tab/>}</text:p>
      <text:p text:style-name="P123"/>
      <text:p text:style-name="P123"><text:tab/>public void setUrlProduto(String urlProduto) {</text:p>
      <text:p text:style-name="P123"><text:tab/><text:tab/>this.urlProduto = urlProduto;</text:p>
      <text:p text:style-name="P123"><text:tab/>}</text:p>
      <text:p text:style-name="P123"><text:soft-page-break/></text:p>
      <text:p text:style-name="P123"><text:tab/>public String getUrlImagem() {</text:p>
      <text:p text:style-name="P123"><text:tab/><text:tab/>return urlImagem;</text:p>
      <text:p text:style-name="P123"><text:tab/>}</text:p>
      <text:p text:style-name="P123"/>
      <text:p text:style-name="P123"><text:tab/>public void setUrlImagem(String urlImagem) {</text:p>
      <text:p text:style-name="P123"><text:tab/><text:tab/>this.urlImagem = urlImagem;</text:p>
      <text:p text:style-name="P123"><text:tab/>}</text:p>
      <text:p text:style-name="P123"/>
      <text:p text:style-name="P123"><text:tab/>public String getDescricao() {</text:p>
      <text:p text:style-name="P123"><text:tab/><text:tab/>return descricao;</text:p>
      <text:p text:style-name="P123"><text:tab/>}</text:p>
      <text:p text:style-name="P123"/>
      <text:p text:style-name="P123"><text:tab/>public void setDescricao(String descricao) {</text:p>
      <text:p text:style-name="P123"><text:tab/><text:tab/>this.descricao = descricao;</text:p>
      <text:p text:style-name="P123"><text:tab/>}</text:p>
      <text:p text:style-name="P123"/>
      <text:p text:style-name="P123"><text:tab/>public Pedido toPedido() {</text:p>
      <text:p text:style-name="P123"/>
      <text:p text:style-name="P123"><text:tab/><text:tab/>Pedido pedido = new Pedido();</text:p>
      <text:p text:style-name="P123"/>
      <text:p text:style-name="P123"><text:tab/><text:tab/>pedido.setNomeProduto(nomeProduto);</text:p>
      <text:p text:style-name="P123"><text:tab/><text:tab/>pedido.setUrlProduto(urlProduto);</text:p>
      <text:p text:style-name="P123"><text:tab/><text:tab/>pedido.setUrlImagem(urlImagem);</text:p>
      <text:p text:style-name="P123"><text:tab/><text:tab/>pedido.setDescricao(descricao);</text:p>
      <text:p text:style-name="P123"/>
      <text:p text:style-name="P123"><text:tab/><text:tab/>return pedido;</text:p>
      <text:p text:style-name="P123"><text:tab/>}</text:p>
      <text:p text:style-name="P123"/>
      <text:p text:style-name="P123">}</text:p>
      <text:p text:style-name="P123">================================================================================</text:p>
      <text:p text:style-name="P125">@Controller</text:p>
      <text:p text:style-name="P125">@RequestMapping("pedido")</text:p>
      <text:p text:style-name="P125">public class PedidoController {</text:p>
      <text:p text:style-name="P125"><text:tab/></text:p>
      <text:p text:style-name="P125"><text:tab/>@Autowired</text:p>
      <text:p text:style-name="P125"><text:tab/>private PedidoRepository pedidoRepository;</text:p>
      <text:p text:style-name="P125"/>
      <text:p text:style-name="P125"><text:tab/>@GetMapping("formulario")</text:p>
      <text:p text:style-name="P125"><text:tab/>public String formulario() {</text:p>
      <text:p text:style-name="P125"><text:tab/><text:tab/>return "pedido/formulario";</text:p>
      <text:p text:style-name="P125"><text:tab/>}</text:p>
      <text:p text:style-name="P125"><text:tab/></text:p>
      <text:p text:style-name="P125"><text:tab/>@PostMapping("novo")</text:p>
      <text:p text:style-name="P125"><text:tab/>public String novo(RequisicaoNovoPedido requisicao) {</text:p>
      <text:p text:style-name="P125"><text:tab/><text:tab/>Pedido pedido = requisicao.toPedido();</text:p>
      <text:p text:style-name="P125"><text:tab/><text:tab/>pedidoRepository.save(pedido);</text:p>
      <text:p text:style-name="P125"><text:tab/><text:tab/>return "pedido/formulario";</text:p>
      <text:p text:style-name="P125"><text:tab/>}</text:p>
      <text:p text:style-name="P125"/>
      <text:p text:style-name="P125">}</text:p>
      <text:p text:style-name="P123">================================================================================</text:p>
      <text:p text:style-name="P123"/>
      <text:p text:style-name="P93">================</text:p>
      <text:p text:style-name="P93">Validação do Pedido</text:p>
      <text:p text:style-name="P93">================</text:p>
      <text:p text:style-name="P93"/>
      <text:p text:style-name="P138">Nesse momento, conseguimos receber as informações preenchidas pelo usuário, criar um pedido e salvar no banco de dados, contudo, se o usuário não preencher nada, será salvo um pedido vazio, <text:span text:style-name="T89">por isso, precisamos obrigar o usuário a preencher ao menos o campo do Produto, Url do produto e imagem.</text:span></text:p>
      <text:p text:style-name="P139"><text:soft-page-break/>Antes, porém, estilizaremos a página do formulário através do Bootstrap, em Content/Forms, em todas as &lt;div&gt; do &lt;input&gt; <text:span text:style-name="T91">e &lt;textarea&gt;</text:span>, colocaremos a class=“form-group”, class="form-control" <text:span text:style-name="T91">dentro de </text:span>&lt;input&gt; <text:span text:style-name="T91">e &lt;textarea&gt;.</text:span></text:p>
      <text:p text:style-name="P140">Adicionaremos todo esse conteúdo dentro de uma &lt;div&gt; com um card, pegando todo o formulário &lt;form&gt;, para que seja criada uma borda em volta, e definiremos sua margem superior em 3, &lt;div class="card mt-3"&gt;. E no &lt;form&gt; aplicaremos a class=“card-body”, &lt;form class=“card-body”&gt;.</text:p>
      <text:p text:style-name="P141">E para finalizar, estilizaremos o botão Cadastrar com a class="btn btn-primary", para que ele fique na cor azul.</text:p>
      <text:p text:style-name="P142">Para validação dos campos (&lt;input&gt;), com obrigatoriedade do preenchimento dos dados relacionados aos atributos, o JAVA <text:span text:style-name="T92">já </text:span>tem implementado essas validações, que poder ser utilizadas diretamente aos atributos, utilizando anotações, no nosso caso, @NotBlank (bean validation), onde será gerado um erro de validação caso tal campo seja nulo ou um espaço vazio.</text:p>
      <text:p text:style-name="P142"/>
      <text:p text:style-name="P158">================================================================================</text:p>
      <text:p text:style-name="P158"><text:tab/>@NotBlank</text:p>
      <text:p text:style-name="P158"><text:tab/>public String nomeProduto;</text:p>
      <text:p text:style-name="P158"><text:tab/>@NotBlank</text:p>
      <text:p text:style-name="P158"><text:tab/>public String urlProduto;</text:p>
      <text:p text:style-name="P158"><text:tab/>@NotBlank</text:p>
      <text:p text:style-name="P158"><text:tab/>public String urlImagem;</text:p>
      <text:p text:style-name="P158"><text:tab/>public String descricao;</text:p>
      <text:p text:style-name="P158">================================================================================</text:p>
      <text:p text:style-name="P142"/>
      <text:p text:style-name="P143">Somente anotando com @NotBlank ainda não é suficiente para que o Spring faça essas validações. Para isso, existe uma <text:span text:style-name="T93">anotação de </text:span>validação que pode ser aplicada chamada @Valid, que <text:s/>basicamente integra o Spring ao pedido de execução de validação. Essa anotação deve ser inserida no método public String novo, <text:span text:style-name="T94">e através do objeto BindingResult, vai nos dar o resultado dessa validação pela variável result. Logo, através de um método chamado hasErrors(), ele vai nos dizer, através de um boolean, caso tenha erros, e vai retornar pedido/formulário, para que o formulário seja apresentado de novo para o usuário</text:span></text:p>
      <text:p text:style-name="P142"/>
      <text:p text:style-name="P159">================================================================================</text:p>
      <text:p text:style-name="P163">@PostMapping("novo")</text:p>
      <text:p text:style-name="P163">public String novo(@Valid RequisicaoNovoPedido requisicao, BindingResult result) {</text:p>
      <text:p text:style-name="P163"><text:tab/>if(result.hasErrors()) {</text:p>
      <text:p text:style-name="P163"><text:tab/><text:tab/>return "pedido/formulario";</text:p>
      <text:p text:style-name="P163"><text:tab/>}<text:line-break/><text:span text:style-name="T95">(</text:span>…<text:span text:style-name="T95">)</text:span><text:line-break/><text:span text:style-name="T95">}</text:span></text:p>
      <text:p text:style-name="P159">================================================================================</text:p>
      <text:p text:style-name="P142"/>
      <text:p text:style-name="P144">Agora, se o usuário fizer uma requisição no formulário, e algum campo obrigatório não tiver sido preenchido, o formulário vai ser apresentado de novo, contudo, há um problema que ainda deve ser tratado, pois não há uma informação que alerte o usuário para a obrigatoriedade do preenchimento, além de não gravar o que ele preencheu, forçando-o a preencher tudo de novo. <text:line-break/>Para tratar esse problema, integraremos o formulário ao Thymeleaf, para que ele possa gerenciar o que o usuário preencheu, garantindo que não tenha perda dos dados preenchidos e em caso de erro de validação, o valor volte a ser apresentado ao usuário.</text:p>
      <text:p text:style-name="P145">Para isso, vamos associar o &lt;form&gt; a um objeto do tipo <text:span text:style-name="T96">th:object=“</text:span><text:span text:style-name="T97">${</text:span><text:span text:style-name="T96">r</text:span>equisicaoNovoPedido<text:span text:style-name="T97">}</text:span>” <text:s/><text:span text:style-name="T97">para que ele acesse o atributo do request</text:span> <text:span text:style-name="T96">(mesmo nome da classe, porém escrito como uma variável, e isso basta para ser reconhecido)</text:span>. <text:span text:style-name="T97">Será também associado o &lt;input&gt; a um campo daquele objeto, utilizando th:field=“*{</text:span><text:span text:style-name="T98">atributo</text:span><text:span text:style-name="T99">NameInput</text:span><text:span text:style-name="T97">}”, onde essa sintaxe com * nos permite que o &lt;input&gt; acesse o atributo do objeto </text:span><text:span text:style-name="T96">r</text:span>equisicaoNovoPedido <text:span text:style-name="T99">pelo atributo da classe RequisicaoNovoPedido, contido no name do &lt;input&gt; </text:span><text:span text:style-name="T108">e &lt;textarea&gt;</text:span><text:span text:style-name="T99">, como nomeProduto, por exemplo.</text:span></text:p>
      <text:p text:style-name="P146">Ao passarmos o atributo nomeProduto como parâmetro para o th:field, esse atributo é automaticamente criado para name e id e vai gerenciar o value <text:span text:style-name="T102">atribuindo o valor preenchido</text:span>, logo, não mais necessário preencher o name=“”. <text:span text:style-name="T101">Isso deve ser feito em todos os &lt;input&gt; </text:span><text:span text:style-name="T108">e &lt;textarea&gt;</text:span><text:span text:style-name="T101">.</text:span></text:p>
      <text:p text:style-name="P146"><text:soft-page-break/><text:span text:style-name="T100">Essas</text:span> propriedades permitem que o Thymeleaf passe a gerenciar <text:span text:style-name="T100">o value desse atributo automaticamente </text:span><text:span text:style-name="T103">(é possível visualizar ao inspecionar o elemento)</text:span>, então, caso o usuário tenha preenchido o valor de forma errada e submetido o formulário, o valor voltará a aparecer. </text:p>
      <text:p text:style-name="P147">De forma resumida, o processo funciona da seguinte forma: É feita uma requisição pelo usuário, que <text:span text:style-name="T104">vai bater</text:span> no “novo” (@PostMapping("novo")), <text:span text:style-name="T104">ao </text:span>valid<text:span text:style-name="T104">ar</text:span> e identific<text:span text:style-name="T104">ar o</text:span> erro (public String novo(@Valid RequisicaoNovoPedido requisicao, BindingResult result), volt<text:span text:style-name="T104">ará</text:span> a aparecer ao usuário (return "pedido/formulario"), porém, ao voltar para o usuário, <text:span text:style-name="T104">é </text:span>carrega<text:span text:style-name="T104">do com ele</text:span> o que foi preenchido anteriormente <text:span text:style-name="T104">através da</text:span> variável <text:s/>“requisicao”.</text:p>
      <text:p text:style-name="P147"/>
      <text:p text:style-name="P154">===============</text:p>
      <text:p text:style-name="P154">Mensagens de Erro</text:p>
      <text:p text:style-name="P154">===============</text:p>
      <text:p text:style-name="P154"/>
      <text:p text:style-name="P148">Associamos o formulário a um determinado objeto usando as tags do Thymeleaf, associamos também os &lt;input th:field=“*{atributoName}”&gt; iniciais obrigatórios a um determinado atributo (requisicaoNovoPedido). Falta ainda associar o &lt;textarea&gt; e resolver um erro no acesso do pedido/formulario.</text:p>
      <text:p text:style-name="P149">Esse erro se dá porque não está sendo possível acessar requisicaoNovoPedido como atributo do <text:s/>request, <text:span text:style-name="T105">porque está sendo acessado </text:span><text:span text:style-name="T106">a </text:span><text:span text:style-name="T105">action “formulario”, </text:span><text:span text:style-name="T106">d</text:span><text:span text:style-name="T105">entro da classe PedidoController.<text:line-break/></text:span><text:span text:style-name="T106">N</text:span><text:span text:style-name="T105">a action “novo”, o Spring automaticamente vai criar uma requisição de novo pedido, e o Thymeleaf vai utilizar </text:span><text:span text:style-name="T106">essa requisição de novo pedido </text:span><text:span text:style-name="T105">na hora de renderizar a página formulario.html, porque ele associa o formulario ao objeto requisicaoNovoPedido.</text:span></text:p>
      <text:p text:style-name="P149"><text:span text:style-name="T107">Contudo, </text:span><text:span text:style-name="T105">quando o usuário tenta abrir o formulario, </text:span><text:span text:style-name="T106">ele</text:span><text:span text:style-name="T105"> não tem uma requis</text:span><text:span text:style-name="T107">icaoNovoPedido</text:span><text:span text:style-name="T105">, logo, para consertar esse erro, é só adicionar em public String formulario(RequisicaoNovoPedido requisicao), e com isso, </text:span><text:span text:style-name="T107">o erro é solucionado e </text:span><text:span text:style-name="T105">passa a ser disponibilizado uma requisi</text:span><text:span text:style-name="T107">çã</text:span><text:span text:style-name="T105">o de novo pedido para </text:span><text:span text:style-name="T106">a tela</text:span><text:span text:style-name="T105">.</text:span></text:p>
      <text:p text:style-name="P150"><text:span text:style-name="T108">Ainda falta</text:span> apresentar mensagens de erro para que o usuário tenha ci<text:span text:style-name="T108">ê</text:span>ncia do que ele precisa terminar de preencher.</text:p>
      <text:p text:style-name="P151">Existe um padrão de nomenclatura para essas mensagens de erro que aparecem para o usuário. <text:span text:style-name="T114">Ou seja,</text:span><text:span text:style-name="T109"> quando ele valida o nome do produto, ele gera um erro com o nome de “NotBlank.requisicaoNovoPedido.nomePoduto=</text:span><text:span text:style-name="T113">não deve estar em branco” </text:span><text:span text:style-name="T116">(mensagem default)</text:span><text:span text:style-name="T109">, e para acessar esses erros que estão sendo gerados para apresentar essas mensagens para o usuário, existe um atributo do Thymeleaf que chama th:errors</text:span><text:span text:style-name="T114">=“*{nomeVariavel}”</text:span><text:span text:style-name="T109">, onde podemos associar a uma nova &lt;div&gt; </text:span><text:span text:style-name="T113">e </text:span><text:span text:style-name="T109">com isso, </text:span><text:span text:style-name="T111">estamos </text:span><text:span text:style-name="T109">solicita</text:span><text:span text:style-name="T111">ndo</text:span><text:span text:style-name="T109"> para que seja apresentado todos os erros associados a variável dentro do &lt;input&gt;, com a sintaxe específica para acessar o campo ao qual </text:span><text:span text:style-name="T110">será extraído os erros</text:span><text:span text:style-name="T109">.</text:span></text:p>
      <text:p text:style-name="P151"/>
      <text:p text:style-name="P160">================================================================================</text:p>
      <text:p text:style-name="P164"><text:span text:style-name="T108">&lt;input th:field="*{nomeProduto}" class="form-control" placeholder="nome do prodruto"/&gt;</text:span></text:p>
      <text:p text:style-name="P164"><text:span text:style-name="T108">&lt;small&gt;Informe qual o nome do produto.&lt;/small&gt;<text:line-break/>&lt;div th:errors="*{nomeProduto}"&gt;</text:span></text:p>
      <text:p text:style-name="P166"><text:tab/>Erros do nome do produto</text:p>
      <text:p text:style-name="P164"><text:span text:style-name="T108">&lt;/div&gt;</text:span></text:p>
      <text:p text:style-name="P160">================================================================================</text:p>
      <text:p text:style-name="P162"/>
      <text:p text:style-name="P152">Com o Bootstrap podemos <text:span text:style-name="T116">encontrar</text:span> estilos <text:span text:style-name="T116">para serem aplicados </text:span>para essas mensagens de erro, em Components/Forms. <text:span text:style-name="T115">Para isso, </text:span><text:span text:style-name="T116">antes,</text:span><text:span text:style-name="T115"> teremos que inserir nos &lt;input&gt;, </text:span><text:span text:style-name="T116">a propriedade do Thymeleaf</text:span><text:span text:style-name="T115"> th:errorclass=“is-invalid”, </text:span><text:span text:style-name="T116">para que se caso tenha algum erro, ele adicione a classe “is-invalid”</text:span><text:span text:style-name="T115"> e na &lt;div&gt; do th:errors, colocaremos a class=“invalid-feedback”. </text:span><text:span text:style-name="T116">Com isso, os campos não preenchidos serão marcados em vermelho, com a mensagem default “não pode estar em branco”, em vermelho.</text:span></text:p>
      <text:p text:style-name="P153">É possível alterar as mensagens de erro no próprio atributo, por exemplo: @NotBlank(message). Mas uma forma organizada e de fácil manipulação é trabalhar em arquivo. </text:p>
      <text:p text:style-name="P153">Em src/main/ressources, será criado um file, com o nome de messages.properties <text:span text:style-name="T117">(nas properties desse arquivo, deve ser selecionado text file encoding como UTF-8)</text:span>, e no próprio file podemos definir a mensagem de erro:</text:p>
      <text:p text:style-name="P153"/>
      <text:p text:style-name="P153"><text:soft-page-break/></text:p>
      <text:p text:style-name="P161">================================================================================</text:p>
      <text:p text:style-name="P165">NotBlank.requisicaoNovoPedido.nomeProduto=O campo nome do produto é obrigatório</text:p>
      <text:p text:style-name="P161">================================================================================</text:p>
      <text:p text:style-name="P153"/>
      <text:p text:style-name="P151"/>
      <text:p text:style-name="P151"/>
      <text:p text:style-name="P15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nte_20_parág._20_padrão" style:display-name="Fonte parág. padrão"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2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meta:creation-date>2021-02-26T17:00:00Z</meta:creation-date>
    <dc:date>2021-03-11T18:00:44.108000000</dc:date>
    <meta:editing-cycles>111</meta:editing-cycles>
    <meta:editing-duration>PT20H18M16S</meta:editing-duration>
    <meta:document-statistic meta:table-count="0" meta:image-count="0" meta:object-count="0" meta:page-count="23" meta:paragraph-count="768" meta:word-count="7120" meta:character-count="56475" meta:non-whitespace-character-count="49241"/>
    <meta:template xlink:type="simple" xlink:actuate="onRequest" xlink:title="" xlink:href="Normal"/>
  </office:meta>
</office:document-meta>
</file>